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vg:panose-1="2 11 6 4 2 2 2 2 2 4"/>
    <style:font-face style:name="Lohit Hindi" svg:font-family="Lohit Hindi" style:font-family-generic="system" style:font-pitch="variable" svg:panose-1="2 11 6 4 2 2 2 2 2 4"/>
    <style:font-face style:name="Arial" svg:font-family="Arial" style:font-family-generic="swiss" style:font-pitch="variable" svg:panose-1="2 11 6 4 2 2 2 2 2 4"/>
    <style:font-face style:name="OpenSymbol" svg:font-family="OpenSymbol" style:font-family-generic="system" svg:panose-1="2 11 6 4 2 2 2 2 2 4"/>
    <style:font-face style:name="Liberation Mono" svg:font-family="Liberation Mono" style:font-family-generic="modern" style:font-pitch="fixed" svg:panose-1="2 11 6 4 2 2 2 2 2 4"/>
    <style:font-face style:name="Courier New" svg:font-family="Courier New" style:font-family-generic="modern" style:font-pitch="fixed" svg:panose-1="2 7 3 9 2 2 5 2 4 4"/>
    <style:font-face style:name="Faruma" svg:font-family="Faruma" style:font-family-generic="system" style:font-pitch="variable" svg:panose-1="2 0 5 0 3 2 0 9 0 0"/>
    <style:font-face style:name="MV Boli" svg:font-family="MV Boli" style:font-family-generic="system" style:font-pitch="variable" svg:panose-1="2 0 5 0 3 2 0 9 0 0"/>
    <style:font-face style:name="Century Schoolbook L" svg:font-family="Century Schoolbook L" style:font-family-generic="roman"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fo:text-align="center" fo:margin-top="0in" fo:margin-bottom="0.0798in"/>
    </style:style>
    <style:style style:name="T4" style:parent-style-name="DefaultParagraphFont" style:family="text">
      <style:text-properties style:font-name="Faruma" style:font-name-complex="Faruma" fo:language="en" fo:country="US"/>
    </style:style>
    <style:style style:name="T5" style:parent-style-name="DefaultParagraphFont" style:family="text">
      <style:text-properties style:font-name="Faruma" style:font-name-complex="Faruma" fo:language="en" fo:country="US"/>
    </style:style>
    <style:style style:name="T6" style:parent-style-name="DefaultParagraphFont" style:family="text">
      <style:text-properties style:font-name="Faruma" style:font-name-complex="Faruma" fo:language="en" fo:country="US"/>
    </style:style>
    <style:style style:name="P7" style:parent-style-name="Standard" style:family="paragraph">
      <style:paragraph-properties fo:text-align="center"/>
      <style:text-properties style:font-name="Faruma" style:font-name-complex="Faruma" fo:font-size="10pt" style:font-size-asian="10pt" style:font-size-complex="10pt" fo:language="en" fo:country="US"/>
    </style:style>
    <style:style style:name="P8" style:parent-style-name="Standard" style:family="paragraph">
      <style:paragraph-properties fo:text-align="center"/>
      <style:text-properties style:font-name="Faruma" style:font-name-complex="Faruma" fo:font-size="10pt" style:font-size-asian="10pt" style:font-size-complex="10pt" fo:language="en" fo:country="US"/>
    </style:style>
    <style:style style:name="P9" style:parent-style-name="Standard" style:family="paragraph">
      <style:paragraph-properties fo:text-align="center"/>
      <style:text-properties fo:font-size="10pt" style:font-size-asian="10pt" style:font-size-complex="10pt" fo:language="en" fo:country="US"/>
    </style:style>
    <style:style style:name="P10" style:parent-style-name="Standard" style:family="paragraph">
      <style:paragraph-properties fo:text-align="center"/>
      <style:text-properties fo:font-size="10pt" style:font-size-asian="10pt" style:font-size-complex="10pt" fo:language="en" fo:country="US"/>
    </style:style>
    <style:style style:name="P11" style:parent-style-name="Standard" style:family="paragraph">
      <style:paragraph-properties fo:text-align="center"/>
      <style:text-properties fo:font-size="10pt" style:font-size-asian="10pt" style:font-size-complex="10pt" fo:language="en" fo:country="US"/>
    </style:style>
    <style:style style:name="P12" style:parent-style-name="Standard" style:family="paragraph">
      <style:paragraph-properties fo:text-align="center"/>
    </style:style>
    <style:style style:name="T13" style:parent-style-name="DefaultParagraphFont" style:family="text">
      <style:text-properties style:font-name="Faruma" style:font-name-complex="Faruma" fo:font-size="10pt" style:font-size-asian="10pt" style:font-size-complex="10pt" fo:language="en" fo:country="US"/>
    </style:style>
    <style:style style:name="T14" style:parent-style-name="DefaultParagraphFont" style:family="text">
      <style:text-properties style:font-name="Faruma" style:font-name-complex="Faruma" fo:font-size="10pt" style:font-size-asian="10pt" style:font-size-complex="10pt" fo:language="en" fo:country="US"/>
    </style:style>
    <style:style style:name="T15" style:parent-style-name="DefaultParagraphFont" style:family="text">
      <style:text-properties style:font-name="Faruma" style:font-name-complex="Faruma" fo:font-size="10pt" style:font-size-asian="10pt" style:font-size-complex="10pt" fo:language="en" fo:country="US"/>
    </style:style>
    <style:style style:name="T16" style:parent-style-name="DefaultParagraphFont" style:family="text">
      <style:text-properties style:font-name="Faruma" style:font-name-complex="Faruma" fo:font-size="10pt" style:font-size-asian="10pt" style:font-size-complex="10pt" fo:language="en" fo:country="US"/>
    </style:style>
    <style:style style:name="T17" style:parent-style-name="DefaultParagraphFont" style:family="text">
      <style:text-properties style:font-name="Faruma" style:font-name-complex="Faruma" fo:font-size="10pt" style:font-size-asian="10pt" style:font-size-complex="10pt" fo:language="en" fo:country="US"/>
    </style:style>
    <style:style style:name="T18" style:parent-style-name="DefaultParagraphFont" style:family="text">
      <style:text-properties style:font-name="Faruma" style:font-name-complex="Faruma" fo:font-size="10pt" style:font-size-asian="10pt" style:font-size-complex="10pt" fo:language="en" fo:country="US"/>
    </style:style>
    <style:style style:name="T19" style:parent-style-name="DefaultParagraphFont" style:family="text">
      <style:text-properties style:font-name="Faruma" style:font-name-complex="Faruma" fo:font-size="10pt" style:font-size-asian="10pt" style:font-size-complex="10pt" fo:language="en" fo:country="US"/>
    </style:style>
    <style:style style:name="T20" style:parent-style-name="DefaultParagraphFont" style:family="text">
      <style:text-properties style:font-name="Faruma" style:font-name-complex="Faruma" fo:font-size="10pt" style:font-size-asian="10pt" style:font-size-complex="10pt" fo:language="en" fo:country="US"/>
    </style:style>
    <style:style style:name="T21" style:parent-style-name="DefaultParagraphFont" style:family="text">
      <style:text-properties style:font-name="MV Boli" style:font-name-complex="MV Boli" fo:font-size="10pt" style:font-size-asian="10pt" style:font-size-complex="10pt" fo:language="en" fo:country="US"/>
    </style:style>
    <style:style style:name="T22" style:parent-style-name="DefaultParagraphFont" style:family="text">
      <style:text-properties fo:font-size="10pt" style:font-size-asian="10pt" style:font-size-complex="10pt" fo:language="en" fo:country="US"/>
    </style:style>
    <style:style style:name="T23" style:parent-style-name="DefaultParagraphFont" style:family="text">
      <style:text-properties style:font-name="MV Boli" style:font-name-complex="MV Boli" fo:font-size="10pt" style:font-size-asian="10pt" style:font-size-complex="10pt" fo:language="en" fo:country="US"/>
    </style:style>
    <style:style style:name="P24" style:parent-style-name="Standard" style:family="paragraph">
      <style:paragraph-properties fo:text-align="center"/>
    </style:style>
    <style:style style:name="T25" style:parent-style-name="DefaultParagraphFont" style:family="text">
      <style:text-properties style:font-name="Faruma" style:font-name-complex="Faruma" fo:font-size="10pt" style:font-size-asian="10pt" style:font-size-complex="10pt" fo:language="en" fo:country="US"/>
    </style:style>
    <style:style style:name="T26" style:parent-style-name="DefaultParagraphFont" style:family="text">
      <style:text-properties style:font-name="Faruma" style:font-name-complex="Faruma" fo:font-size="10pt" style:font-size-asian="10pt" style:font-size-complex="10pt" fo:language="en" fo:country="US"/>
    </style:style>
    <style:style style:name="T27" style:parent-style-name="DefaultParagraphFont" style:family="text">
      <style:text-properties style:font-name="Faruma" style:font-name-complex="Faruma" fo:font-size="10pt" style:font-size-asian="10pt" style:font-size-complex="10pt" fo:language="en" fo:country="US"/>
    </style:style>
    <style:style style:name="T28" style:parent-style-name="DefaultParagraphFont" style:family="text">
      <style:text-properties style:font-name="MV Boli" style:font-name-complex="MV Boli" fo:font-size="10pt" style:font-size-asian="10pt" style:font-size-complex="10pt" fo:language="en" fo:country="US"/>
    </style:style>
    <style:style style:name="P29"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30" style:parent-style-name="Standard" style:family="paragraph">
      <style:paragraph-properties fo:text-align="justify" style:writing-mode="rl-tb" fo:margin-left="0.3625in" fo:margin-right="0.3625in">
        <style:tab-stops/>
      </style:paragraph-properties>
    </style:style>
    <style:style style:name="T31" style:parent-style-name="DefaultParagraphFont" style:family="text">
      <style:text-properties style:font-name="Faruma" style:font-name-complex="Faruma" fo:language="en" fo:country="US"/>
    </style:style>
    <style:style style:name="T32" style:parent-style-name="DefaultParagraphFont" style:family="text">
      <style:text-properties style:font-name="Faruma" style:font-name-complex="Faruma" fo:language="en" fo:country="US"/>
    </style:style>
    <style:style style:name="T33" style:parent-style-name="DefaultParagraphFont" style:family="text">
      <style:text-properties style:font-name="Faruma" style:font-name-complex="Faruma" fo:font-size="10pt" style:font-size-asian="10pt" style:font-size-complex="10pt" fo:language="en" fo:country="US"/>
    </style:style>
    <style:style style:name="T34" style:parent-style-name="DefaultParagraphFont" style:family="text">
      <style:text-properties style:font-name="Faruma" style:font-name-complex="Faruma" fo:language="en" fo:country="US"/>
    </style:style>
    <style:style style:name="T35" style:parent-style-name="DefaultParagraphFont" style:family="text">
      <style:text-properties style:font-name="Faruma" style:font-name-complex="Faruma" fo:font-size="10pt" style:font-size-asian="10pt" style:font-size-complex="10pt" fo:language="en" fo:country="US"/>
    </style:style>
    <style:style style:name="T36" style:parent-style-name="DefaultParagraphFont" style:family="text">
      <style:text-properties style:font-name="Faruma" style:font-name-complex="Faruma" fo:language="en" fo:country="US"/>
    </style:style>
    <style:style style:name="T37" style:parent-style-name="DefaultParagraphFont" style:family="text">
      <style:text-properties style:font-name="Faruma" style:font-name-complex="Faruma" fo:font-size="10pt" style:font-size-asian="10pt" style:font-size-complex="10pt" fo:language="en" fo:country="US"/>
    </style:style>
    <style:style style:name="T38" style:parent-style-name="DefaultParagraphFont" style:family="text">
      <style:text-properties style:font-name="Faruma" style:font-name-complex="Faruma" fo:font-size="10pt" style:font-size-asian="10pt" style:font-size-complex="10pt" fo:language="en" fo:country="US"/>
    </style:style>
    <style:style style:name="T39" style:parent-style-name="DefaultParagraphFont" style:family="text">
      <style:text-properties style:font-name="Faruma" style:font-name-complex="Faruma" fo:font-size="10pt" style:font-size-asian="10pt" style:font-size-complex="10pt" fo:language="en" fo:country="US"/>
    </style:style>
    <style:style style:name="T40" style:parent-style-name="DefaultParagraphFont" style:family="text">
      <style:text-properties style:font-name="Faruma" style:font-name-complex="Faruma" fo:font-size="10pt" style:font-size-asian="10pt" style:font-size-complex="10pt" fo:language="en" fo:country="US"/>
    </style:style>
    <style:style style:name="T41" style:parent-style-name="DefaultParagraphFont" style:family="text">
      <style:text-properties style:font-name="Faruma" style:font-name-complex="Faruma" fo:font-size="10pt" style:font-size-asian="10pt" style:font-size-complex="10pt" fo:language="en" fo:country="US"/>
    </style:style>
    <style:style style:name="T42" style:parent-style-name="DefaultParagraphFont" style:family="text">
      <style:text-properties style:font-name="Faruma" style:font-name-complex="Faruma" fo:font-size="10pt" style:font-size-asian="10pt" style:font-size-complex="10pt" fo:language="en" fo:country="US"/>
    </style:style>
    <style:style style:name="T43" style:parent-style-name="DefaultParagraphFont" style:family="text">
      <style:text-properties style:font-name="Faruma" style:font-name-complex="Faruma" fo:font-size="10pt" style:font-size-asian="10pt" style:font-size-complex="10pt" fo:language="en" fo:country="US"/>
    </style:style>
    <style:style style:name="T44" style:parent-style-name="DefaultParagraphFont" style:family="text">
      <style:text-properties style:font-name="Faruma" style:font-name-complex="Faruma" fo:font-size="10pt" style:font-size-asian="10pt" style:font-size-complex="10pt" fo:language="en" fo:country="US"/>
    </style:style>
    <style:style style:name="T45" style:parent-style-name="DefaultParagraphFont" style:family="text">
      <style:text-properties style:font-name="Faruma" style:font-name-complex="Faruma" fo:font-size="10pt" style:font-size-asian="10pt" style:font-size-complex="10pt" fo:language="en" fo:country="US"/>
    </style:style>
    <style:style style:name="T46" style:parent-style-name="DefaultParagraphFont" style:family="text">
      <style:text-properties style:font-name="Faruma" style:font-name-complex="Faruma" fo:font-size="10pt" style:font-size-asian="10pt" style:font-size-complex="10pt" fo:language="en" fo:country="US"/>
    </style:style>
    <style:style style:name="T47" style:parent-style-name="DefaultParagraphFont" style:family="text">
      <style:text-properties style:font-name="Faruma" style:font-name-complex="Faruma" fo:font-size="10pt" style:font-size-asian="10pt" style:font-size-complex="10pt" fo:language="en" fo:country="US"/>
    </style:style>
    <style:style style:name="T48" style:parent-style-name="DefaultParagraphFont" style:family="text">
      <style:text-properties style:font-name="Faruma" style:font-name-complex="Faruma" fo:font-size="10pt" style:font-size-asian="10pt" style:font-size-complex="10pt" fo:language="en" fo:country="US"/>
    </style:style>
    <style:style style:name="T49" style:parent-style-name="DefaultParagraphFont" style:family="text">
      <style:text-properties style:font-name="Faruma" style:font-name-complex="Faruma" fo:font-size="10pt" style:font-size-asian="10pt" style:font-size-complex="10pt" fo:language="en" fo:country="US"/>
    </style:style>
    <style:style style:name="T50" style:parent-style-name="DefaultParagraphFont" style:family="text">
      <style:text-properties style:font-name="Faruma" style:font-name-complex="Faruma" fo:font-size="10pt" style:font-size-asian="10pt" style:font-size-complex="10pt" fo:language="en" fo:country="US"/>
    </style:style>
    <style:style style:name="T51" style:parent-style-name="DefaultParagraphFont" style:family="text">
      <style:text-properties style:font-name="Faruma" style:font-name-complex="Faruma" fo:font-size="10pt" style:font-size-asian="10pt" style:font-size-complex="10pt" fo:language="en" fo:country="US"/>
    </style:style>
    <style:style style:name="T52" style:parent-style-name="DefaultParagraphFont" style:family="text">
      <style:text-properties style:font-name="Faruma" style:font-name-complex="Faruma" fo:font-size="10pt" style:font-size-asian="10pt" style:font-size-complex="10pt" fo:language="en" fo:country="US"/>
    </style:style>
    <style:style style:name="T53" style:parent-style-name="DefaultParagraphFont" style:family="text">
      <style:text-properties style:font-name="Faruma" style:font-name-complex="Faruma" fo:font-size="10pt" style:font-size-asian="10pt" style:font-size-complex="10pt" fo:language="en" fo:country="US"/>
    </style:style>
    <style:style style:name="T54" style:parent-style-name="DefaultParagraphFont" style:family="text">
      <style:text-properties style:font-name="Faruma" style:font-name-complex="Faruma" fo:font-size="10pt" style:font-size-asian="10pt" style:font-size-complex="10pt" fo:language="en" fo:country="US"/>
    </style:style>
    <style:style style:name="T55" style:parent-style-name="DefaultParagraphFont" style:family="text">
      <style:text-properties style:font-name="Faruma" style:font-name-complex="Faruma" fo:font-size="10pt" style:font-size-asian="10pt" style:font-size-complex="10pt" fo:language="en" fo:country="US"/>
    </style:style>
    <style:style style:name="T56" style:parent-style-name="DefaultParagraphFont" style:family="text">
      <style:text-properties style:font-name="Faruma" style:font-name-complex="Faruma" fo:font-size="10pt" style:font-size-asian="10pt" style:font-size-complex="10pt" fo:language="en" fo:country="US"/>
    </style:style>
    <style:style style:name="T57" style:parent-style-name="DefaultParagraphFont" style:family="text">
      <style:text-properties style:font-name="Faruma" style:font-name-complex="Faruma" fo:font-size="10pt" style:font-size-asian="10pt" style:font-size-complex="10pt" fo:language="en" fo:country="US"/>
    </style:style>
    <style:style style:name="T58" style:parent-style-name="DefaultParagraphFont" style:family="text">
      <style:text-properties style:font-name="Faruma" style:font-name-complex="Faruma" fo:font-size="10pt" style:font-size-asian="10pt" style:font-size-complex="10pt" fo:language="en" fo:country="US"/>
    </style:style>
    <style:style style:name="T59" style:parent-style-name="DefaultParagraphFont" style:family="text">
      <style:text-properties style:font-name="Faruma" style:font-name-complex="Faruma" fo:font-size="10pt" style:font-size-asian="10pt" style:font-size-complex="10pt" fo:language="en" fo:country="US"/>
    </style:style>
    <style:style style:name="T60" style:parent-style-name="DefaultParagraphFont" style:family="text">
      <style:text-properties style:font-name="Faruma" style:font-name-complex="Faruma" fo:font-size="10pt" style:font-size-asian="10pt" style:font-size-complex="10pt" fo:language="en" fo:country="US"/>
    </style:style>
    <style:style style:name="T61" style:parent-style-name="DefaultParagraphFont" style:family="text">
      <style:text-properties style:font-name="Faruma" style:font-name-complex="Faruma" fo:font-size="10pt" style:font-size-asian="10pt" style:font-size-complex="10pt" fo:language="en" fo:country="US"/>
    </style:style>
    <style:style style:name="T62" style:parent-style-name="DefaultParagraphFont" style:family="text">
      <style:text-properties style:font-name="Faruma" style:font-name-complex="Faruma" fo:font-size="10pt" style:font-size-asian="10pt" style:font-size-complex="10pt" fo:language="en" fo:country="US"/>
    </style:style>
    <style:style style:name="T63" style:parent-style-name="DefaultParagraphFont" style:family="text">
      <style:text-properties style:font-name="Faruma" style:font-name-complex="Faruma" fo:font-size="10pt" style:font-size-asian="10pt" style:font-size-complex="10pt" fo:language="en" fo:country="US"/>
    </style:style>
    <style:style style:name="T64" style:parent-style-name="DefaultParagraphFont" style:family="text">
      <style:text-properties style:font-name="Faruma" style:font-name-complex="Faruma" fo:font-size="10pt" style:font-size-asian="10pt" style:font-size-complex="10pt" fo:language="en" fo:country="US"/>
    </style:style>
    <style:style style:name="T65" style:parent-style-name="DefaultParagraphFont" style:family="text">
      <style:text-properties style:font-name="Faruma" style:font-name-complex="Faruma" fo:font-size="10pt" style:font-size-asian="10pt" style:font-size-complex="10pt" fo:language="en" fo:country="US"/>
    </style:style>
    <style:style style:name="T66" style:parent-style-name="DefaultParagraphFont" style:family="text">
      <style:text-properties style:font-name="Faruma" style:font-name-complex="Faruma" fo:font-size="10pt" style:font-size-asian="10pt" style:font-size-complex="10pt" fo:language="en" fo:country="US"/>
    </style:style>
    <style:style style:name="T67" style:parent-style-name="DefaultParagraphFont" style:family="text">
      <style:text-properties style:font-name="Faruma" style:font-name-complex="Faruma" fo:font-size="10pt" style:font-size-asian="10pt" style:font-size-complex="10pt" fo:language="en" fo:country="US"/>
    </style:style>
    <style:style style:name="T68" style:parent-style-name="DefaultParagraphFont" style:family="text">
      <style:text-properties style:font-name="Faruma" style:font-name-complex="Faruma" fo:font-size="10pt" style:font-size-asian="10pt" style:font-size-complex="10pt" fo:language="en" fo:country="US"/>
    </style:style>
    <style:style style:name="T69" style:parent-style-name="DefaultParagraphFont" style:family="text">
      <style:text-properties style:font-name="Faruma" style:font-name-complex="Faruma" fo:language="en" fo:country="US"/>
    </style:style>
    <style:style style:name="T70" style:parent-style-name="DefaultParagraphFont" style:family="text">
      <style:text-properties style:font-name="Faruma" style:font-name-complex="Faruma" fo:font-size="10pt" style:font-size-asian="10pt" style:font-size-complex="10pt" fo:language="en" fo:country="US"/>
    </style:style>
    <style:style style:name="T71" style:parent-style-name="DefaultParagraphFont" style:family="text">
      <style:text-properties style:font-name="Faruma" style:font-name-complex="Faruma" fo:font-size="10pt" style:font-size-asian="10pt" style:font-size-complex="10pt" fo:language="en" fo:country="US"/>
    </style:style>
    <style:style style:name="T72" style:parent-style-name="DefaultParagraphFont" style:family="text">
      <style:text-properties style:font-name="Faruma" style:font-name-complex="Faruma" fo:font-size="10pt" style:font-size-asian="10pt" style:font-size-complex="10pt" fo:language="en" fo:country="US"/>
    </style:style>
    <style:style style:name="T73" style:parent-style-name="DefaultParagraphFont" style:family="text">
      <style:text-properties style:font-name="Faruma" style:font-name-complex="Faruma" fo:font-size="10pt" style:font-size-asian="10pt" style:font-size-complex="10pt" fo:language="en" fo:country="US"/>
    </style:style>
    <style:style style:name="T74" style:parent-style-name="DefaultParagraphFont" style:family="text">
      <style:text-properties style:font-name="Faruma" style:font-name-complex="Faruma" fo:font-size="10pt" style:font-size-asian="10pt" style:font-size-complex="10pt" fo:language="en" fo:country="US"/>
    </style:style>
    <style:style style:name="T75" style:parent-style-name="DefaultParagraphFont" style:family="text">
      <style:text-properties style:font-name="Faruma" style:font-name-complex="Faruma" fo:font-size="10pt" style:font-size-asian="10pt" style:font-size-complex="10pt" fo:language="en" fo:country="US"/>
    </style:style>
    <style:style style:name="T76" style:parent-style-name="DefaultParagraphFont" style:family="text">
      <style:text-properties style:font-name="Faruma" style:font-name-complex="Faruma" fo:font-size="10pt" style:font-size-asian="10pt" style:font-size-complex="10pt" fo:language="en" fo:country="US"/>
    </style:style>
    <style:style style:name="T77" style:parent-style-name="DefaultParagraphFont" style:family="text">
      <style:text-properties style:font-name="Faruma" style:font-name-complex="Faruma" fo:font-size="10pt" style:font-size-asian="10pt" style:font-size-complex="10pt" fo:language="en" fo:country="US"/>
    </style:style>
    <style:style style:name="T78" style:parent-style-name="DefaultParagraphFont" style:family="text">
      <style:text-properties fo:font-size="10pt" style:font-size-asian="10pt" style:font-size-complex="10pt" fo:language="en" fo:country="US"/>
    </style:style>
    <style:style style:name="T79" style:parent-style-name="DefaultParagraphFont" style:family="text">
      <style:text-properties style:font-name="Century Schoolbook L" fo:font-style="normal" style:font-style-asian="normal" style:font-style-complex="normal" fo:font-size="12pt" style:font-size-asian="12pt" style:font-size-complex="12pt" fo:language="en" fo:country="US"/>
    </style:style>
    <style:style style:name="T80" style:parent-style-name="DefaultParagraphFont" style:family="text">
      <style:text-properties style:font-name="Century Schoolbook L" fo:font-style="normal" style:font-style-asian="normal" style:font-style-complex="normal" fo:font-size="12pt" style:font-size-asian="12pt" style:font-size-complex="12pt" fo:language="en" fo:country="US"/>
    </style:style>
    <style:style style:name="P8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82" style:parent-style-name="Standard" style:family="paragraph">
      <style:paragraph-properties fo:text-align="justify" fo:margin-left="0in">
        <style:tab-stops/>
      </style:paragraph-properties>
    </style:style>
    <style:style style:name="T83" style:parent-style-name="DefaultParagraphFont" style:family="text">
      <style:text-properties fo:font-size="10pt" style:font-size-asian="10pt" style:font-size-complex="10pt" fo:language="en" fo:country="US"/>
    </style:style>
    <style:style style:name="T84" style:parent-style-name="DefaultParagraphFont" style:family="text">
      <style:text-properties fo:font-size="10pt" style:font-size-asian="10pt" style:font-size-complex="10pt" fo:language="en" fo:country="US"/>
    </style:style>
    <style:style style:name="T85" style:parent-style-name="DefaultParagraphFont" style:family="text">
      <style:text-properties fo:font-style="italic" style:font-style-asian="italic" style:font-style-complex="italic" fo:font-size="10pt" style:font-size-asian="10pt" style:font-size-complex="10pt" fo:language="en" fo:country="US"/>
    </style:style>
    <style:style style:name="T86" style:parent-style-name="DefaultParagraphFont" style:family="text">
      <style:text-properties fo:font-size="10pt" style:font-size-asian="10pt" style:font-size-complex="10pt" fo:language="en" fo:country="US"/>
    </style:style>
    <style:style style:name="T87" style:parent-style-name="DefaultParagraphFont" style:family="text">
      <style:text-properties fo:font-size="10pt" style:font-size-asian="10pt" style:font-size-complex="10pt" fo:language="en" fo:country="US"/>
    </style:style>
    <style:style style:name="T88" style:parent-style-name="DefaultParagraphFont" style:family="text">
      <style:text-properties fo:font-size="10pt" style:font-size-asian="10pt" style:font-size-complex="10pt" fo:language="en" fo:country="US"/>
    </style:style>
    <style:style style:name="T89" style:parent-style-name="DefaultParagraphFont" style:family="text">
      <style:text-properties fo:font-size="10pt" style:font-size-asian="10pt" style:font-size-complex="10pt" fo:language="en" fo:country="US"/>
    </style:style>
    <style:style style:name="T90" style:parent-style-name="DefaultParagraphFont" style:family="text">
      <style:text-properties fo:font-style="italic" style:font-style-asian="italic" style:font-style-complex="italic" fo:font-size="10pt" style:font-size-asian="10pt" style:font-size-complex="10pt" fo:language="en" fo:country="US"/>
    </style:style>
    <style:style style:name="T91" style:parent-style-name="DefaultParagraphFont" style:family="text">
      <style:text-properties fo:font-size="10pt" style:font-size-asian="10pt" style:font-size-complex="10pt" fo:language="en" fo:country="US"/>
    </style:style>
    <style:style style:name="T92" style:parent-style-name="DefaultParagraphFont" style:family="text">
      <style:text-properties fo:font-style="italic" style:font-style-asian="italic" style:font-style-complex="italic" fo:font-size="10pt" style:font-size-asian="10pt" style:font-size-complex="10pt" fo:language="en" fo:country="US"/>
    </style:style>
    <style:style style:name="T93" style:parent-style-name="DefaultParagraphFont" style:family="text">
      <style:text-properties fo:font-size="10pt" style:font-size-asian="10pt" style:font-size-complex="10pt" fo:language="en" fo:country="US"/>
    </style:style>
    <style:style style:name="T94" style:parent-style-name="DefaultParagraphFont" style:family="text">
      <style:text-properties fo:font-style="italic" style:font-style-asian="italic" style:font-style-complex="italic" fo:font-size="10pt" style:font-size-asian="10pt" style:font-size-complex="10pt" fo:language="en" fo:country="US"/>
    </style:style>
    <style:style style:name="T95" style:parent-style-name="DefaultParagraphFont" style:family="text">
      <style:text-properties fo:font-size="10pt" style:font-size-asian="10pt" style:font-size-complex="10pt" fo:language="en" fo:country="US"/>
    </style:style>
    <style:style style:name="T96" style:parent-style-name="DefaultParagraphFont" style:family="text">
      <style:text-properties fo:font-size="10pt" style:font-size-asian="10pt" style:font-size-complex="10pt" fo:language="en" fo:country="US"/>
    </style:style>
    <style:style style:name="P97"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98" style:parent-style-name="Standard" style:family="paragraph">
      <style:paragraph-properties fo:text-align="justify" fo:margin-left="0in">
        <style:tab-stops/>
      </style:paragraph-properties>
    </style:style>
    <style:style style:name="T99" style:parent-style-name="DefaultParagraphFont" style:family="text">
      <style:text-properties fo:font-size="10pt" style:font-size-asian="10pt" style:font-size-complex="10pt" fo:language="en" fo:country="US"/>
    </style:style>
    <style:style style:name="T100" style:parent-style-name="DefaultParagraphFont" style:family="text">
      <style:text-properties fo:font-size="10pt" style:font-size-asian="10pt" style:font-size-complex="10pt" fo:language="en" fo:country="US"/>
    </style:style>
    <style:style style:name="T101" style:parent-style-name="DefaultParagraphFont" style:family="text">
      <style:text-properties fo:font-style="italic" style:font-style-asian="italic" style:font-style-complex="italic" fo:font-size="10pt" style:font-size-asian="10pt" style:font-size-complex="10pt" fo:language="en" fo:country="US"/>
    </style:style>
    <style:style style:name="T102" style:parent-style-name="DefaultParagraphFont" style:family="text">
      <style:text-properties fo:font-size="10pt" style:font-size-asian="10pt" style:font-size-complex="10pt" fo:language="en" fo:country="US"/>
    </style:style>
    <style:style style:name="T103" style:parent-style-name="DefaultParagraphFont" style:family="text">
      <style:text-properties fo:font-style="italic" style:font-style-asian="italic" style:font-style-complex="italic" fo:font-size="10pt" style:font-size-asian="10pt" style:font-size-complex="10pt" fo:language="en" fo:country="US"/>
    </style:style>
    <style:style style:name="T104" style:parent-style-name="DefaultParagraphFont" style:family="text">
      <style:text-properties fo:font-size="10pt" style:font-size-asian="10pt" style:font-size-complex="10pt" fo:language="en" fo:country="US"/>
    </style:style>
    <style:style style:name="T105" style:parent-style-name="DefaultParagraphFont" style:family="text">
      <style:text-properties fo:font-style="italic" style:font-style-asian="italic" style:font-style-complex="italic" fo:font-size="10pt" style:font-size-asian="10pt" style:font-size-complex="10pt" fo:language="en" fo:country="US"/>
    </style:style>
    <style:style style:name="T106" style:parent-style-name="DefaultParagraphFont" style:family="text">
      <style:text-properties fo:font-size="10pt" style:font-size-asian="10pt" style:font-size-complex="10pt" fo:language="en" fo:country="US"/>
    </style:style>
    <style:style style:name="T107" style:parent-style-name="DefaultParagraphFont" style:family="text">
      <style:text-properties fo:font-size="10pt" style:font-size-asian="10pt" style:font-size-complex="10pt" fo:language="en" fo:country="US"/>
    </style:style>
    <style:style style:name="T108" style:parent-style-name="DefaultParagraphFont" style:family="text">
      <style:text-properties fo:font-size="10pt" style:font-size-asian="10pt" style:font-size-complex="10pt" fo:language="en" fo:country="US"/>
    </style:style>
    <style:style style:name="P109"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11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111" style:parent-style-name="Standard" style:family="paragraph">
      <style:paragraph-properties fo:text-align="justify" fo:margin-left="0in" fo:text-indent="0.2173in">
        <style:tab-stops/>
      </style:paragraph-properties>
    </style:style>
    <style:style style:name="T112" style:parent-style-name="DefaultParagraphFont" style:family="text">
      <style:text-properties fo:font-size="10pt" style:font-size-asian="10pt" style:font-size-complex="10pt" fo:language="en" fo:country="US"/>
    </style:style>
    <style:style style:name="T113" style:parent-style-name="DefaultParagraphFont" style:family="text">
      <style:text-properties fo:font-style="italic" style:font-style-asian="italic" style:font-style-complex="italic" fo:font-size="10pt" style:font-size-asian="10pt" style:font-size-complex="10pt" fo:language="en" fo:country="US"/>
    </style:style>
    <style:style style:name="T114" style:parent-style-name="DefaultParagraphFont" style:family="text">
      <style:text-properties fo:font-size="10pt" style:font-size-asian="10pt" style:font-size-complex="10pt" fo:language="en" fo:country="US"/>
    </style:style>
    <style:style style:name="T115" style:parent-style-name="DefaultParagraphFont" style:family="text">
      <style:text-properties fo:font-style="italic" style:font-style-asian="italic" style:font-style-complex="italic" fo:font-size="10pt" style:font-size-asian="10pt" style:font-size-complex="10pt" fo:language="en" fo:country="US"/>
    </style:style>
    <style:style style:name="T116" style:parent-style-name="DefaultParagraphFont" style:family="text">
      <style:text-properties fo:font-size="10pt" style:font-size-asian="10pt" style:font-size-complex="10pt" fo:language="en" fo:country="US"/>
    </style:style>
    <style:style style:name="T117" style:parent-style-name="DefaultParagraphFont" style:family="text">
      <style:text-properties fo:font-size="10pt" style:font-size-asian="10pt" style:font-size-complex="10pt" fo:language="en" fo:country="US"/>
    </style:style>
    <style:style style:name="T118" style:parent-style-name="DefaultParagraphFont" style:family="text">
      <style:text-properties fo:font-style="italic" style:font-style-asian="italic" style:font-style-complex="italic" fo:font-size="10pt" style:font-size-asian="10pt" style:font-size-complex="10pt" fo:language="en" fo:country="US"/>
    </style:style>
    <style:style style:name="T119" style:parent-style-name="DefaultParagraphFont" style:family="text">
      <style:text-properties fo:font-size="10pt" style:font-size-asian="10pt" style:font-size-complex="10pt" fo:language="en" fo:country="US"/>
    </style:style>
    <style:style style:name="T120" style:parent-style-name="DefaultParagraphFont" style:family="text">
      <style:text-properties fo:font-size="10pt" style:font-size-asian="10pt" style:font-size-complex="10pt" fo:language="en" fo:country="US"/>
    </style:style>
    <style:style style:name="P121" style:parent-style-name="Standard" style:family="paragraph">
      <style:paragraph-properties fo:text-align="justify" fo:margin-left="0in" fo:text-indent="0.2173in">
        <style:tab-stops/>
      </style:paragraph-properties>
    </style:style>
    <style:style style:name="T122" style:parent-style-name="DefaultParagraphFont" style:family="text">
      <style:text-properties fo:font-size="10pt" style:font-size-asian="10pt" style:font-size-complex="10pt" fo:language="en" fo:country="US"/>
    </style:style>
    <style:style style:name="T123" style:parent-style-name="DefaultParagraphFont" style:family="text">
      <style:text-properties fo:font-size="10pt" style:font-size-asian="10pt" style:font-size-complex="10pt" fo:language="en" fo:country="US"/>
    </style:style>
    <style:style style:name="T124" style:parent-style-name="DefaultParagraphFont" style:family="text">
      <style:text-properties fo:font-style="italic" style:font-style-asian="italic" style:font-style-complex="italic" fo:font-size="10pt" style:font-size-asian="10pt" style:font-size-complex="10pt" fo:language="en" fo:country="US"/>
    </style:style>
    <style:style style:name="T125" style:parent-style-name="DefaultParagraphFont" style:family="text">
      <style:text-properties fo:font-size="10pt" style:font-size-asian="10pt" style:font-size-complex="10pt" fo:language="en" fo:country="US"/>
    </style:style>
    <style:style style:name="T126" style:parent-style-name="DefaultParagraphFont" style:family="text">
      <style:text-properties fo:font-size="10pt" style:font-size-asian="10pt" style:font-size-complex="10pt" fo:language="en" fo:country="US"/>
    </style:style>
    <style:style style:name="T127" style:parent-style-name="DefaultParagraphFont" style:family="text">
      <style:text-properties fo:font-size="10pt" style:font-size-asian="10pt" style:font-size-complex="10pt" fo:language="en" fo:country="US"/>
    </style:style>
    <style:style style:name="P128"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129" style:parent-style-name="Standard" style:family="paragraph">
      <style:paragraph-properties fo:text-align="justify" fo:margin-left="0in">
        <style:tab-stops/>
      </style:paragraph-properties>
    </style:style>
    <style:style style:name="T130" style:parent-style-name="DefaultParagraphFont" style:family="text">
      <style:text-properties fo:font-size="10pt" style:font-size-asian="10pt" style:font-size-complex="10pt" fo:language="en" fo:country="US"/>
    </style:style>
    <style:style style:name="T131" style:parent-style-name="DefaultParagraphFont" style:family="text">
      <style:text-properties fo:font-size="10pt" style:font-size-asian="10pt" style:font-size-complex="10pt" fo:language="en" fo:country="US"/>
    </style:style>
    <style:style style:name="T132" style:parent-style-name="DefaultParagraphFont" style:family="text">
      <style:text-properties fo:font-style="italic" style:font-style-asian="italic" style:font-style-complex="italic" fo:font-size="10pt" style:font-size-asian="10pt" style:font-size-complex="10pt" fo:language="en" fo:country="US"/>
    </style:style>
    <style:style style:name="T133" style:parent-style-name="DefaultParagraphFont" style:family="text">
      <style:text-properties fo:font-size="10pt" style:font-size-asian="10pt" style:font-size-complex="10pt" fo:language="en" fo:country="US"/>
    </style:style>
    <style:style style:name="T134" style:parent-style-name="DefaultParagraphFont" style:family="text">
      <style:text-properties fo:font-style="italic" style:font-style-asian="italic" style:font-style-complex="italic" fo:font-size="10pt" style:font-size-asian="10pt" style:font-size-complex="10pt" fo:language="en" fo:country="US"/>
    </style:style>
    <style:style style:name="T135" style:parent-style-name="DefaultParagraphFont" style:family="text">
      <style:text-properties fo:font-size="10pt" style:font-size-asian="10pt" style:font-size-complex="10pt" fo:language="en" fo:country="US"/>
    </style:style>
    <style:style style:name="T136" style:parent-style-name="DefaultParagraphFont" style:family="text">
      <style:text-properties fo:font-style="italic" style:font-style-asian="italic" style:font-style-complex="italic" fo:font-size="10pt" style:font-size-asian="10pt" style:font-size-complex="10pt" fo:language="en" fo:country="US"/>
    </style:style>
    <style:style style:name="T137" style:parent-style-name="DefaultParagraphFont" style:family="text">
      <style:text-properties fo:font-size="10pt" style:font-size-asian="10pt" style:font-size-complex="10pt" fo:language="en" fo:country="US"/>
    </style:style>
    <style:style style:name="T138" style:parent-style-name="DefaultParagraphFont" style:family="text">
      <style:text-properties fo:font-style="italic" style:font-style-asian="italic" style:font-style-complex="italic" fo:font-size="10pt" style:font-size-asian="10pt" style:font-size-complex="10pt" fo:language="en" fo:country="US"/>
    </style:style>
    <style:style style:name="T139" style:parent-style-name="DefaultParagraphFont" style:family="text">
      <style:text-properties fo:font-size="10pt" style:font-size-asian="10pt" style:font-size-complex="10pt" fo:language="en" fo:country="US"/>
    </style:style>
    <style:style style:name="T140" style:parent-style-name="DefaultParagraphFont" style:family="text">
      <style:text-properties fo:font-style="italic" style:font-style-asian="italic" style:font-style-complex="italic" fo:font-size="10pt" style:font-size-asian="10pt" style:font-size-complex="10pt" fo:language="en" fo:country="US"/>
    </style:style>
    <style:style style:name="T141" style:parent-style-name="DefaultParagraphFont" style:family="text">
      <style:text-properties fo:font-size="10pt" style:font-size-asian="10pt" style:font-size-complex="10pt" fo:language="en" fo:country="US"/>
    </style:style>
    <style:style style:name="T142" style:parent-style-name="DefaultParagraphFont" style:family="text">
      <style:text-properties fo:font-style="italic" style:font-style-asian="italic" style:font-style-complex="italic" fo:font-size="10pt" style:font-size-asian="10pt" style:font-size-complex="10pt" fo:language="en" fo:country="US"/>
    </style:style>
    <style:style style:name="T143" style:parent-style-name="DefaultParagraphFont" style:family="text">
      <style:text-properties fo:font-size="10pt" style:font-size-asian="10pt" style:font-size-complex="10pt" fo:language="en" fo:country="US"/>
    </style:style>
    <style:style style:name="T144" style:parent-style-name="DefaultParagraphFont" style:family="text">
      <style:text-properties fo:font-style="italic" style:font-style-asian="italic" style:font-style-complex="italic" fo:font-size="10pt" style:font-size-asian="10pt" style:font-size-complex="10pt" fo:language="en" fo:country="US"/>
    </style:style>
    <style:style style:name="T145" style:parent-style-name="DefaultParagraphFont" style:family="text">
      <style:text-properties fo:font-size="10pt" style:font-size-asian="10pt" style:font-size-complex="10pt" fo:language="en" fo:country="US"/>
    </style:style>
    <style:style style:name="T146" style:parent-style-name="DefaultParagraphFont" style:family="text">
      <style:text-properties fo:font-style="italic" style:font-style-asian="italic" style:font-style-complex="italic" fo:font-size="10pt" style:font-size-asian="10pt" style:font-size-complex="10pt" fo:language="en" fo:country="US"/>
    </style:style>
    <style:style style:name="T147" style:parent-style-name="DefaultParagraphFont" style:family="text">
      <style:text-properties fo:font-style="italic" style:font-style-asian="italic" style:font-style-complex="italic" fo:font-size="10pt" style:font-size-asian="10pt" style:font-size-complex="10pt" fo:language="en" fo:country="US"/>
    </style:style>
    <style:style style:name="T148" style:parent-style-name="DefaultParagraphFont" style:family="text">
      <style:text-properties fo:font-size="10pt" style:font-size-asian="10pt" style:font-size-complex="10pt" fo:language="en" fo:country="US"/>
    </style:style>
    <style:style style:name="T149" style:parent-style-name="DefaultParagraphFont" style:family="text">
      <style:text-properties fo:font-style="italic" style:font-style-asian="italic" fo:font-size="10pt" style:font-size-asian="10pt" style:font-size-complex="10pt" fo:language="en" fo:country="US"/>
    </style:style>
    <style:style style:name="T150" style:parent-style-name="DefaultParagraphFont" style:family="text">
      <style:text-properties fo:font-size="10pt" style:font-size-asian="10pt" style:font-size-complex="10pt" fo:language="en" fo:country="US"/>
    </style:style>
    <style:style style:name="T151" style:parent-style-name="DefaultParagraphFont" style:family="text">
      <style:text-properties fo:font-style="italic" style:font-style-asian="italic" style:font-style-complex="italic" fo:font-size="10pt" style:font-size-asian="10pt" style:font-size-complex="10pt" fo:language="en" fo:country="US"/>
    </style:style>
    <style:style style:name="T152" style:parent-style-name="DefaultParagraphFont" style:family="text">
      <style:text-properties fo:font-size="10pt" style:font-size-asian="10pt" style:font-size-complex="10pt" fo:language="en" fo:country="US"/>
    </style:style>
    <style:style style:name="T153" style:parent-style-name="DefaultParagraphFont" style:family="text">
      <style:text-properties fo:font-style="italic" style:font-style-asian="italic" style:font-style-complex="italic" fo:font-size="10pt" style:font-size-asian="10pt" style:font-size-complex="10pt" fo:language="en" fo:country="US"/>
    </style:style>
    <style:style style:name="T154" style:parent-style-name="DefaultParagraphFont" style:family="text">
      <style:text-properties fo:font-size="10pt" style:font-size-asian="10pt" style:font-size-complex="10pt" fo:language="en" fo:country="US"/>
    </style:style>
    <style:style style:name="T155" style:parent-style-name="DefaultParagraphFont" style:family="text">
      <style:text-properties fo:font-style="italic" style:font-style-asian="italic" fo:font-size="10pt" style:font-size-asian="10pt" style:font-size-complex="10pt" fo:language="en" fo:country="US"/>
    </style:style>
    <style:style style:name="T156" style:parent-style-name="DefaultParagraphFont" style:family="text">
      <style:text-properties fo:font-size="10pt" style:font-size-asian="10pt" style:font-size-complex="10pt" fo:language="en" fo:country="US"/>
    </style:style>
    <style:style style:name="T157" style:parent-style-name="DefaultParagraphFont" style:family="text">
      <style:text-properties fo:font-style="italic" style:font-style-asian="italic" style:font-style-complex="italic" fo:font-size="10pt" style:font-size-asian="10pt" style:font-size-complex="10pt" fo:language="en" fo:country="US"/>
    </style:style>
    <style:style style:name="T158" style:parent-style-name="DefaultParagraphFont" style:family="text">
      <style:text-properties fo:font-size="10pt" style:font-size-asian="10pt" style:font-size-complex="10pt" fo:language="en" fo:country="US"/>
    </style:style>
    <style:style style:name="T159" style:parent-style-name="DefaultParagraphFont" style:family="text">
      <style:text-properties fo:font-style="italic" style:font-style-asian="italic" style:font-style-complex="italic" fo:font-size="10pt" style:font-size-asian="10pt" style:font-size-complex="10pt" fo:language="en" fo:country="US"/>
    </style:style>
    <style:style style:name="T160" style:parent-style-name="DefaultParagraphFont" style:family="text">
      <style:text-properties fo:font-size="10pt" style:font-size-asian="10pt" style:font-size-complex="10pt" fo:language="en" fo:country="US"/>
    </style:style>
    <style:style style:name="P16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162"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163"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164"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165"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166" style:parent-style-name="Heading2" style:family="paragraph">
      <style:paragraph-properties fo:text-align="justify" fo:margin-left="0in">
        <style:tab-stops/>
      </style:paragraph-properties>
    </style:style>
    <style:style style:name="T167" style:parent-style-name="DefaultParagraphFont" style:family="text">
      <style:text-properties style:font-name="Century Schoolbook L" fo:font-style="normal" style:font-style-asian="normal" style:font-style-complex="normal" fo:font-size="12pt" style:font-size-asian="12pt" style:font-size-complex="12pt" fo:language="en" fo:country="US"/>
    </style:style>
    <style:style style:name="T168" style:parent-style-name="DefaultParagraphFont" style:family="text">
      <style:text-properties style:font-name="Century Schoolbook L" fo:font-style="normal" style:font-style-asian="normal" style:font-style-complex="normal" fo:font-size="12pt" style:font-size-asian="12pt" style:font-size-complex="12pt" fo:language="en" fo:country="US"/>
    </style:style>
    <style:style style:name="P169" style:parent-style-name="Standard" style:family="paragraph">
      <style:paragraph-properties fo:text-align="justify" fo:margin-left="0in">
        <style:tab-stops/>
      </style:paragraph-properties>
    </style:style>
    <style:style style:name="T170" style:parent-style-name="DefaultParagraphFont" style:family="text">
      <style:text-properties fo:font-size="10pt" style:font-size-asian="10pt" style:font-size-complex="10pt" fo:language="en" fo:country="US"/>
    </style:style>
    <style:style style:name="T171" style:parent-style-name="DefaultParagraphFont" style:family="text">
      <style:text-properties fo:font-style="italic" style:font-style-asian="italic" style:font-style-complex="italic" fo:font-size="10pt" style:font-size-asian="10pt" style:font-size-complex="10pt" fo:language="en" fo:country="US"/>
    </style:style>
    <style:style style:name="T172" style:parent-style-name="DefaultParagraphFont" style:family="text">
      <style:text-properties fo:font-size="10pt" style:font-size-asian="10pt" style:font-size-complex="10pt" fo:language="en" fo:country="US"/>
    </style:style>
    <style:style style:name="T173" style:parent-style-name="DefaultParagraphFont" style:family="text">
      <style:text-properties fo:font-style="italic" style:font-style-asian="italic" style:font-style-complex="italic" fo:font-size="10pt" style:font-size-asian="10pt" style:font-size-complex="10pt" fo:language="en" fo:country="US"/>
    </style:style>
    <style:style style:name="T174" style:parent-style-name="DefaultParagraphFont" style:family="text">
      <style:text-properties fo:font-size="10pt" style:font-size-asian="10pt" style:font-size-complex="10pt" fo:language="en" fo:country="US"/>
    </style:style>
    <style:style style:name="T175" style:parent-style-name="DefaultParagraphFont" style:family="text">
      <style:text-properties fo:font-style="italic" style:font-style-asian="italic" style:font-style-complex="italic" fo:font-size="10pt" style:font-size-asian="10pt" style:font-size-complex="10pt" fo:language="en" fo:country="US"/>
    </style:style>
    <style:style style:name="T176" style:parent-style-name="DefaultParagraphFont" style:family="text">
      <style:text-properties fo:font-size="10pt" style:font-size-asian="10pt" style:font-size-complex="10pt" fo:language="en" fo:country="US"/>
    </style:style>
    <style:style style:name="T177" style:parent-style-name="DefaultParagraphFont" style:family="text">
      <style:text-properties fo:font-style="italic" style:font-style-asian="italic" style:font-style-complex="italic" fo:font-size="10pt" style:font-size-asian="10pt" style:font-size-complex="10pt" fo:language="en" fo:country="US"/>
    </style:style>
    <style:style style:name="T178" style:parent-style-name="DefaultParagraphFont" style:family="text">
      <style:text-properties fo:font-size="10pt" style:font-size-asian="10pt" style:font-size-complex="10pt" fo:language="en" fo:country="US"/>
    </style:style>
    <style:style style:name="T179" style:parent-style-name="DefaultParagraphFont" style:family="text">
      <style:text-properties fo:font-style="italic" style:font-style-asian="italic" style:font-style-complex="italic" fo:font-size="10pt" style:font-size-asian="10pt" style:font-size-complex="10pt" fo:language="en" fo:country="US"/>
    </style:style>
    <style:style style:name="T180" style:parent-style-name="DefaultParagraphFont" style:family="text">
      <style:text-properties fo:font-size="10pt" style:font-size-asian="10pt" style:font-size-complex="10pt" fo:language="en" fo:country="US"/>
    </style:style>
    <style:style style:name="T181" style:parent-style-name="DefaultParagraphFont" style:family="text">
      <style:text-properties fo:font-style="italic" style:font-style-asian="italic" style:font-style-complex="italic" fo:font-size="10pt" style:font-size-asian="10pt" style:font-size-complex="10pt" fo:language="en" fo:country="US"/>
    </style:style>
    <style:style style:name="T182" style:parent-style-name="DefaultParagraphFont" style:family="text">
      <style:text-properties fo:font-size="10pt" style:font-size-asian="10pt" style:font-size-complex="10pt" fo:language="en" fo:country="US"/>
    </style:style>
    <style:style style:name="T183" style:parent-style-name="DefaultParagraphFont" style:family="text">
      <style:text-properties fo:font-style="italic" style:font-style-asian="italic" style:font-style-complex="italic" fo:font-size="10pt" style:font-size-asian="10pt" style:font-size-complex="10pt" fo:language="en" fo:country="US"/>
    </style:style>
    <style:style style:name="T184" style:parent-style-name="DefaultParagraphFont" style:family="text">
      <style:text-properties fo:font-size="10pt" style:font-size-asian="10pt" style:font-size-complex="10pt" fo:language="en" fo:country="US"/>
    </style:style>
    <style:style style:name="T185" style:parent-style-name="DefaultParagraphFont" style:family="text">
      <style:text-properties fo:font-style="italic" style:font-style-asian="italic" style:font-style-complex="italic" fo:font-size="10pt" style:font-size-asian="10pt" style:font-size-complex="10pt" fo:language="en" fo:country="US"/>
    </style:style>
    <style:style style:name="T186" style:parent-style-name="DefaultParagraphFont" style:family="text">
      <style:text-properties fo:font-size="10pt" style:font-size-asian="10pt" style:font-size-complex="10pt" fo:language="en" fo:country="US"/>
    </style:style>
    <style:style style:name="T187" style:parent-style-name="DefaultParagraphFont" style:family="text">
      <style:text-properties fo:font-style="italic" style:font-style-asian="italic" fo:font-size="10pt" style:font-size-asian="10pt" style:font-size-complex="10pt" fo:language="en" fo:country="US"/>
    </style:style>
    <style:style style:name="T188" style:parent-style-name="DefaultParagraphFont" style:family="text">
      <style:text-properties fo:font-size="10pt" style:font-size-asian="10pt" style:font-size-complex="10pt" fo:language="en" fo:country="US"/>
    </style:style>
    <style:style style:name="P189" style:parent-style-name="Standard" style:family="paragraph">
      <style:paragraph-properties fo:text-align="justify" fo:margin-left="0in" fo:text-indent="0.1965in">
        <style:tab-stops/>
      </style:paragraph-properties>
    </style:style>
    <style:style style:name="T190" style:parent-style-name="DefaultParagraphFont" style:family="text">
      <style:text-properties fo:font-size="10pt" style:font-size-asian="10pt" style:font-size-complex="10pt" fo:language="en" fo:country="US"/>
    </style:style>
    <style:style style:name="T191" style:parent-style-name="DefaultParagraphFont" style:family="text">
      <style:text-properties fo:font-size="10pt" style:font-size-asian="10pt" style:font-size-complex="10pt" fo:language="en" fo:country="US"/>
    </style:style>
    <style:style style:name="T192" style:parent-style-name="DefaultParagraphFont" style:family="text">
      <style:text-properties fo:font-style="italic" style:font-style-asian="italic" style:font-style-complex="italic" fo:font-size="10pt" style:font-size-asian="10pt" style:font-size-complex="10pt" fo:language="en" fo:country="US"/>
    </style:style>
    <style:style style:name="T193" style:parent-style-name="DefaultParagraphFont" style:family="text">
      <style:text-properties fo:font-size="10pt" style:font-size-asian="10pt" style:font-size-complex="10pt" fo:language="en" fo:country="US"/>
    </style:style>
    <style:style style:name="T194" style:parent-style-name="DefaultParagraphFont" style:family="text">
      <style:text-properties fo:font-style="italic" style:font-style-asian="italic" style:font-style-complex="italic" fo:font-size="10pt" style:font-size-asian="10pt" style:font-size-complex="10pt" fo:language="en" fo:country="US"/>
    </style:style>
    <style:style style:name="T195" style:parent-style-name="DefaultParagraphFont" style:family="text">
      <style:text-properties fo:font-size="10pt" style:font-size-asian="10pt" style:font-size-complex="10pt" fo:language="en" fo:country="US"/>
    </style:style>
    <style:style style:name="T196" style:parent-style-name="DefaultParagraphFont" style:family="text">
      <style:text-properties fo:font-style="italic" style:font-style-asian="italic" style:font-style-complex="italic" fo:font-size="10pt" style:font-size-asian="10pt" style:font-size-complex="10pt" fo:language="en" fo:country="US"/>
    </style:style>
    <style:style style:name="T197" style:parent-style-name="DefaultParagraphFont" style:family="text">
      <style:text-properties fo:font-size="10pt" style:font-size-asian="10pt" style:font-size-complex="10pt" fo:language="en" fo:country="US"/>
    </style:style>
    <style:style style:name="T198" style:parent-style-name="DefaultParagraphFont" style:family="text">
      <style:text-properties fo:font-size="10pt" style:font-size-asian="10pt" style:font-size-complex="10pt" fo:language="en" fo:country="US"/>
    </style:style>
    <style:style style:name="T199" style:parent-style-name="DefaultParagraphFont" style:family="text">
      <style:text-properties fo:font-style="italic" style:font-style-asian="italic" style:font-style-complex="italic" fo:font-size="10pt" style:font-size-asian="10pt" style:font-size-complex="10pt" fo:language="en" fo:country="US"/>
    </style:style>
    <style:style style:name="T200" style:parent-style-name="DefaultParagraphFont" style:family="text">
      <style:text-properties fo:font-size="10pt" style:font-size-asian="10pt" style:font-size-complex="10pt" fo:language="en" fo:country="US"/>
    </style:style>
    <style:style style:name="T201" style:parent-style-name="DefaultParagraphFont" style:family="text">
      <style:text-properties fo:font-size="10pt" style:font-size-asian="10pt" style:font-size-complex="10pt" fo:language="en" fo:country="US"/>
    </style:style>
    <style:style style:name="T202" style:parent-style-name="DefaultParagraphFont" style:family="text">
      <style:text-properties fo:font-style="italic" style:font-style-asian="italic" style:font-style-complex="italic" fo:font-size="10pt" style:font-size-asian="10pt" style:font-size-complex="10pt" fo:language="en" fo:country="US"/>
    </style:style>
    <style:style style:name="T203" style:parent-style-name="DefaultParagraphFont" style:family="text">
      <style:text-properties fo:font-size="10pt" style:font-size-asian="10pt" style:font-size-complex="10pt" fo:language="en" fo:country="US"/>
    </style:style>
    <style:style style:name="P204" style:parent-style-name="Standard" style:family="paragraph">
      <style:paragraph-properties fo:text-align="justify" fo:margin-left="0in" fo:text-indent="0.1576in">
        <style:tab-stops/>
      </style:paragraph-properties>
      <style:text-properties fo:font-size="10pt" style:font-size-asian="10pt" style:font-size-complex="10pt" fo:language="en" fo:country="US"/>
    </style:style>
    <style:style style:name="P205"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20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07" style:parent-style-name="Standard" style:family="paragraph">
      <style:paragraph-properties fo:text-align="justify" fo:margin-left="0in">
        <style:tab-stops/>
      </style:paragraph-properties>
    </style:style>
    <style:style style:name="T208" style:parent-style-name="DefaultParagraphFont" style:family="text">
      <style:text-properties fo:font-style="italic" style:font-style-asian="italic" style:font-style-complex="italic" fo:font-size="10pt" style:font-size-asian="10pt" style:font-size-complex="10pt" fo:language="en" fo:country="US"/>
    </style:style>
    <style:style style:name="T209" style:parent-style-name="DefaultParagraphFont" style:family="text">
      <style:text-properties fo:font-size="10pt" style:font-size-asian="10pt" style:font-size-complex="10pt" fo:language="en" fo:country="US"/>
    </style:style>
    <style:style style:name="T210" style:parent-style-name="DefaultParagraphFont" style:family="text">
      <style:text-properties fo:font-style="italic" style:font-style-asian="italic" style:font-style-complex="italic" fo:font-size="10pt" style:font-size-asian="10pt" style:font-size-complex="10pt" fo:language="en" fo:country="US"/>
    </style:style>
    <style:style style:name="T211" style:parent-style-name="DefaultParagraphFont" style:family="text">
      <style:text-properties fo:font-size="10pt" style:font-size-asian="10pt" style:font-size-complex="10pt" fo:language="en" fo:country="US"/>
    </style:style>
    <style:style style:name="T212" style:parent-style-name="DefaultParagraphFont" style:family="text">
      <style:text-properties fo:font-style="italic" style:font-style-asian="italic" style:font-style-complex="italic" fo:font-size="10pt" style:font-size-asian="10pt" style:font-size-complex="10pt" fo:language="en" fo:country="US"/>
    </style:style>
    <style:style style:name="T213" style:parent-style-name="DefaultParagraphFont" style:family="text">
      <style:text-properties fo:font-style="italic" style:font-style-asian="italic" style:font-style-complex="italic" fo:font-size="10pt" style:font-size-asian="10pt" style:font-size-complex="10pt" fo:language="en" fo:country="US"/>
    </style:style>
    <style:style style:name="T214" style:parent-style-name="DefaultParagraphFont" style:family="text">
      <style:text-properties fo:font-size="10pt" style:font-size-asian="10pt" style:font-size-complex="10pt" fo:language="en" fo:country="US"/>
    </style:style>
    <style:style style:name="T215" style:parent-style-name="DefaultParagraphFont" style:family="text">
      <style:text-properties fo:font-style="italic" style:font-style-asian="italic" style:font-style-complex="italic" fo:font-size="10pt" style:font-size-asian="10pt" style:font-size-complex="10pt" fo:language="en" fo:country="US"/>
    </style:style>
    <style:style style:name="T216" style:parent-style-name="DefaultParagraphFont" style:family="text">
      <style:text-properties fo:font-size="10pt" style:font-size-asian="10pt" style:font-size-complex="10pt" fo:language="en" fo:country="US"/>
    </style:style>
    <style:style style:name="T217" style:parent-style-name="DefaultParagraphFont" style:family="text">
      <style:text-properties fo:font-style="italic" style:font-style-asian="italic" style:font-style-complex="italic" fo:font-size="10pt" style:font-size-asian="10pt" style:font-size-complex="10pt" fo:language="en" fo:country="US"/>
    </style:style>
    <style:style style:name="T218" style:parent-style-name="DefaultParagraphFont" style:family="text">
      <style:text-properties fo:font-size="10pt" style:font-size-asian="10pt" style:font-size-complex="10pt" fo:language="en" fo:country="US"/>
    </style:style>
    <style:style style:name="T219" style:parent-style-name="DefaultParagraphFont" style:family="text">
      <style:text-properties fo:font-size="10pt" style:font-size-asian="10pt" style:font-size-complex="10pt" fo:language="en" fo:country="US"/>
    </style:style>
    <style:style style:name="T220" style:parent-style-name="DefaultParagraphFont" style:family="text">
      <style:text-properties fo:font-style="italic" style:font-style-asian="italic" style:font-style-complex="italic" fo:font-size="10pt" style:font-size-asian="10pt" style:font-size-complex="10pt" fo:language="en" fo:country="US"/>
    </style:style>
    <style:style style:name="T221" style:parent-style-name="DefaultParagraphFont" style:family="text">
      <style:text-properties fo:font-size="10pt" style:font-size-asian="10pt" style:font-size-complex="10pt" fo:language="en" fo:country="US"/>
    </style:style>
    <style:style style:name="T222" style:parent-style-name="DefaultParagraphFont" style:family="text">
      <style:text-properties fo:font-size="10pt" style:font-size-asian="10pt" style:font-size-complex="10pt" fo:language="en" fo:country="US"/>
    </style:style>
    <style:style style:name="P223" style:parent-style-name="Standard" style:family="paragraph">
      <style:paragraph-properties fo:text-align="justify" fo:margin-left="0in" fo:text-indent="0.1965in">
        <style:tab-stops/>
      </style:paragraph-properties>
    </style:style>
    <style:style style:name="T224" style:parent-style-name="DefaultParagraphFont" style:family="text">
      <style:text-properties fo:font-size="10pt" style:font-size-asian="10pt" style:font-size-complex="10pt" fo:language="en" fo:country="US"/>
    </style:style>
    <style:style style:name="T225" style:parent-style-name="DefaultParagraphFont" style:family="text">
      <style:text-properties fo:font-size="10pt" style:font-size-asian="10pt" style:font-size-complex="10pt" fo:language="en" fo:country="US"/>
    </style:style>
    <style:style style:name="T226" style:parent-style-name="DefaultParagraphFont" style:family="text">
      <style:text-properties fo:font-style="italic" style:font-style-asian="italic" style:font-style-complex="italic" fo:font-size="10pt" style:font-size-asian="10pt" style:font-size-complex="10pt" fo:language="en" fo:country="US"/>
    </style:style>
    <style:style style:name="T227" style:parent-style-name="DefaultParagraphFont" style:family="text">
      <style:text-properties fo:font-size="10pt" style:font-size-asian="10pt" style:font-size-complex="10pt" fo:language="en" fo:country="US"/>
    </style:style>
    <style:style style:name="T228" style:parent-style-name="DefaultParagraphFont" style:family="text">
      <style:text-properties fo:font-size="10pt" style:font-size-asian="10pt" style:font-size-complex="10pt" fo:language="en" fo:country="US"/>
    </style:style>
    <style:style style:name="P229"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23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3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32" style:parent-style-name="Standard" style:family="paragraph">
      <style:paragraph-properties fo:text-align="justify" fo:margin-left="0.3937in">
        <style:tab-stops/>
      </style:paragraph-properties>
      <style:text-properties fo:font-size="10pt" style:font-size-asian="10pt" style:font-size-complex="10pt" fo:language="en" fo:country="US"/>
    </style:style>
    <style:style style:name="P233" style:parent-style-name="Standard" style:family="paragraph">
      <style:paragraph-properties fo:text-align="justify" fo:margin-left="0.3937in">
        <style:tab-stops/>
      </style:paragraph-properties>
      <style:text-properties fo:font-size="10pt" style:font-size-asian="10pt" style:font-size-complex="10pt" fo:language="en" fo:country="US"/>
    </style:style>
    <style:style style:name="P234" style:parent-style-name="Standard" style:family="paragraph">
      <style:paragraph-properties fo:text-align="justify" fo:margin-left="0.3937in">
        <style:tab-stops/>
      </style:paragraph-properties>
    </style:style>
    <style:style style:name="T235" style:parent-style-name="DefaultParagraphFont" style:family="text">
      <style:text-properties fo:font-size="10pt" style:font-size-asian="10pt" style:font-size-complex="10pt" fo:language="en" fo:country="US"/>
    </style:style>
    <style:style style:name="T236" style:parent-style-name="DefaultParagraphFont" style:family="text">
      <style:text-properties fo:font-size="10pt" style:font-size-asian="10pt" style:font-size-complex="10pt" fo:language="en" fo:country="US"/>
    </style:style>
    <style:style style:name="T237" style:parent-style-name="DefaultParagraphFont" style:family="text">
      <style:text-properties fo:font-style="italic" style:font-style-asian="italic" style:font-style-complex="italic" fo:font-size="10pt" style:font-size-asian="10pt" style:font-size-complex="10pt" fo:language="en" fo:country="US"/>
    </style:style>
    <style:style style:name="T238" style:parent-style-name="DefaultParagraphFont" style:family="text">
      <style:text-properties fo:font-size="10pt" style:font-size-asian="10pt" style:font-size-complex="10pt" fo:language="en" fo:country="US"/>
    </style:style>
    <style:style style:name="P239" style:parent-style-name="Standard" style:family="paragraph">
      <style:paragraph-properties fo:text-align="justify" fo:margin-left="0.3937in">
        <style:tab-stops/>
      </style:paragraph-properties>
    </style:style>
    <style:style style:name="T240" style:parent-style-name="DefaultParagraphFont" style:family="text">
      <style:text-properties fo:font-size="10pt" style:font-size-asian="10pt" style:font-size-complex="10pt" fo:language="en" fo:country="US"/>
    </style:style>
    <style:style style:name="T241" style:parent-style-name="DefaultParagraphFont" style:family="text">
      <style:text-properties fo:font-style="italic" style:font-style-asian="italic" style:font-style-complex="italic" fo:font-size="10pt" style:font-size-asian="10pt" style:font-size-complex="10pt" fo:language="en" fo:country="US"/>
    </style:style>
    <style:style style:name="T242" style:parent-style-name="DefaultParagraphFont" style:family="text">
      <style:text-properties fo:font-size="10pt" style:font-size-asian="10pt" style:font-size-complex="10pt" fo:language="en" fo:country="US"/>
    </style:style>
    <style:style style:name="P243" style:parent-style-name="Standard" style:family="paragraph">
      <style:paragraph-properties fo:text-align="justify" fo:margin-left="0.3937in">
        <style:tab-stops/>
      </style:paragraph-properties>
      <style:text-properties fo:font-size="10pt" style:font-size-asian="10pt" style:font-size-complex="10pt" fo:language="en" fo:country="US"/>
    </style:style>
    <style:style style:name="P244" style:parent-style-name="Standard" style:family="paragraph">
      <style:paragraph-properties fo:text-align="justify" fo:margin-left="0.3937in">
        <style:tab-stops/>
      </style:paragraph-properties>
    </style:style>
    <style:style style:name="T245" style:parent-style-name="DefaultParagraphFont" style:family="text">
      <style:text-properties fo:font-size="10pt" style:font-size-asian="10pt" style:font-size-complex="10pt" fo:language="en" fo:country="US"/>
    </style:style>
    <style:style style:name="T246" style:parent-style-name="DefaultParagraphFont" style:family="text">
      <style:text-properties fo:font-style="italic" style:font-style-asian="italic" fo:font-size="10pt" style:font-size-asian="10pt" style:font-size-complex="10pt" fo:language="en" fo:country="US"/>
    </style:style>
    <style:style style:name="T247" style:parent-style-name="DefaultParagraphFont" style:family="text">
      <style:text-properties fo:font-size="10pt" style:font-size-asian="10pt" style:font-size-complex="10pt" fo:language="en" fo:country="US"/>
    </style:style>
    <style:style style:name="T248" style:parent-style-name="DefaultParagraphFont" style:family="text">
      <style:text-properties fo:font-style="italic" style:font-style-asian="italic" fo:font-size="10pt" style:font-size-asian="10pt" style:font-size-complex="10pt" fo:language="en" fo:country="US"/>
    </style:style>
    <style:style style:name="T249" style:parent-style-name="DefaultParagraphFont" style:family="text">
      <style:text-properties fo:font-size="10pt" style:font-size-asian="10pt" style:font-size-complex="10pt" fo:language="en" fo:country="US"/>
    </style:style>
    <style:style style:name="P25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51" style:parent-style-name="Standard" style:family="paragraph">
      <style:paragraph-properties fo:text-align="justify" fo:margin-left="0in" fo:text-indent="0.1965in">
        <style:tab-stops/>
      </style:paragraph-properties>
    </style:style>
    <style:style style:name="T252" style:parent-style-name="DefaultParagraphFont" style:family="text">
      <style:text-properties fo:font-size="10pt" style:font-size-asian="10pt" style:font-size-complex="10pt" fo:language="en" fo:country="US"/>
    </style:style>
    <style:style style:name="T253" style:parent-style-name="DefaultParagraphFont" style:family="text">
      <style:text-properties fo:font-size="10pt" style:font-size-asian="10pt" style:font-size-complex="10pt" fo:language="en" fo:country="US"/>
    </style:style>
    <style:style style:name="T254" style:parent-style-name="DefaultParagraphFont" style:family="text">
      <style:text-properties fo:font-size="10pt" style:font-size-asian="10pt" style:font-size-complex="10pt" fo:language="en" fo:country="US"/>
    </style:style>
    <style:style style:name="T255" style:parent-style-name="DefaultParagraphFont" style:family="text">
      <style:text-properties fo:font-style="italic" style:font-style-asian="italic" style:font-style-complex="italic" fo:font-size="10pt" style:font-size-asian="10pt" style:font-size-complex="10pt" fo:language="en" fo:country="US"/>
    </style:style>
    <style:style style:name="T256" style:parent-style-name="DefaultParagraphFont" style:family="text">
      <style:text-properties fo:font-size="10pt" style:font-size-asian="10pt" style:font-size-complex="10pt" fo:language="en" fo:country="US"/>
    </style:style>
    <style:style style:name="T257" style:parent-style-name="DefaultParagraphFont" style:family="text">
      <style:text-properties fo:font-size="10pt" style:font-size-asian="10pt" style:font-size-complex="10pt" fo:language="en" fo:country="US"/>
    </style:style>
    <style:style style:name="P258" style:parent-style-name="Standard" style:family="paragraph">
      <style:paragraph-properties fo:text-align="justify" fo:margin-left="0in" fo:text-indent="0.1965in">
        <style:tab-stops/>
      </style:paragraph-properties>
    </style:style>
    <style:style style:name="T259" style:parent-style-name="DefaultParagraphFont" style:family="text">
      <style:text-properties fo:font-size="10pt" style:font-size-asian="10pt" style:font-size-complex="10pt" fo:language="en" fo:country="US"/>
    </style:style>
    <style:style style:name="T260" style:parent-style-name="DefaultParagraphFont" style:family="text">
      <style:text-properties fo:font-size="10pt" style:font-size-asian="10pt" style:font-size-complex="10pt" fo:language="en" fo:country="US"/>
    </style:style>
    <style:style style:name="T261" style:parent-style-name="DefaultParagraphFont" style:family="text">
      <style:text-properties fo:font-style="italic" style:font-style-asian="italic" style:font-style-complex="italic" fo:font-size="10pt" style:font-size-asian="10pt" style:font-size-complex="10pt" fo:language="en" fo:country="US"/>
    </style:style>
    <style:style style:name="T262" style:parent-style-name="DefaultParagraphFont" style:family="text">
      <style:text-properties fo:font-size="10pt" style:font-size-asian="10pt" style:font-size-complex="10pt" fo:language="en" fo:country="US"/>
    </style:style>
    <style:style style:name="T263" style:parent-style-name="DefaultParagraphFont" style:family="text">
      <style:text-properties fo:font-size="10pt" style:font-size-asian="10pt" style:font-size-complex="10pt" fo:language="en" fo:country="US"/>
    </style:style>
    <style:style style:name="P264"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265"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66"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267"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268"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269" style:parent-style-name="Standard" style:family="paragraph">
      <style:paragraph-properties fo:text-align="justify" fo:margin-left="0in">
        <style:tab-stops/>
      </style:paragraph-properties>
    </style:style>
    <style:style style:name="T270" style:parent-style-name="DefaultParagraphFont" style:family="text">
      <style:text-properties fo:font-size="10pt" style:font-size-asian="10pt" style:font-size-complex="10pt" fo:language="en" fo:country="US"/>
    </style:style>
    <style:style style:name="T271" style:parent-style-name="DefaultParagraphFont" style:family="text">
      <style:text-properties fo:font-size="10pt" style:font-size-asian="10pt" style:font-size-complex="10pt" fo:language="en" fo:country="US"/>
    </style:style>
    <style:style style:name="T272" style:parent-style-name="DefaultParagraphFont" style:family="text">
      <style:text-properties fo:font-style="italic" style:font-style-asian="italic" fo:font-size="10pt" style:font-size-asian="10pt" style:font-size-complex="10pt" fo:language="en" fo:country="US"/>
    </style:style>
    <style:style style:name="T273" style:parent-style-name="DefaultParagraphFont" style:family="text">
      <style:text-properties fo:font-size="10pt" style:font-size-asian="10pt" style:font-size-complex="10pt" fo:language="en" fo:country="US"/>
    </style:style>
    <style:style style:name="T274" style:parent-style-name="DefaultParagraphFont" style:family="text">
      <style:text-properties fo:font-style="italic" style:font-style-asian="italic" fo:font-size="10pt" style:font-size-asian="10pt" style:font-size-complex="10pt" fo:language="en" fo:country="US"/>
    </style:style>
    <style:style style:name="T275" style:parent-style-name="DefaultParagraphFont" style:family="text">
      <style:text-properties fo:font-size="10pt" style:font-size-asian="10pt" style:font-size-complex="10pt" fo:language="en" fo:country="US"/>
    </style:style>
    <style:style style:name="T276" style:parent-style-name="DefaultParagraphFont" style:family="text">
      <style:text-properties fo:font-style="italic" style:font-style-asian="italic" style:font-style-complex="italic" fo:font-size="10pt" style:font-size-asian="10pt" style:font-size-complex="10pt" fo:language="en" fo:country="US"/>
    </style:style>
    <style:style style:name="T277" style:parent-style-name="DefaultParagraphFont" style:family="text">
      <style:text-properties fo:font-size="10pt" style:font-size-asian="10pt" style:font-size-complex="10pt" fo:language="en" fo:country="US"/>
    </style:style>
    <style:style style:name="T278" style:parent-style-name="DefaultParagraphFont" style:family="text">
      <style:text-properties fo:font-style="italic" style:font-style-asian="italic" fo:font-size="10pt" style:font-size-asian="10pt" style:font-size-complex="10pt" fo:language="en" fo:country="US"/>
    </style:style>
    <style:style style:name="T279" style:parent-style-name="DefaultParagraphFont" style:family="text">
      <style:text-properties fo:font-size="10pt" style:font-size-asian="10pt" style:font-size-complex="10pt" fo:language="en" fo:country="US"/>
    </style:style>
    <style:style style:name="T280" style:parent-style-name="DefaultParagraphFont" style:family="text">
      <style:text-properties fo:font-style="italic" style:font-style-asian="italic" style:font-style-complex="italic" fo:font-size="10pt" style:font-size-asian="10pt" style:font-size-complex="10pt" fo:language="en" fo:country="US"/>
    </style:style>
    <style:style style:name="T281" style:parent-style-name="DefaultParagraphFont" style:family="text">
      <style:text-properties fo:font-size="10pt" style:font-size-asian="10pt" style:font-size-complex="10pt" fo:language="en" fo:country="US"/>
    </style:style>
    <style:style style:name="T282" style:parent-style-name="DefaultParagraphFont" style:family="text">
      <style:text-properties fo:font-style="italic" style:font-style-asian="italic" fo:font-size="10pt" style:font-size-asian="10pt" style:font-size-complex="10pt" fo:language="en" fo:country="US"/>
    </style:style>
    <style:style style:name="T283" style:parent-style-name="DefaultParagraphFont" style:family="text">
      <style:text-properties fo:font-size="10pt" style:font-size-asian="10pt" style:font-size-complex="10pt" fo:language="en" fo:country="US"/>
    </style:style>
    <style:style style:name="T284" style:parent-style-name="DefaultParagraphFont" style:family="text">
      <style:text-properties fo:font-size="10pt" style:font-size-asian="10pt" style:font-size-complex="10pt" fo:language="en" fo:country="US"/>
    </style:style>
    <style:style style:name="P285"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86"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287"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88" style:parent-style-name="Standard" style:family="paragraph">
      <style:paragraph-properties fo:text-align="justify" fo:margin-left="0in" fo:text-indent="0.1965in">
        <style:tab-stops/>
      </style:paragraph-properties>
    </style:style>
    <style:style style:name="T289" style:parent-style-name="DefaultParagraphFont" style:family="text">
      <style:text-properties fo:font-size="10pt" style:font-size-asian="10pt" style:font-size-complex="10pt" fo:language="en" fo:country="US"/>
    </style:style>
    <style:style style:name="T290" style:parent-style-name="DefaultParagraphFont" style:family="text">
      <style:text-properties fo:font-style="italic" style:font-style-asian="italic" style:font-style-complex="italic" fo:font-size="10pt" style:font-size-asian="10pt" style:font-size-complex="10pt" fo:language="en" fo:country="US"/>
    </style:style>
    <style:style style:name="T291" style:parent-style-name="DefaultParagraphFont" style:family="text">
      <style:text-properties fo:font-size="10pt" style:font-size-asian="10pt" style:font-size-complex="10pt" fo:language="en" fo:country="US"/>
    </style:style>
    <style:style style:name="T292" style:parent-style-name="DefaultParagraphFont" style:family="text">
      <style:text-properties fo:font-size="10pt" style:font-size-asian="10pt" style:font-size-complex="10pt" fo:language="en" fo:country="US"/>
    </style:style>
    <style:style style:name="P293"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294" style:parent-style-name="Standard" style:family="paragraph">
      <style:paragraph-properties fo:text-align="justify" fo:margin-bottom="0.1201in" fo:margin-left="0in">
        <style:tab-stops/>
      </style:paragraph-properties>
    </style:style>
    <style:style style:name="T295" style:parent-style-name="DefaultParagraphFont" style:family="text">
      <style:text-properties fo:font-size="10pt" style:font-size-asian="10pt" style:font-size-complex="10pt" fo:language="en" fo:country="US"/>
    </style:style>
    <style:style style:name="T296" style:parent-style-name="DefaultParagraphFont" style:family="text">
      <style:text-properties fo:font-style="italic" style:font-style-asian="italic" style:font-style-complex="italic" fo:font-size="10pt" style:font-size-asian="10pt" style:font-size-complex="10pt" fo:language="en" fo:country="US"/>
    </style:style>
    <style:style style:name="T297" style:parent-style-name="DefaultParagraphFont" style:family="text">
      <style:text-properties fo:font-size="10pt" style:font-size-asian="10pt" style:font-size-complex="10pt" fo:language="en" fo:country="US"/>
    </style:style>
    <style:style style:name="T298" style:parent-style-name="DefaultParagraphFont" style:family="text">
      <style:text-properties fo:font-size="10pt" style:font-size-asian="10pt" style:font-size-complex="10pt" fo:language="en" fo:country="US"/>
    </style:style>
    <style:style style:name="T299" style:parent-style-name="DefaultParagraphFont" style:family="text">
      <style:text-properties fo:font-style="italic" style:font-style-asian="italic" style:font-style-complex="italic" fo:font-size="10pt" style:font-size-asian="10pt" style:font-size-complex="10pt" fo:language="en" fo:country="US"/>
    </style:style>
    <style:style style:name="T300" style:parent-style-name="DefaultParagraphFont" style:family="text">
      <style:text-properties fo:font-size="10pt" style:font-size-asian="10pt" style:font-size-complex="10pt" fo:language="en" fo:country="US"/>
    </style:style>
    <style:style style:name="T301" style:parent-style-name="DefaultParagraphFont" style:family="text">
      <style:text-properties fo:font-size="10pt" style:font-size-asian="10pt" style:font-size-complex="10pt" fo:language="en" fo:country="US"/>
    </style:style>
    <style:style style:name="T302" style:parent-style-name="DefaultParagraphFont" style:family="text">
      <style:text-properties fo:font-size="10pt" style:font-size-asian="10pt" style:font-size-complex="10pt" fo:language="en" fo:country="US"/>
    </style:style>
    <style:style style:name="P303"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304"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05"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06"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307"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08"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09"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31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11" style:parent-style-name="Standard" style:family="paragraph">
      <style:paragraph-properties fo:text-align="justify" fo:margin-left="0in" fo:text-indent="0.1965in">
        <style:tab-stops/>
      </style:paragraph-properties>
    </style:style>
    <style:style style:name="T312" style:parent-style-name="DefaultParagraphFont" style:family="text">
      <style:text-properties fo:font-size="10pt" style:font-size-asian="10pt" style:font-size-complex="10pt" fo:language="en" fo:country="US"/>
    </style:style>
    <style:style style:name="T313" style:parent-style-name="DefaultParagraphFont" style:family="text">
      <style:text-properties fo:font-style="italic" style:font-style-asian="italic" style:font-style-complex="italic" fo:font-size="10pt" style:font-size-asian="10pt" style:font-size-complex="10pt" fo:language="en" fo:country="US"/>
    </style:style>
    <style:style style:name="T314" style:parent-style-name="DefaultParagraphFont" style:family="text">
      <style:text-properties fo:font-size="10pt" style:font-size-asian="10pt" style:font-size-complex="10pt" fo:language="en" fo:country="US"/>
    </style:style>
    <style:style style:name="T315" style:parent-style-name="DefaultParagraphFont" style:family="text">
      <style:text-properties fo:font-size="10pt" style:font-size-asian="10pt" style:font-size-complex="10pt" fo:language="en" fo:country="US"/>
    </style:style>
    <style:style style:name="P31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17"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318" style:parent-style-name="Standard" style:family="paragraph">
      <style:paragraph-properties fo:text-align="justify" fo:margin-left="0in">
        <style:tab-stops/>
      </style:paragraph-properties>
    </style:style>
    <style:style style:name="T319" style:parent-style-name="DefaultParagraphFont" style:family="text">
      <style:text-properties fo:font-size="10pt" style:font-size-asian="10pt" style:font-size-complex="10pt" fo:language="en" fo:country="US"/>
    </style:style>
    <style:style style:name="T320" style:parent-style-name="DefaultParagraphFont" style:family="text">
      <style:text-properties fo:font-size="10pt" style:font-size-asian="10pt" style:font-size-complex="10pt" fo:language="en" fo:country="US"/>
    </style:style>
    <style:style style:name="T321" style:parent-style-name="DefaultParagraphFont" style:family="text">
      <style:text-properties fo:font-style="italic" style:font-style-asian="italic" style:font-style-complex="italic" fo:font-size="10pt" style:font-size-asian="10pt" style:font-size-complex="10pt" fo:language="en" fo:country="US"/>
    </style:style>
    <style:style style:name="T322" style:parent-style-name="DefaultParagraphFont" style:family="text">
      <style:text-properties fo:font-size="10pt" style:font-size-asian="10pt" style:font-size-complex="10pt" fo:language="en" fo:country="US"/>
    </style:style>
    <style:style style:name="T323" style:parent-style-name="DefaultParagraphFont" style:family="text">
      <style:text-properties fo:font-size="10pt" style:font-size-asian="10pt" style:font-size-complex="10pt" fo:language="en" fo:country="US"/>
    </style:style>
    <style:style style:name="P324"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25"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326"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27"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328"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29"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30"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3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32" style:parent-style-name="Standard" style:family="paragraph">
      <style:paragraph-properties fo:text-align="justify"/>
    </style:style>
    <style:style style:name="T333" style:parent-style-name="DefaultParagraphFont" style:family="text">
      <style:text-properties fo:font-style="italic" style:font-style-asian="italic" style:font-style-complex="italic" fo:font-size="10pt" style:font-size-asian="10pt" style:font-size-complex="10pt" fo:language="en" fo:country="US"/>
    </style:style>
    <style:style style:name="T334" style:parent-style-name="DefaultParagraphFont" style:family="text">
      <style:text-properties fo:font-size="10pt" style:font-size-asian="10pt" style:font-size-complex="10pt" fo:language="en" fo:country="US"/>
    </style:style>
    <style:style style:name="P335" style:parent-style-name="Standard" style:family="paragraph">
      <style:paragraph-properties fo:text-align="justify"/>
    </style:style>
    <style:style style:name="T336" style:parent-style-name="DefaultParagraphFont" style:family="text">
      <style:text-properties fo:font-style="italic" style:font-style-asian="italic" style:font-style-complex="italic" fo:font-size="10pt" style:font-size-asian="10pt" style:font-size-complex="10pt" fo:language="en" fo:country="US"/>
    </style:style>
    <style:style style:name="T337" style:parent-style-name="DefaultParagraphFont" style:family="text">
      <style:text-properties fo:font-size="10pt" style:font-size-asian="10pt" style:font-size-complex="10pt" fo:language="en" fo:country="US"/>
    </style:style>
    <style:style style:name="P338" style:parent-style-name="Standard" style:family="paragraph">
      <style:paragraph-properties fo:text-align="justify"/>
    </style:style>
    <style:style style:name="T339" style:parent-style-name="DefaultParagraphFont" style:family="text">
      <style:text-properties fo:font-style="italic" style:font-style-asian="italic" style:font-style-complex="italic" fo:font-size="10pt" style:font-size-asian="10pt" style:font-size-complex="10pt" fo:language="en" fo:country="US"/>
    </style:style>
    <style:style style:name="T340" style:parent-style-name="DefaultParagraphFont" style:family="text">
      <style:text-properties fo:font-size="10pt" style:font-size-asian="10pt" style:font-size-complex="10pt" fo:language="en" fo:country="US"/>
    </style:style>
    <style:style style:name="P34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42" style:parent-style-name="Standard" style:family="paragraph">
      <style:paragraph-properties fo:text-align="justify"/>
    </style:style>
    <style:style style:name="T343" style:parent-style-name="DefaultParagraphFont" style:family="text">
      <style:text-properties fo:font-size="10pt" style:font-size-asian="10pt" style:font-size-complex="10pt" fo:language="en" fo:country="US"/>
    </style:style>
    <style:style style:name="T344"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45"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46" style:parent-style-name="DefaultParagraphFont" style:family="text">
      <style:text-properties style:font-name="OpenSymbol" style:font-name-complex="OpenSymbol" fo:color="#000000" fo:font-size="11pt" style:font-size-asian="11pt" style:font-size-complex="11pt"/>
    </style:style>
    <style:style style:name="T347" style:parent-style-name="DefaultParagraphFont" style:family="text">
      <style:text-properties style:font-name="OpenSymbol" style:font-name-complex="OpenSymbol" fo:color="#000000" fo:font-size="29.5pt" style:font-size-asian="29.5pt" style:font-size-complex="29.5pt"/>
    </style:style>
    <style:style style:name="T348" style:parent-style-name="DefaultParagraphFont" style:family="text">
      <style:text-properties style:font-name-complex="Times New Roman" fo:color="#000000" fo:font-size="11pt" style:font-size-asian="11pt" style:font-size-complex="11pt"/>
    </style:style>
    <style:style style:name="T34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50"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51" style:parent-style-name="DefaultParagraphFont" style:family="text">
      <style:text-properties style:font-name="OpenSymbol" style:font-name-complex="OpenSymbol" fo:color="#000000" fo:font-size="11pt" style:font-size-asian="11pt" style:font-size-complex="11pt"/>
    </style:style>
    <style:style style:name="T352"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53" style:parent-style-name="DefaultParagraphFont" style:family="text">
      <style:text-properties style:font-name="OpenSymbol" style:font-name-complex="OpenSymbol" fo:color="#000000" fo:font-size="11pt" style:font-size-asian="11pt" style:font-size-complex="11pt"/>
    </style:style>
    <style:style style:name="T354"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55" style:parent-style-name="DefaultParagraphFont" style:family="text">
      <style:text-properties style:font-name="OpenSymbol" style:font-name-complex="OpenSymbol" fo:color="#000000" fo:font-size="11pt" style:font-size-asian="11pt" style:font-size-complex="11pt"/>
    </style:style>
    <style:style style:name="T356"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57" style:parent-style-name="DefaultParagraphFont" style:family="text">
      <style:text-properties style:font-name="OpenSymbol" style:font-name-complex="OpenSymbol" fo:color="#000000" fo:font-size="11pt" style:font-size-asian="11pt" style:font-size-complex="11pt"/>
    </style:style>
    <style:style style:name="T358"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5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60"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61" style:parent-style-name="DefaultParagraphFont" style:family="text">
      <style:text-properties style:font-name="OpenSymbol" style:font-name-complex="OpenSymbol" fo:color="#000000" fo:font-size="11pt" style:font-size-asian="11pt" style:font-size-complex="11pt"/>
    </style:style>
    <style:style style:name="T362"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63" style:parent-style-name="DefaultParagraphFont" style:family="text">
      <style:text-properties style:font-name="OpenSymbol" style:font-name-complex="OpenSymbol" fo:color="#000000" fo:font-size="29.5pt" style:font-size-asian="29.5pt" style:font-size-complex="29.5pt"/>
    </style:style>
    <style:style style:name="P364"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65"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66"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67" style:parent-style-name="Standard" style:family="paragraph">
      <style:paragraph-properties fo:text-align="justify" fo:margin-left="0in" fo:text-indent="0.1965in">
        <style:tab-stops/>
      </style:paragraph-properties>
    </style:style>
    <style:style style:name="T368" style:parent-style-name="DefaultParagraphFont" style:family="text">
      <style:text-properties fo:font-size="10pt" style:font-size-asian="10pt" style:font-size-complex="10pt" fo:language="en" fo:country="US"/>
    </style:style>
    <style:style style:name="T369" style:parent-style-name="DefaultParagraphFont" style:family="text">
      <style:text-properties fo:font-style="italic" style:font-style-asian="italic" style:font-style-complex="italic" fo:font-size="10pt" style:font-size-asian="10pt" style:font-size-complex="10pt" fo:language="en" fo:country="US"/>
    </style:style>
    <style:style style:name="T370" style:parent-style-name="DefaultParagraphFont" style:family="text">
      <style:text-properties fo:font-size="10pt" style:font-size-asian="10pt" style:font-size-complex="10pt" fo:language="en" fo:country="US"/>
    </style:style>
    <style:style style:name="T371" style:parent-style-name="DefaultParagraphFont" style:family="text">
      <style:text-properties fo:font-size="10pt" style:font-size-asian="10pt" style:font-size-complex="10pt" fo:language="en" fo:country="US"/>
    </style:style>
    <style:style style:name="T372" style:parent-style-name="DefaultParagraphFont" style:family="text">
      <style:text-properties fo:font-size="10pt" style:font-size-asian="10pt" style:font-size-complex="10pt" fo:language="en" fo:country="US"/>
    </style:style>
    <style:style style:name="P373"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74"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75" style:parent-style-name="Standard" style:family="paragraph">
      <style:paragraph-properties fo:text-align="justify"/>
    </style:style>
    <style:style style:name="T376" style:parent-style-name="DefaultParagraphFont" style:family="text">
      <style:text-properties fo:font-size="10pt" style:font-size-asian="10pt" style:font-size-complex="10pt" fo:language="en" fo:country="US"/>
    </style:style>
    <style:style style:name="T377" style:parent-style-name="DefaultParagraphFont" style:family="text">
      <style:text-properties style:font-name="OpenSymbol" style:font-name-complex="OpenSymbol" fo:color="#000000" fo:font-size="11pt" style:font-size-asian="11pt" style:font-size-complex="11pt"/>
    </style:style>
    <style:style style:name="T378"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7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80"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P38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82"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83" style:parent-style-name="Standard" style:family="paragraph">
      <style:paragraph-properties fo:text-align="justify"/>
    </style:style>
    <style:style style:name="T384" style:parent-style-name="DefaultParagraphFont" style:family="text">
      <style:text-properties fo:font-size="10pt" style:font-size-asian="10pt" style:font-size-complex="10pt" fo:language="en" fo:country="US"/>
    </style:style>
    <style:style style:name="T385" style:parent-style-name="DefaultParagraphFont" style:family="text">
      <style:text-properties style:font-name="OpenSymbol" style:font-name-complex="OpenSymbol" fo:color="#000000" fo:font-size="16pt" style:font-size-asian="16pt" style:font-size-complex="16pt"/>
    </style:style>
    <style:style style:name="T386"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87" style:parent-style-name="DefaultParagraphFont" style:family="text">
      <style:text-properties style:font-name="OpenSymbol" style:font-name-complex="OpenSymbol" fo:color="#000000" fo:font-size="6.5pt" style:font-size-asian="6.5pt" style:font-size-complex="6.5pt"/>
    </style:style>
    <style:style style:name="T388" style:parent-style-name="DefaultParagraphFont" style:family="text">
      <style:text-properties style:font-name-complex="Times New Roman" fo:color="#000000" fo:font-size="6.5pt" style:font-size-asian="6.5pt" style:font-size-complex="6.5pt"/>
    </style:style>
    <style:style style:name="T389" style:parent-style-name="DefaultParagraphFont" style:family="text">
      <style:text-properties style:font-name="OpenSymbol" style:font-name-complex="OpenSymbol" fo:color="#000000" fo:font-size="6.5pt" style:font-size-asian="6.5pt" style:font-size-complex="6.5pt"/>
    </style:style>
    <style:style style:name="T390" style:parent-style-name="DefaultParagraphFont" style:family="text">
      <style:text-properties style:font-name="OpenSymbol" style:font-name-complex="OpenSymbol" fo:color="#000000" fo:font-size="11pt" style:font-size-asian="11pt" style:font-size-complex="11pt"/>
    </style:style>
    <style:style style:name="T391"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92"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93" style:parent-style-name="DefaultParagraphFont" style:family="text">
      <style:text-properties style:font-name="OpenSymbol" style:font-name-complex="OpenSymbol" fo:color="#000000" fo:font-size="6.5pt" style:font-size-asian="6.5pt" style:font-size-complex="6.5pt"/>
    </style:style>
    <style:style style:name="T394"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95" style:parent-style-name="DefaultParagraphFont" style:family="text">
      <style:text-properties style:font-name="OpenSymbol" style:font-name-complex="OpenSymbol" fo:color="#000000" fo:font-size="11pt" style:font-size-asian="11pt" style:font-size-complex="11pt"/>
    </style:style>
    <style:style style:name="T396" style:parent-style-name="DefaultParagraphFont" style:family="text">
      <style:text-properties style:font-name="OpenSymbol" style:font-name-complex="OpenSymbol" fo:color="#000000" fo:font-size="11pt" style:font-size-asian="11pt" style:font-size-complex="11pt"/>
    </style:style>
    <style:style style:name="T397" style:parent-style-name="DefaultParagraphFont" style:family="text">
      <style:text-properties style:font-name="OpenSymbol" style:font-name-complex="OpenSymbol" fo:color="#000000" fo:font-size="29.5pt" style:font-size-asian="29.5pt" style:font-size-complex="29.5pt"/>
    </style:style>
    <style:style style:name="T398" style:parent-style-name="DefaultParagraphFont" style:family="text">
      <style:text-properties style:font-name="OpenSymbol" style:font-name-complex="OpenSymbol" fo:color="#000000" fo:font-size="11pt" style:font-size-asian="11pt" style:font-size-complex="11pt"/>
    </style:style>
    <style:style style:name="T39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00" style:parent-style-name="DefaultParagraphFont" style:family="text">
      <style:text-properties style:font-name="OpenSymbol" style:font-name-complex="OpenSymbol" fo:color="#000000" fo:font-size="11pt" style:font-size-asian="11pt" style:font-size-complex="11pt"/>
    </style:style>
    <style:style style:name="T401"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02" style:parent-style-name="DefaultParagraphFont" style:family="text">
      <style:text-properties style:font-name="OpenSymbol" style:font-name-complex="OpenSymbol" fo:color="#000000" fo:font-size="11pt" style:font-size-asian="11pt" style:font-size-complex="11pt"/>
    </style:style>
    <style:style style:name="T403" style:parent-style-name="DefaultParagraphFont" style:family="text">
      <style:text-properties style:font-name="OpenSymbol" style:font-name-complex="OpenSymbol" fo:color="#000000" fo:font-size="6.5pt" style:font-size-asian="6.5pt" style:font-size-complex="6.5pt"/>
    </style:style>
    <style:style style:name="T404"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05" style:parent-style-name="DefaultParagraphFont" style:family="text">
      <style:text-properties style:font-name="OpenSymbol" style:font-name-complex="OpenSymbol" fo:color="#000000" fo:font-size="6.5pt" style:font-size-asian="6.5pt" style:font-size-complex="6.5pt"/>
    </style:style>
    <style:style style:name="T406"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07" style:parent-style-name="DefaultParagraphFont" style:family="text">
      <style:text-properties style:font-name="OpenSymbol" style:font-name-complex="OpenSymbol" fo:color="#000000" fo:font-size="6.5pt" style:font-size-asian="6.5pt" style:font-size-complex="6.5pt"/>
    </style:style>
    <style:style style:name="T408"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09" style:parent-style-name="DefaultParagraphFont" style:family="text">
      <style:text-properties style:font-name="OpenSymbol" style:font-name-complex="OpenSymbol" fo:color="#000000" fo:font-size="11pt" style:font-size-asian="11pt" style:font-size-complex="11pt"/>
    </style:style>
    <style:style style:name="T410"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11" style:parent-style-name="DefaultParagraphFont" style:family="text">
      <style:text-properties style:font-name-complex="Times New Roman" fo:color="#000000" fo:font-size="11pt" style:font-size-asian="11pt" style:font-size-complex="11pt"/>
    </style:style>
    <style:style style:name="T412"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13" style:parent-style-name="DefaultParagraphFont" style:family="text">
      <style:text-properties style:font-name="OpenSymbol" style:font-name-complex="OpenSymbol" fo:color="#000000" fo:font-size="11pt" style:font-size-asian="11pt" style:font-size-complex="11pt"/>
    </style:style>
    <style:style style:name="T414"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15" style:parent-style-name="DefaultParagraphFont" style:family="text">
      <style:text-properties style:font-name="OpenSymbol" style:font-name-complex="OpenSymbol" fo:color="#000000" fo:font-size="29.5pt" style:font-size-asian="29.5pt" style:font-size-complex="29.5pt"/>
    </style:style>
    <style:style style:name="P41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17"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18"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19" style:parent-style-name="Standard" style:family="paragraph">
      <style:paragraph-properties fo:text-align="justify"/>
    </style:style>
    <style:style style:name="T420" style:parent-style-name="DefaultParagraphFont" style:family="text">
      <style:text-properties fo:font-size="10pt" style:font-size-asian="10pt" style:font-size-complex="10pt" fo:language="en" fo:country="US"/>
    </style:style>
    <style:style style:name="T421" style:parent-style-name="DefaultParagraphFont" style:family="text">
      <style:text-properties style:font-name-complex="Times New Roman" fo:color="#000000" fo:font-size="11pt" style:font-size-asian="11pt" style:font-size-complex="11pt"/>
    </style:style>
    <style:style style:name="T422" style:parent-style-name="DefaultParagraphFont" style:family="text">
      <style:text-properties style:font-name="OpenSymbol" style:font-name-complex="OpenSymbol" fo:color="#000000" fo:font-size="11pt" style:font-size-asian="11pt" style:font-size-complex="11pt"/>
    </style:style>
    <style:style style:name="T423" style:parent-style-name="DefaultParagraphFont" style:family="text">
      <style:text-properties style:font-name="OpenSymbol" style:font-name-complex="OpenSymbol" fo:color="#000000" fo:font-size="16pt" style:font-size-asian="16pt" style:font-size-complex="16pt"/>
    </style:style>
    <style:style style:name="T424"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25" style:parent-style-name="DefaultParagraphFont" style:family="text">
      <style:text-properties style:font-name="OpenSymbol" style:font-name-complex="OpenSymbol" fo:color="#000000" fo:font-size="6.5pt" style:font-size-asian="6.5pt" style:font-size-complex="6.5pt"/>
    </style:style>
    <style:style style:name="T426" style:parent-style-name="DefaultParagraphFont" style:family="text">
      <style:text-properties style:font-name-complex="Times New Roman" fo:color="#000000" fo:font-size="6.5pt" style:font-size-asian="6.5pt" style:font-size-complex="6.5pt"/>
    </style:style>
    <style:style style:name="T427"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28" style:parent-style-name="DefaultParagraphFont" style:family="text">
      <style:text-properties style:font-name="OpenSymbol" style:font-name-complex="OpenSymbol" fo:color="#000000" fo:font-size="11pt" style:font-size-asian="11pt" style:font-size-complex="11pt"/>
    </style:style>
    <style:style style:name="T429"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30"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31" style:parent-style-name="DefaultParagraphFont" style:family="text">
      <style:text-properties style:font-name="OpenSymbol" style:font-name-complex="OpenSymbol" fo:color="#000000" fo:font-size="6.5pt" style:font-size-asian="6.5pt" style:font-size-complex="6.5pt"/>
    </style:style>
    <style:style style:name="T432"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33" style:parent-style-name="DefaultParagraphFont" style:family="text">
      <style:text-properties style:font-name="OpenSymbol" style:font-name-complex="OpenSymbol" fo:color="#000000" fo:font-size="11pt" style:font-size-asian="11pt" style:font-size-complex="11pt"/>
    </style:style>
    <style:style style:name="T434" style:parent-style-name="DefaultParagraphFont" style:family="text">
      <style:text-properties style:font-name="OpenSymbol" style:font-name-complex="OpenSymbol" fo:color="#000000" fo:font-size="14.5pt" style:font-size-asian="14.5pt" style:font-size-complex="14.5pt"/>
    </style:style>
    <style:style style:name="T435" style:parent-style-name="DefaultParagraphFont" style:family="text">
      <style:text-properties style:font-name-complex="Times New Roman" fo:color="#000000" fo:font-size="11pt" style:font-size-asian="11pt" style:font-size-complex="11pt"/>
    </style:style>
    <style:style style:name="T436" style:parent-style-name="DefaultParagraphFont" style:family="text">
      <style:text-properties style:font-name="OpenSymbol" style:font-name-complex="OpenSymbol" fo:color="#000000" fo:font-size="11pt" style:font-size-asian="11pt" style:font-size-complex="11pt"/>
    </style:style>
    <style:style style:name="T437"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38" style:parent-style-name="DefaultParagraphFont" style:family="text">
      <style:text-properties style:font-name="OpenSymbol" style:font-name-complex="OpenSymbol" fo:color="#000000" fo:font-size="11pt" style:font-size-asian="11pt" style:font-size-complex="11pt"/>
    </style:style>
    <style:style style:name="T43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40" style:parent-style-name="DefaultParagraphFont" style:family="text">
      <style:text-properties style:font-name="OpenSymbol" style:font-name-complex="OpenSymbol" fo:color="#000000" fo:font-size="11pt" style:font-size-asian="11pt" style:font-size-complex="11pt"/>
    </style:style>
    <style:style style:name="T441" style:parent-style-name="DefaultParagraphFont" style:family="text">
      <style:text-properties style:font-name="OpenSymbol" style:font-name-complex="OpenSymbol" fo:color="#000000" fo:font-size="6.5pt" style:font-size-asian="6.5pt" style:font-size-complex="6.5pt"/>
    </style:style>
    <style:style style:name="T442"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43" style:parent-style-name="DefaultParagraphFont" style:family="text">
      <style:text-properties style:font-name="OpenSymbol" style:font-name-complex="OpenSymbol" fo:color="#000000" fo:font-size="6.5pt" style:font-size-asian="6.5pt" style:font-size-complex="6.5pt"/>
    </style:style>
    <style:style style:name="T444"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45" style:parent-style-name="DefaultParagraphFont" style:family="text">
      <style:text-properties style:font-name="OpenSymbol" style:font-name-complex="OpenSymbol" fo:color="#000000" fo:font-size="6.5pt" style:font-size-asian="6.5pt" style:font-size-complex="6.5pt"/>
    </style:style>
    <style:style style:name="T446" style:parent-style-name="DefaultParagraphFont" style:family="text">
      <style:text-properties style:font-name="OpenSymbol" style:font-name-complex="OpenSymbol" fo:color="#000000" fo:font-size="14.5pt" style:font-size-asian="14.5pt" style:font-size-complex="14.5pt"/>
    </style:style>
    <style:style style:name="P447"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48"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49"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50" style:parent-style-name="Standard" style:family="paragraph">
      <style:paragraph-properties fo:text-align="justify"/>
    </style:style>
    <style:style style:name="T451" style:parent-style-name="DefaultParagraphFont" style:family="text">
      <style:text-properties fo:font-size="10pt" style:font-size-asian="10pt" style:font-size-complex="10pt" fo:language="en" fo:country="US"/>
    </style:style>
    <style:style style:name="T452" style:parent-style-name="DefaultParagraphFont" style:family="text">
      <style:text-properties style:font-name="Courier New" style:font-name-complex="Courier New" fo:color="#000000" fo:font-size="8pt" style:font-size-asian="8pt" style:font-size-complex="8pt"/>
    </style:style>
    <style:style style:name="T453" style:parent-style-name="DefaultParagraphFont" style:family="text">
      <style:text-properties style:font-name="Courier New" style:font-name-complex="Courier New" fo:color="#000000" fo:font-size="8pt" style:font-size-asian="8pt" style:font-size-complex="8pt"/>
    </style:style>
    <style:style style:name="T454" style:parent-style-name="DefaultParagraphFont" style:family="text">
      <style:text-properties style:font-name="Courier New" style:font-name-complex="Courier New" fo:color="#000000" fo:font-size="8pt" style:font-size-asian="8pt" style:font-size-complex="8pt"/>
    </style:style>
    <style:style style:name="T455" style:parent-style-name="DefaultParagraphFont" style:family="text">
      <style:text-properties style:font-name="Courier New" style:font-name-complex="Courier New" fo:color="#000000" fo:font-size="8pt" style:font-size-asian="8pt" style:font-size-complex="8pt"/>
    </style:style>
    <style:style style:name="T456" style:parent-style-name="DefaultParagraphFont" style:family="text">
      <style:text-properties style:font-name="Courier New" style:font-name-complex="Courier New" fo:color="#000000" fo:font-size="8pt" style:font-size-asian="8pt" style:font-size-complex="8pt"/>
    </style:style>
    <style:style style:name="T457" style:parent-style-name="DefaultParagraphFont" style:family="text">
      <style:text-properties style:font-name="Courier New" style:font-name-complex="Courier New" fo:color="#000000" fo:font-size="8pt" style:font-size-asian="8pt" style:font-size-complex="8pt"/>
    </style:style>
    <style:style style:name="T458" style:parent-style-name="DefaultParagraphFont" style:family="text">
      <style:text-properties style:font-name="Courier New" style:font-name-complex="Courier New" fo:color="#000000" fo:font-size="8pt" style:font-size-asian="8pt" style:font-size-complex="8pt"/>
    </style:style>
    <style:style style:name="T459" style:parent-style-name="DefaultParagraphFont" style:family="text">
      <style:text-properties style:font-name="Courier New" style:font-name-complex="Courier New" fo:color="#000000" fo:font-size="8pt" style:font-size-asian="8pt" style:font-size-complex="8pt"/>
    </style:style>
    <style:style style:name="T460" style:parent-style-name="DefaultParagraphFont" style:family="text">
      <style:text-properties style:font-name="Courier New" style:font-name-complex="Courier New" fo:color="#000000" fo:font-size="8pt" style:font-size-asian="8pt" style:font-size-complex="8pt"/>
    </style:style>
    <style:style style:name="T461" style:parent-style-name="DefaultParagraphFont" style:family="text">
      <style:text-properties style:font-name="Courier New" style:font-name-complex="Courier New" fo:color="#000000" fo:font-size="8pt" style:font-size-asian="8pt" style:font-size-complex="8pt"/>
    </style:style>
    <style:style style:name="T462" style:parent-style-name="DefaultParagraphFont" style:family="text">
      <style:text-properties style:font-name="Courier New" style:font-name-complex="Courier New" fo:color="#000000" fo:font-size="8pt" style:font-size-asian="8pt" style:font-size-complex="8pt"/>
    </style:style>
    <style:style style:name="T463" style:parent-style-name="DefaultParagraphFont" style:family="text">
      <style:text-properties style:font-name="Courier New" style:font-name-complex="Courier New" fo:color="#000000" fo:font-size="8pt" style:font-size-asian="8pt" style:font-size-complex="8pt"/>
    </style:style>
    <style:style style:name="T464" style:parent-style-name="DefaultParagraphFont" style:family="text">
      <style:text-properties style:font-name="Courier New" style:font-name-complex="Courier New" fo:color="#000000" fo:font-size="8pt" style:font-size-asian="8pt" style:font-size-complex="8pt"/>
    </style:style>
    <style:style style:name="T465" style:parent-style-name="DefaultParagraphFont" style:family="text">
      <style:text-properties style:font-name="Courier New" style:font-name-complex="Courier New" fo:color="#000000" fo:font-size="8pt" style:font-size-asian="8pt" style:font-size-complex="8pt"/>
    </style:style>
    <style:style style:name="T466" style:parent-style-name="DefaultParagraphFont" style:family="text">
      <style:text-properties style:font-name="Courier New" style:font-name-complex="Courier New" fo:color="#000000" fo:font-size="8pt" style:font-size-asian="8pt" style:font-size-complex="8pt"/>
    </style:style>
    <style:style style:name="T467" style:parent-style-name="DefaultParagraphFont" style:family="text">
      <style:text-properties style:font-name="Courier New" style:font-name-complex="Courier New" fo:color="#000000" fo:font-size="8pt" style:font-size-asian="8pt" style:font-size-complex="8pt"/>
    </style:style>
    <style:style style:name="T468" style:parent-style-name="DefaultParagraphFont" style:family="text">
      <style:text-properties style:font-name="Courier New" style:font-name-complex="Courier New" fo:color="#000000" fo:font-size="8pt" style:font-size-asian="8pt" style:font-size-complex="8pt"/>
    </style:style>
    <style:style style:name="P469"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7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7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72" style:parent-style-name="Standard" style:family="paragraph">
      <style:paragraph-properties fo:text-align="justify"/>
    </style:style>
    <style:style style:name="T473" style:parent-style-name="DefaultParagraphFont" style:family="text">
      <style:text-properties fo:font-size="10pt" style:font-size-asian="10pt" style:font-size-complex="10pt" fo:language="en" fo:country="US"/>
    </style:style>
    <style:style style:name="T474" style:parent-style-name="DefaultParagraphFont" style:family="text">
      <style:text-properties style:font-name="Courier New" style:font-name-complex="Courier New" fo:color="#000000" fo:font-size="8pt" style:font-size-asian="8pt" style:font-size-complex="8pt"/>
    </style:style>
    <style:style style:name="T475" style:parent-style-name="DefaultParagraphFont" style:family="text">
      <style:text-properties style:font-name="Courier New" style:font-name-complex="Courier New" fo:color="#000000" fo:font-size="8pt" style:font-size-asian="8pt" style:font-size-complex="8pt"/>
    </style:style>
    <style:style style:name="T476" style:parent-style-name="DefaultParagraphFont" style:family="text">
      <style:text-properties style:font-name="Courier New" style:font-name-complex="Courier New" fo:color="#000000" fo:font-size="8pt" style:font-size-asian="8pt" style:font-size-complex="8pt"/>
    </style:style>
    <style:style style:name="T477" style:parent-style-name="DefaultParagraphFont" style:family="text">
      <style:text-properties style:font-name="Courier New" style:font-name-complex="Courier New" fo:color="#000000" fo:font-size="8pt" style:font-size-asian="8pt" style:font-size-complex="8pt"/>
    </style:style>
    <style:style style:name="T478" style:parent-style-name="DefaultParagraphFont" style:family="text">
      <style:text-properties style:font-name="Courier New" style:font-name-complex="Courier New" fo:color="#000000" fo:font-size="8pt" style:font-size-asian="8pt" style:font-size-complex="8pt"/>
    </style:style>
    <style:style style:name="T479" style:parent-style-name="DefaultParagraphFont" style:family="text">
      <style:text-properties style:font-name="Courier New" style:font-name-complex="Courier New" fo:color="#000000" fo:font-size="8pt" style:font-size-asian="8pt" style:font-size-complex="8pt"/>
    </style:style>
    <style:style style:name="T480" style:parent-style-name="DefaultParagraphFont" style:family="text">
      <style:text-properties style:font-name="Courier New" style:font-name-complex="Courier New" fo:color="#000000" fo:font-size="8pt" style:font-size-asian="8pt" style:font-size-complex="8pt"/>
    </style:style>
    <style:style style:name="T481" style:parent-style-name="DefaultParagraphFont" style:family="text">
      <style:text-properties style:font-name="Courier New" style:font-name-complex="Courier New" fo:color="#000000" fo:font-size="8pt" style:font-size-asian="8pt" style:font-size-complex="8pt"/>
    </style:style>
    <style:style style:name="T482" style:parent-style-name="DefaultParagraphFont" style:family="text">
      <style:text-properties style:font-name="Courier New" style:font-name-complex="Courier New" fo:color="#000000" fo:font-size="8pt" style:font-size-asian="8pt" style:font-size-complex="8pt"/>
    </style:style>
    <style:style style:name="T483" style:parent-style-name="DefaultParagraphFont" style:family="text">
      <style:text-properties style:font-name="Courier New" style:font-name-complex="Courier New" fo:color="#000000" fo:font-size="8pt" style:font-size-asian="8pt" style:font-size-complex="8pt"/>
    </style:style>
    <style:style style:name="T484" style:parent-style-name="DefaultParagraphFont" style:family="text">
      <style:text-properties style:font-name="Courier New" style:font-name-complex="Courier New" fo:color="#000000" fo:font-size="8pt" style:font-size-asian="8pt" style:font-size-complex="8pt"/>
    </style:style>
    <style:style style:name="T485" style:parent-style-name="DefaultParagraphFont" style:family="text">
      <style:text-properties style:font-name="Courier New" style:font-name-complex="Courier New" fo:color="#000000" fo:font-size="8pt" style:font-size-asian="8pt" style:font-size-complex="8pt"/>
    </style:style>
    <style:style style:name="T486" style:parent-style-name="DefaultParagraphFont" style:family="text">
      <style:text-properties style:font-name="Courier New" style:font-name-complex="Courier New" fo:color="#000000" fo:font-size="8pt" style:font-size-asian="8pt" style:font-size-complex="8pt"/>
    </style:style>
    <style:style style:name="T487" style:parent-style-name="DefaultParagraphFont" style:family="text">
      <style:text-properties style:font-name="Courier New" style:font-name-complex="Courier New" fo:color="#000000" fo:font-size="8pt" style:font-size-asian="8pt" style:font-size-complex="8pt"/>
    </style:style>
    <style:style style:name="T488" style:parent-style-name="DefaultParagraphFont" style:family="text">
      <style:text-properties style:font-name="Courier New" style:font-name-complex="Courier New" fo:color="#000000" fo:font-size="8pt" style:font-size-asian="8pt" style:font-size-complex="8pt"/>
    </style:style>
    <style:style style:name="T489" style:parent-style-name="DefaultParagraphFont" style:family="text">
      <style:text-properties style:font-name="Courier New" style:font-name-complex="Courier New" fo:color="#000000" fo:font-size="8pt" style:font-size-asian="8pt" style:font-size-complex="8pt"/>
    </style:style>
    <style:style style:name="T490" style:parent-style-name="DefaultParagraphFont" style:family="text">
      <style:text-properties style:font-name="Courier New" style:font-name-complex="Courier New" fo:color="#000000" fo:font-size="8pt" style:font-size-asian="8pt" style:font-size-complex="8pt"/>
    </style:style>
    <style:style style:name="T491" style:parent-style-name="DefaultParagraphFont" style:family="text">
      <style:text-properties style:font-name="Courier New" style:font-name-complex="Courier New" fo:color="#000000" fo:font-size="8pt" style:font-size-asian="8pt" style:font-size-complex="8pt"/>
    </style:style>
    <style:style style:name="T492" style:parent-style-name="DefaultParagraphFont" style:family="text">
      <style:text-properties style:font-name="Courier New" style:font-name-complex="Courier New" fo:color="#000000" fo:font-size="8pt" style:font-size-asian="8pt" style:font-size-complex="8pt"/>
    </style:style>
    <style:style style:name="T493" style:parent-style-name="DefaultParagraphFont" style:family="text">
      <style:text-properties style:font-name="Courier New" style:font-name-complex="Courier New" fo:color="#000000" fo:font-size="8pt" style:font-size-asian="8pt" style:font-size-complex="8pt"/>
    </style:style>
    <style:style style:name="T494" style:parent-style-name="DefaultParagraphFont" style:family="text">
      <style:text-properties style:font-name="Courier New" style:font-name-complex="Courier New" fo:color="#000000" fo:font-size="8pt" style:font-size-asian="8pt" style:font-size-complex="8pt"/>
    </style:style>
    <style:style style:name="T495" style:parent-style-name="DefaultParagraphFont" style:family="text">
      <style:text-properties style:font-name="Courier New" style:font-name-complex="Courier New" fo:color="#000000" fo:font-size="8pt" style:font-size-asian="8pt" style:font-size-complex="8pt"/>
    </style:style>
    <style:style style:name="T496" style:parent-style-name="DefaultParagraphFont" style:family="text">
      <style:text-properties style:font-name="Courier New" style:font-name-complex="Courier New" fo:color="#000000" fo:font-size="8pt" style:font-size-asian="8pt" style:font-size-complex="8pt"/>
    </style:style>
    <style:style style:name="T497" style:parent-style-name="DefaultParagraphFont" style:family="text">
      <style:text-properties style:font-name="Courier New" style:font-name-complex="Courier New" fo:color="#000000" fo:font-size="8pt" style:font-size-asian="8pt" style:font-size-complex="8pt"/>
    </style:style>
    <style:style style:name="T498" style:parent-style-name="DefaultParagraphFont" style:family="text">
      <style:text-properties style:font-name="Courier New" style:font-name-complex="Courier New" fo:color="#000000" fo:font-size="8pt" style:font-size-asian="8pt" style:font-size-complex="8pt"/>
    </style:style>
    <style:style style:name="P499"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0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0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02" style:parent-style-name="Standard" style:family="paragraph">
      <style:paragraph-properties fo:text-align="justify"/>
    </style:style>
    <style:style style:name="T503" style:parent-style-name="DefaultParagraphFont" style:family="text">
      <style:text-properties fo:font-size="10pt" style:font-size-asian="10pt" style:font-size-complex="10pt" fo:language="en" fo:country="US"/>
    </style:style>
    <style:style style:name="T504" style:parent-style-name="DefaultParagraphFont" style:family="text">
      <style:text-properties style:font-name="Courier New" style:font-name-complex="Courier New" fo:color="#000000" fo:font-size="8pt" style:font-size-asian="8pt" style:font-size-complex="8pt"/>
    </style:style>
    <style:style style:name="T505" style:parent-style-name="DefaultParagraphFont" style:family="text">
      <style:text-properties style:font-name="Courier New" style:font-name-complex="Courier New" fo:color="#000000" fo:font-size="8pt" style:font-size-asian="8pt" style:font-size-complex="8pt"/>
    </style:style>
    <style:style style:name="T506" style:parent-style-name="DefaultParagraphFont" style:family="text">
      <style:text-properties style:font-name="Courier New" style:font-name-complex="Courier New" fo:color="#000000" fo:font-size="8pt" style:font-size-asian="8pt" style:font-size-complex="8pt"/>
    </style:style>
    <style:style style:name="T507" style:parent-style-name="DefaultParagraphFont" style:family="text">
      <style:text-properties style:font-name="Courier New" style:font-name-complex="Courier New" fo:color="#000000" fo:font-size="8pt" style:font-size-asian="8pt" style:font-size-complex="8pt"/>
    </style:style>
    <style:style style:name="T508" style:parent-style-name="DefaultParagraphFont" style:family="text">
      <style:text-properties style:font-name="Courier New" style:font-name-complex="Courier New" fo:color="#000000" fo:font-size="8pt" style:font-size-asian="8pt" style:font-size-complex="8pt"/>
    </style:style>
    <style:style style:name="T509" style:parent-style-name="DefaultParagraphFont" style:family="text">
      <style:text-properties style:font-name="Courier New" style:font-name-complex="Courier New" fo:color="#000000" fo:font-size="8pt" style:font-size-asian="8pt" style:font-size-complex="8pt"/>
    </style:style>
    <style:style style:name="T510" style:parent-style-name="DefaultParagraphFont" style:family="text">
      <style:text-properties style:font-name="Courier New" style:font-name-complex="Courier New" fo:color="#000000" fo:font-size="8pt" style:font-size-asian="8pt" style:font-size-complex="8pt"/>
    </style:style>
    <style:style style:name="T511" style:parent-style-name="DefaultParagraphFont" style:family="text">
      <style:text-properties style:font-name="Courier New" style:font-name-complex="Courier New" fo:color="#000000" fo:font-size="8pt" style:font-size-asian="8pt" style:font-size-complex="8pt"/>
    </style:style>
    <style:style style:name="T512" style:parent-style-name="DefaultParagraphFont" style:family="text">
      <style:text-properties style:font-name="Courier New" style:font-name-complex="Courier New" fo:color="#000000" fo:font-size="8pt" style:font-size-asian="8pt" style:font-size-complex="8pt"/>
    </style:style>
    <style:style style:name="P513"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514" style:parent-style-name="Standard" style:family="paragraph">
      <style:paragraph-properties fo:text-align="justify" fo:margin-left="0in">
        <style:tab-stops/>
      </style:paragraph-properties>
    </style:style>
    <style:style style:name="T515" style:parent-style-name="DefaultParagraphFont" style:family="text">
      <style:text-properties fo:font-size="10pt" style:font-size-asian="10pt" style:font-size-complex="10pt" fo:language="en" fo:country="US"/>
    </style:style>
    <style:style style:name="T516" style:parent-style-name="DefaultParagraphFont" style:family="text">
      <style:text-properties fo:font-size="10pt" style:font-size-asian="10pt" style:font-size-complex="10pt" fo:language="en" fo:country="US"/>
    </style:style>
    <style:style style:name="T517" style:parent-style-name="DefaultParagraphFont" style:family="text">
      <style:text-properties fo:font-size="10pt" style:font-size-asian="10pt" style:font-size-complex="10pt" fo:language="en" fo:country="US"/>
    </style:style>
    <style:style style:name="T518" style:parent-style-name="DefaultParagraphFont" style:family="text">
      <style:text-properties fo:font-style="italic" style:font-style-asian="italic" style:font-style-complex="italic" fo:font-size="10pt" style:font-size-asian="10pt" style:font-size-complex="10pt" fo:language="en" fo:country="US"/>
    </style:style>
    <style:style style:name="T519" style:parent-style-name="DefaultParagraphFont" style:family="text">
      <style:text-properties fo:font-size="10pt" style:font-size-asian="10pt" style:font-size-complex="10pt" fo:language="en" fo:country="US"/>
    </style:style>
    <style:style style:name="T520" style:parent-style-name="DefaultParagraphFont" style:family="text">
      <style:text-properties fo:font-style="italic" style:font-style-asian="italic" style:font-style-complex="italic" fo:font-size="10pt" style:font-size-asian="10pt" style:font-size-complex="10pt" fo:language="en" fo:country="US"/>
    </style:style>
    <style:style style:name="T521" style:parent-style-name="DefaultParagraphFont" style:family="text">
      <style:text-properties fo:font-size="10pt" style:font-size-asian="10pt" style:font-size-complex="10pt" fo:language="en" fo:country="US"/>
    </style:style>
    <style:style style:name="T522" style:parent-style-name="DefaultParagraphFont" style:family="text">
      <style:text-properties fo:font-style="italic" style:font-style-asian="italic" style:font-style-complex="italic" fo:font-size="10pt" style:font-size-asian="10pt" style:font-size-complex="10pt" fo:language="en" fo:country="US"/>
    </style:style>
    <style:style style:name="T523" style:parent-style-name="DefaultParagraphFont" style:family="text">
      <style:text-properties fo:font-size="10pt" style:font-size-asian="10pt" style:font-size-complex="10pt" fo:language="en" fo:country="US"/>
    </style:style>
    <style:style style:name="T524" style:parent-style-name="DefaultParagraphFont" style:family="text">
      <style:text-properties fo:font-size="10pt" style:font-size-asian="10pt" style:font-size-complex="10pt" fo:language="en" fo:country="US"/>
    </style:style>
    <style:style style:name="T525" style:parent-style-name="DefaultParagraphFont" style:family="text">
      <style:text-properties fo:font-size="10pt" style:font-size-asian="10pt" style:font-size-complex="10pt" fo:language="en" fo:country="US"/>
    </style:style>
    <style:style style:name="T526" style:parent-style-name="DefaultParagraphFont" style:family="text">
      <style:text-properties fo:font-style="italic" style:font-style-asian="italic" style:font-style-complex="italic" fo:font-size="10pt" style:font-size-asian="10pt" style:font-size-complex="10pt" fo:language="en" fo:country="US"/>
    </style:style>
    <style:style style:name="T527" style:parent-style-name="DefaultParagraphFont" style:family="text">
      <style:text-properties fo:font-size="10pt" style:font-size-asian="10pt" style:font-size-complex="10pt" fo:language="en" fo:country="US"/>
    </style:style>
    <style:style style:name="T528" style:parent-style-name="DefaultParagraphFont" style:family="text">
      <style:text-properties fo:font-style="italic" style:font-style-asian="italic" style:font-style-complex="italic" fo:font-size="10pt" style:font-size-asian="10pt" style:font-size-complex="10pt" fo:language="en" fo:country="US"/>
    </style:style>
    <style:style style:name="T529" style:parent-style-name="DefaultParagraphFont" style:family="text">
      <style:text-properties fo:font-size="10pt" style:font-size-asian="10pt" style:font-size-complex="10pt" fo:language="en" fo:country="US"/>
    </style:style>
    <style:style style:name="T530" style:parent-style-name="DefaultParagraphFont" style:family="text">
      <style:text-properties fo:font-size="10pt" style:font-size-asian="10pt" style:font-size-complex="10pt" fo:language="en" fo:country="US"/>
    </style:style>
    <style:style style:name="T531" style:parent-style-name="DefaultParagraphFont" style:family="text">
      <style:text-properties fo:font-size="10pt" style:font-size-asian="10pt" style:font-size-complex="10pt" fo:language="en" fo:country="US"/>
    </style:style>
    <style:style style:name="T532" style:parent-style-name="DefaultParagraphFont" style:family="text">
      <style:text-properties fo:font-style="italic" style:font-style-asian="italic" style:font-style-complex="italic" fo:font-size="10pt" style:font-size-asian="10pt" style:font-size-complex="10pt" fo:language="en" fo:country="US"/>
    </style:style>
    <style:style style:name="T533" style:parent-style-name="DefaultParagraphFont" style:family="text">
      <style:text-properties fo:font-size="10pt" style:font-size-asian="10pt" style:font-size-complex="10pt" fo:language="en" fo:country="US"/>
    </style:style>
    <style:style style:name="T534" style:parent-style-name="DefaultParagraphFont" style:family="text">
      <style:text-properties fo:font-size="10pt" style:font-size-asian="10pt" style:font-size-complex="10pt" fo:language="en" fo:country="US"/>
    </style:style>
    <style:style style:name="P535"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3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37"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538" style:parent-style-name="Standard" style:family="paragraph">
      <style:paragraph-properties fo:margin-top="0.0395in" fo:margin-bottom="0.0395in" fo:margin-left="0.3541in">
        <style:tab-stops/>
      </style:paragraph-properties>
      <style:text-properties fo:font-size="9pt" style:font-size-asian="9pt" style:font-size-complex="9pt" fo:language="en" fo:country="US"/>
    </style:style>
    <style:style style:name="P539" style:parent-style-name="Standard" style:family="paragraph">
      <style:paragraph-properties fo:margin-top="0.0395in" fo:margin-bottom="0.0395in" fo:margin-left="0.3541in">
        <style:tab-stops/>
      </style:paragraph-properties>
    </style:style>
    <style:style style:name="T540" style:parent-style-name="DefaultParagraphFont" style:family="text">
      <style:text-properties fo:font-size="9pt" style:font-size-asian="9pt" style:font-size-complex="9pt" fo:language="en" fo:country="US"/>
    </style:style>
    <style:style style:name="T541" style:parent-style-name="DefaultParagraphFont" style:family="text">
      <style:text-properties fo:font-size="9pt" style:font-size-asian="9pt" style:font-size-complex="9pt" fo:language="en" fo:country="US"/>
    </style:style>
    <style:style style:name="T542" style:parent-style-name="DefaultParagraphFont" style:family="text">
      <style:text-properties fo:font-style="italic" style:font-style-asian="italic" style:font-style-complex="italic" fo:font-size="9pt" style:font-size-asian="9pt" style:font-size-complex="9pt" fo:language="en" fo:country="US"/>
    </style:style>
    <style:style style:name="T543" style:parent-style-name="DefaultParagraphFont" style:family="text">
      <style:text-properties fo:font-size="9pt" style:font-size-asian="9pt" style:font-size-complex="9pt" fo:language="en" fo:country="US"/>
    </style:style>
    <style:style style:name="P544" style:parent-style-name="Standard" style:family="paragraph">
      <style:paragraph-properties fo:margin-top="0.0395in" fo:margin-bottom="0.0395in" fo:margin-left="0.3541in">
        <style:tab-stops/>
      </style:paragraph-properties>
    </style:style>
    <style:style style:name="T545" style:parent-style-name="DefaultParagraphFont" style:family="text">
      <style:text-properties fo:font-size="9pt" style:font-size-asian="9pt" style:font-size-complex="9pt" fo:language="en" fo:country="US"/>
    </style:style>
    <style:style style:name="T546" style:parent-style-name="DefaultParagraphFont" style:family="text">
      <style:text-properties fo:font-style="italic" style:font-style-asian="italic" style:font-style-complex="italic" fo:font-size="9pt" style:font-size-asian="9pt" style:font-size-complex="9pt" fo:language="en" fo:country="US"/>
    </style:style>
    <style:style style:name="T547" style:parent-style-name="DefaultParagraphFont" style:family="text">
      <style:text-properties fo:font-size="9pt" style:font-size-asian="9pt" style:font-size-complex="9pt" fo:language="en" fo:country="US"/>
    </style:style>
    <style:style style:name="T548" style:parent-style-name="DefaultParagraphFont" style:family="text">
      <style:text-properties fo:font-size="9pt" style:font-size-asian="9pt" style:font-size-complex="9pt" fo:language="en" fo:country="US"/>
    </style:style>
    <style:style style:name="P549" style:parent-style-name="Standard" style:family="paragraph">
      <style:paragraph-properties fo:margin-top="0.0395in" fo:margin-bottom="0.0395in" fo:margin-left="0.3541in">
        <style:tab-stops/>
      </style:paragraph-properties>
    </style:style>
    <style:style style:name="T550" style:parent-style-name="DefaultParagraphFont" style:family="text">
      <style:text-properties fo:font-size="9pt" style:font-size-asian="9pt" style:font-size-complex="9pt" fo:language="en" fo:country="US"/>
    </style:style>
    <style:style style:name="T551" style:parent-style-name="DefaultParagraphFont" style:family="text">
      <style:text-properties fo:font-style="italic" style:font-style-asian="italic" style:font-style-complex="italic" fo:font-size="9pt" style:font-size-asian="9pt" style:font-size-complex="9pt" fo:language="en" fo:country="US"/>
    </style:style>
    <style:style style:name="T552" style:parent-style-name="DefaultParagraphFont" style:family="text">
      <style:text-properties fo:font-size="9pt" style:font-size-asian="9pt" style:font-size-complex="9pt" fo:language="en" fo:country="US"/>
    </style:style>
    <style:style style:name="P553" style:parent-style-name="Standard" style:family="paragraph">
      <style:paragraph-properties fo:margin-top="0.0395in" fo:margin-bottom="0.0395in" fo:margin-left="0.3541in">
        <style:tab-stops/>
      </style:paragraph-properties>
    </style:style>
    <style:style style:name="T554" style:parent-style-name="DefaultParagraphFont" style:family="text">
      <style:text-properties fo:font-size="9pt" style:font-size-asian="9pt" style:font-size-complex="9pt" fo:language="en" fo:country="US"/>
    </style:style>
    <style:style style:name="T555" style:parent-style-name="DefaultParagraphFont" style:family="text">
      <style:text-properties fo:font-size="9pt" style:font-size-asian="9pt" style:font-size-complex="9pt" fo:language="en" fo:country="US"/>
    </style:style>
    <style:style style:name="T556" style:parent-style-name="DefaultParagraphFont" style:family="text">
      <style:text-properties fo:font-style="italic" style:font-style-asian="italic" style:font-style-complex="italic" fo:font-size="9pt" style:font-size-asian="9pt" style:font-size-complex="9pt" fo:language="en" fo:country="US"/>
    </style:style>
    <style:style style:name="T557" style:parent-style-name="DefaultParagraphFont" style:family="text">
      <style:text-properties fo:font-size="9pt" style:font-size-asian="9pt" style:font-size-complex="9pt" fo:language="en" fo:country="US"/>
    </style:style>
    <style:style style:name="P558" style:parent-style-name="Standard" style:family="paragraph">
      <style:paragraph-properties fo:margin-top="0.0395in" fo:margin-bottom="0.0395in" fo:margin-left="0.3541in">
        <style:tab-stops/>
      </style:paragraph-properties>
    </style:style>
    <style:style style:name="T559" style:parent-style-name="DefaultParagraphFont" style:family="text">
      <style:text-properties fo:font-size="9pt" style:font-size-asian="9pt" style:font-size-complex="9pt" fo:language="en" fo:country="US"/>
    </style:style>
    <style:style style:name="T560" style:parent-style-name="DefaultParagraphFont" style:family="text">
      <style:text-properties fo:font-size="9pt" style:font-size-asian="9pt" style:font-size-complex="9pt" fo:language="en" fo:country="US"/>
    </style:style>
    <style:style style:name="T561" style:parent-style-name="DefaultParagraphFont" style:family="text">
      <style:text-properties fo:font-size="9pt" style:font-size-asian="9pt" style:font-size-complex="9pt" fo:language="en" fo:country="US"/>
    </style:style>
    <style:style style:name="T562" style:parent-style-name="DefaultParagraphFont" style:family="text">
      <style:text-properties fo:font-style="italic" style:font-style-asian="italic" fo:font-size="9pt" style:font-size-asian="9pt" style:font-size-complex="9pt" fo:language="en" fo:country="US"/>
    </style:style>
    <style:style style:name="T563" style:parent-style-name="DefaultParagraphFont" style:family="text">
      <style:text-properties fo:font-size="9pt" style:font-size-asian="9pt" style:font-size-complex="9pt" fo:language="en" fo:country="US"/>
    </style:style>
    <style:style style:name="T564" style:parent-style-name="DefaultParagraphFont" style:family="text">
      <style:text-properties fo:font-style="italic" style:font-style-asian="italic" fo:font-size="9pt" style:font-size-asian="9pt" style:font-size-complex="9pt" fo:language="en" fo:country="US"/>
    </style:style>
    <style:style style:name="T565" style:parent-style-name="DefaultParagraphFont" style:family="text">
      <style:text-properties fo:font-size="9pt" style:font-size-asian="9pt" style:font-size-complex="9pt" fo:language="en" fo:country="US"/>
    </style:style>
    <style:style style:name="P566" style:parent-style-name="Standard" style:family="paragraph">
      <style:paragraph-properties fo:margin-top="0.0395in" fo:margin-bottom="0.0395in" fo:margin-left="0.3541in">
        <style:tab-stops/>
      </style:paragraph-properties>
    </style:style>
    <style:style style:name="T567" style:parent-style-name="DefaultParagraphFont" style:family="text">
      <style:text-properties fo:font-size="9pt" style:font-size-asian="9pt" style:font-size-complex="9pt" fo:language="en" fo:country="US"/>
    </style:style>
    <style:style style:name="T568" style:parent-style-name="DefaultParagraphFont" style:family="text">
      <style:text-properties fo:font-size="9pt" style:font-size-asian="9pt" style:font-size-complex="9pt" fo:language="en" fo:country="US"/>
    </style:style>
    <style:style style:name="T569" style:parent-style-name="DefaultParagraphFont" style:family="text">
      <style:text-properties fo:font-style="italic" style:font-style-asian="italic" style:font-style-complex="italic" fo:font-size="9pt" style:font-size-asian="9pt" style:font-size-complex="9pt" fo:language="en" fo:country="US"/>
    </style:style>
    <style:style style:name="T570" style:parent-style-name="DefaultParagraphFont" style:family="text">
      <style:text-properties fo:font-size="9pt" style:font-size-asian="9pt" style:font-size-complex="9pt" fo:language="en" fo:country="US"/>
    </style:style>
    <style:style style:name="P571" style:parent-style-name="Standard" style:family="paragraph">
      <style:paragraph-properties fo:margin-top="0.0395in" fo:margin-bottom="0.0395in" fo:margin-left="0.3541in">
        <style:tab-stops/>
      </style:paragraph-properties>
    </style:style>
    <style:style style:name="T572" style:parent-style-name="DefaultParagraphFont" style:family="text">
      <style:text-properties fo:font-size="9pt" style:font-size-asian="9pt" style:font-size-complex="9pt" fo:language="en" fo:country="US"/>
    </style:style>
    <style:style style:family="graphic" style:name="a12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9">
      <style:graphic-properties/>
    </style:style>
    <style:style style:family="graphic" style:name="a35">
      <style:graphic-properties fo:wrap-option="no-wrap" fo:padding-top="0.0008in" fo:padding-bottom="0.0008in" fo:padding-left="0.0008in" fo:padding-right="0.0008in" draw:textarea-vertical-align="top" draw:textarea-horizontal-align="left" draw:fill="solid" draw:fill-color="#000000" draw:opacity="100%" draw:stroke="solid" svg:stroke-width="0.0016in" svg:stroke-color="#000000" svg:stroke-opacity="100%" draw:auto-grow-width="false" draw:auto-grow-height="false"/>
      <style:paragraph-properties style:font-independent-line-spacing="false" style:writing-mode="lr-tb"/>
    </style:style>
    <style:style style:family="graphic" style:name="a3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7">
      <style:graphic-properties/>
    </style:style>
    <style:style style:family="graphic" style:name="a8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9">
      <style:graphic-properties/>
    </style:style>
    <style:style style:family="graphic" style:name="a4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9">
      <style:graphic-properties/>
    </style:style>
    <style:style style:family="graphic" style:name="a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4">
      <style:graphic-properties/>
    </style:style>
    <style:style style:family="graphic" style:name="a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0">
      <style:graphic-properties/>
    </style:style>
    <style:style style:family="graphic" style:name="a11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3">
      <style:graphic-properties fo:wrap-option="no-wrap" fo:padding-top="0.0008in" fo:padding-bottom="0.0008in" fo:padding-left="0.0008in" fo:padding-right="0.0008in" draw:textarea-vertical-align="top" draw:textarea-horizontal-align="left" draw:fill="solid" draw:fill-color="#000000" draw:opacity="100%" draw:stroke="solid" svg:stroke-width="0.0016in" svg:stroke-color="#000000" svg:stroke-opacity="100%" draw:auto-grow-width="false" draw:auto-grow-height="false"/>
      <style:paragraph-properties style:font-independent-line-spacing="false" style:writing-mode="lr-tb"/>
    </style:style>
    <style:style style:family="graphic" style:name="a11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6">
      <style:graphic-properties/>
    </style:style>
    <style:style style:family="graphic" style:name="a2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0">
      <style:graphic-properties fo:wrap-option="no-wrap" fo:padding-top="0.0008in" fo:padding-bottom="0.0008in" fo:padding-left="0.0008in" fo:padding-right="0.0008in" draw:textarea-vertical-align="top" draw:textarea-horizontal-align="left" draw:fill="solid" draw:fill-color="#000000" draw:opacity="100%" draw:stroke="solid" svg:stroke-width="0.0016in" svg:stroke-color="#000000" svg:stroke-opacity="100%" draw:auto-grow-width="false" draw:auto-grow-height="false"/>
      <style:paragraph-properties style:font-independent-line-spacing="false" style:writing-mode="lr-tb"/>
    </style:style>
    <style:style style:family="graphic" style:name="a7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office:automatic-styles>
  <office:body>
    <office:text text:use-soft-page-breaks="true">
      <text:h text:style-name="P1" text:outline-level="1"><text:span text:style-name="T4">ބިޓްކޮއިން</text:span><text:span text:style-name="T5">:<text:s/></text:span><text:span text:style-name="T6">ޕިއަރ-ޓު-ޕިއަރ އިލެކްޓްރޯނިކް ފައިސާގެ ނިޒާމް</text:span></text:h>
      <text:p text:style-name="P7"/>
      <text:p text:style-name="P8">ސަޓޯޝީ ނަކަމޯޓޯ</text:p>
      <text:p text:style-name="P9">satoshin@gmx.com</text:p>
      <text:p text:style-name="P10">www.bitcoin.org</text:p>
      <text:p text:style-name="P11"/>
      <text:p text:style-name="P12"><text:span text:style-name="T13"><text:s/>އިން</text:span><text:span text:style-name="T14"><text:s/></text:span><text:span text:style-name="T15">ދިވ</text:span><text:span text:style-name="T16">ެ</text:span><text:span text:style-name="T17">ހިބަހަށް</text:span><text:span text:style-name="T18"><text:s/></text:span><text:span text:style-name="T19">ތަރުޖަމާކު</text:span><text:span text:style-name="T20">ރީ</text:span><text:span text:style-name="T21"><text:s/></text:span><text:span text:style-name="T22">bitcoin.org/bitcoin.pdf</text:span><text:span text:style-name="T23"><text:s/></text:span></text:p>
      <text:p text:style-name="P24"><text:span text:style-name="T25">އަހ</text:span><text:span text:style-name="T26">ު</text:span><text:span text:style-name="T27">މަދު ޒާހިރު</text:span><text:span text:style-name="T28"><text:s/></text:span></text:p>
      <text:p text:style-name="P29"/>
      <text:p text:style-name="P30"><text:span text:style-name="T31">އެބްސްޓްރެކްޓް</text:span><text:span text:style-name="T32">:<text:s/></text:span><text:span text:style-name="T33">ހަމައެކަނި</text:span><text:span text:style-name="T34"><text:s/>ދެފަރުދެއްގެ ދެމެދުގައި</text:span><text:span text:style-name="T35"><text:s/>ބޭނުންކުރެވޭ އިލެކްޓްރޯނިކް އޮންލައިން ފައިސާ</text:span><text:span text:style-name="T36">ގެ<text:s/></text:span><text:span text:style-name="T37">ނިޒާމެއްގައި އިތުރު މާލީމުއައްސަސާއެއް މެދުވެރިނުކޮށް ސީދާ އެކަކު އަނެކަކަށް ފައިސާ ފޮނުވެންވާނެއެވެ</text:span><text:span text:style-name="T38">.<text:s/></text:span><text:span text:style-name="T39">މިކަމުގެ ޙައްލަކަށް ޑިޖިޓަލް ސިގްނޭޗަރ ބޭނުންކުރެވިދާނެއެވެ.</text:span><text:span text:style-name="T40"><text:s/></text:span><text:span text:style-name="T41">ނަމަވެސް ޑަބަލްސްޕެންޑް ކުރުން ހުއްޓުވުމަށް އިތުބާރުކުރެވޭ ތިންވަނަ ފަރާތެއް ބޭނުންވަންޏާ މިހައްލެއް ނުފުދެއެވެ.</text:span><text:span text:style-name="T42"><text:s/></text:span><text:span text:style-name="T43">އަހަރުމެން މިހުށަހަޅަނީ ފިއަރ-ޓު-ޕިއަރ ނެޓްވޯކެއް ބޭނުންކޮށްގެން</text:span><text:span text:style-name="T44"><text:s/></text:span><text:span text:style-name="T45">ޑަބަލްސްޕެންޑިން ހުއްޓުވޭނެ ހައްލެކެވެ.</text:span><text:span text:style-name="T46"><text:s/></text:span><text:span text:style-name="T47">ނެޓްވޯކް މުއާމަލާތްތަށް ޓައިމްސްޓޭމްޕްކުރުމަށްފަހު ހޭޝްކޮށް ހިނގަމުންދާ ހޭޝްއަށް</text:span><text:span text:style-name="T48"><text:s/></text:span><text:span text:style-name="T49">ބިނާކޮށް</text:span><text:span text:style-name="T50"><text:s/></text:span><text:span text:style-name="T51">ޕްރޫފް-އޮފް-ވޯކް</text:span><text:span text:style-name="T52"><text:s/></text:span><text:span text:style-name="T53">ރެކޯޑެއްގ</text:span><text:span text:style-name="T54">ެ</text:span><text:span text:style-name="T55"><text:s/>ގޮތުގައި</text:span><text:span text:style-name="T56"><text:s/></text:span><text:span text:style-name="T57">އެބޭނުންކުރުމުން ޕްރޫ</text:span><text:span text:style-name="T58">-</text:span><text:span text:style-name="T59">އޮފް-ވޯކް އަލުން<text:s/></text:span><text:span text:style-name="T60">)އެމަސައްކަތް(</text:span><text:span text:style-name="T61"><text:s/></text:span><text:span text:style-name="T62">ނުކޮށް އެރެކޯޑް ބަދަލެއް ނުކުރެވޭނެއެވެ.</text:span><text:span text:style-name="T63"><text:s/></text:span><text:span text:style-name="T64">އެންމެ ދިގު ޗޭނު ހިނގާދިޔަ މުއާމަލާތްކަތުގެ ހެއްކެއްގެ ގޮތުގައި ބޭނުނުކުރުމުގެ އިތުރުން އެ އައީ އެންމެ ބޮޑު ސީޕީޔޫ ޕަރަވަރ ޕޫލުންކަންވެސް ކަންވެސް ހެކިދެއެވެ.</text:span><text:span text:style-name="T65"><text:s/></text:span><text:span text:style-name="T66">އެހެންކަމުން،</text:span><text:span text:style-name="T67"><text:s/></text:span><text:span text:style-name="T68">ނެޓްވޯކްގެ މެޖޯރިޓީ ސީޕީޔޫޕަރަވަރ ކޮންޓްރޯލްކުރާ ނޯޑްތަކުން ނެޓްވޯކަށް ހަމަލާދިނުމުގަ</text:span><text:span text:style-name="T69">އި އެހީނުވާ</text:span><text:span text:style-name="T70">ހާ ހިނދަކު، އެމީހުންނަށް ހަމަލާދޭ ޗޭނުގެ ދިގުމިން ފަހަނައަޅި އެންމެ ދިގު ޗޭނު</text:span><text:span text:style-name="T71"><text:s/></text:span><text:span text:style-name="T72"><text:s/></text:span><text:span text:style-name="T73">އުފެއްދޭނެއެވެ.</text:span><text:span text:style-name="T74"><text:s/></text:span><text:span text:style-name="T75">ނެޓްވޯކް އޭގެ ޒާތުގައި ބޭނުންވަނީ ވަރަށް ކުޑަކުޑަ އޮނިގަނޑެކެވެ</text:span><text:span text:style-name="T76">.</text:span><text:span text:style-name="T77"><text:s/>މެސެޖް ބްރޯޑްކާސްޓް ކުރާނީ ބެސްޓް-އެފޯޓް ބޭސިސްއަށެވެ. އަދި ކޮންމެ ނޯޑެއްވެސް ބޭނުން ކޮންމެ ހިނދެއްގައި ނެޓްވޯކުންވަކި ގުޅެވޭނެއެވެ. އަލުން ގުޅޭއިރު ނެޓްވޯކްގައި ނެތްވަގުތުގައި ހިނގާދިޔަ މުއާމަލާތަކުގެ ހެއްކެއް ގޮތުން ބަލާގަންނާނީ އެންމެ ދިގު ޗޭނެވެ.</text:span><text:span text:style-name="T78">.</text:span></text:p>
      <text:h text:style-name="Heading2" text:outline-level="2"><text:span text:style-name="T79">1</text:span><text:span text:style-name="T80">. <text:s text:c="3"/>Pendahuluan</text:span></text:h>
      <text:p text:style-name="P81">Perdagangan di internet sampai saat ini masih sangat tergantung secara eksklusif pada badan keuangan yang berperan sebagai pihak ketiga yang dipercaya untuk memproses pembayaran elektronik. Walaupun sistem ini berjalan dengan cukup baik untuk hampir semua transaksi, sistem ini masih mempunyai kelemahan bawaan dari sistem berbasis kepercayaan. Transaksi yang bersifat non-reversibel penuh tidak dimungkinkan karena badan keuangan tersebut tidak dapat menghindari tindakan mediasi perselisihan. Biaya mediasi tersebut mengakibatkan peningkatan biaya transaksi sehingga menyebabkan adanya batas minimum transaksi dan menghilangkan kemungkinan transaksi kecil sederhana sehari-hari, dan karena itu ada juga kemungkinan munculnya<text:s/>biaya dari ketidaktersediaan mengadakan transaksi non-reversibel untuk layanan yang non-reversibel. Dengan kemungkinan untuk melakukan transaksi reversibel, kebutuhan atas kepercayaan meningkat. Para pedagang harus waspada terhadap pelanggannya, dengan mengambil informasi lebih dari pelanggannya daripada yang dibutuhkan. Sekian persen dari penipuan bisa dianggap sebagai tidak terhindarkan. Biaya dan ketidakpastian pembayaran ini <text:s/>bisa dihindari secara personal dengan menggunakan mata uang fisik, tapi belum<text:s/>ada mekanisme yang memungkinkan terjadinya pembayaran melalui jalur komunikasi tanpa ada pihak terpercaya.</text:p>
      <text:p text:style-name="P82"><text:span text:style-name="T83"><text:tab/>Yang dibutuhkan adalah sistem pembayaran elektronik berbasis bukti kriptografi untuk menggantikan sistem kepercayaan, memungkinkan dua pihak<text:s/></text:span><text:span text:style-name="T84">dengan sukarela melakukan transaksi secara langsung tanpa memerlukan pihak ketiga sebagai saksi. Transaksi yang secara komputasi tidak mungkin untuk dibalikkan bisa melindungi penjual dari tindakan penipuan dan mekanisme rekening bersama (</text:span><text:span text:style-name="T85">escrow</text:span><text:span text:style-name="T86">)</text:span><text:span text:style-name="T87"><text:s/>seperti b</text:span><text:span text:style-name="T88">iasa akan bisa dengan mudah melindungi pembeli. Dalam<text:s/></text:span><text:soft-page-break/><text:span text:style-name="T89">tulisan ini, kami mengajukan solusi atas masalah<text:s/></text:span><text:span text:style-name="T90">double-spending</text:span><text:span text:style-name="T91"><text:s/>dengan menggunakan server<text:s/></text:span><text:span text:style-name="T92">timestamp</text:span><text:span text:style-name="T93"><text:s/>yang terdistribusi secara<text:s/></text:span><text:span text:style-name="T94">peer-to-peer</text:span><text:span text:style-name="T95"><text:s/>yang digunakan untuk membuat bukti urutan kronologis transaksi</text:span><text:span text:style-name="T96">. Sistem ini akan aman selama lebih banyak titik komputasi yang 'jujur' secara kolektif mengendalikan kekuatan CPU dibandingkan dengan kelompok titik komputasi penyerang.</text:span></text:p>
      <text:h text:style-name="P97" text:outline-level="2">2. <text:s text:c="3"/>Transaksi</text:h>
      <text:p text:style-name="P98"><text:span text:style-name="T99">Kami mendefinisikan satu koin elektronik sebagai satu rangkaian tanda</text:span><text:span text:style-name="T100">tangan digital. Setiap pemilik dari koin mentransfer ke pemilik selanjutnya dengan membubuhkan tandatangan digital pada<text:s/></text:span><text:span text:style-name="T101">hash<text:s/></text:span><text:span text:style-name="T102">dari transaksi sebelumnya dan<text:s/></text:span><text:span text:style-name="T103">public key</text:span><text:span text:style-name="T104"><text:s/>dari pemilik selanjutnya pada akhiran koin. Penerima pembayaran (</text:span><text:span text:style-name="T105">payee</text:span><text:span text:style-name="T106">)</text:span><text:span text:style-name="T107"><text:s/>dapat memverifikas</text:span><text:span text:style-name="T108">i tandatangan untuk memastikan rantai kepemilikan.</text:span></text:p>
      <text:p text:style-name="P109"/>
      <text:p text:style-name="P110"/>
      <text:p text:style-name="P111"><text:span text:style-name="T112">Masalahnya, penerima pembayaran tidak bisa memastikan bahwa salah satu pemilik tidak melakukan<text:s/></text:span><text:span text:style-name="T113">double-spending</text:span><text:span text:style-name="T114"><text:s/>pada koinnya. Solusi umum atas masalah ini adalah dengan melibatkan otoritas pusat atau pencetak koin yang memeriksa setiap transaksi dari kemungkinan<text:s/></text:span><text:span text:style-name="T115">double-spending</text:span><text:span text:style-name="T116">. Setiap melakukan transaksi, koin harus dikembalikan ke pencetak koin untuk kemudian dik</text:span><text:span text:style-name="T117">eluarkan koin baru, dan hanya koin yang dikeluarkan langsung oleh pencetak koin yang bisa dipercaya tidak melakukan<text:s/></text:span><text:span text:style-name="T118">double-spending</text:span><text:span text:style-name="T119">. Masalah dengan solusi ini adalah nasib dari seluruh sistem keuangan <text:s/>bergantung pada perusahaan percetakan koin, dengan keh</text:span><text:span text:style-name="T120">arusan untuk melewatkan setiap transaksi kepada mereka seperti halnya sebuah bank.</text:span></text:p>
      <text:p text:style-name="P121"><text:span text:style-name="T122">Kita membutuhkan suatu cara dimana penerima pembayaran bisa mengetahui bahwa pemilik-pemilik sebelumnya tidak menandatangani transaksi sebelumnya. Untuk itu, transaksi yang<text:s/></text:span><text:span text:style-name="T123">berlaku adalah yang terjadi pertama, jadi kita tidak perlu mempedulikan usaha untuk melakukan<text:s/></text:span><text:span text:style-name="T124">double-spending</text:span><text:span text:style-name="T125"><text:s/>nantinya. Satu-satunya cara untuk memastikan ketiadaan suatu transaksi adalah dengan mengawasi transaksi secara keseluruhan. Dalam model percetaka</text:span><text:span text:style-name="T126">n koin, percetakan mengetahui semua transaksi dan memutuskan mana yang terjadi lebih dahulu. Untuk melakukan tanpa pihak terpercaya, transaksi harus diumumkan secara publik [1], dan kita membutuhkan sebuah sistem dimana partisipan menyetujui suatu urutan t</text:span><text:span text:style-name="T127">unggal sesuai dengan saat diterimanya. Penerima pembayaran membutuhkan bukti pada saat terjadinya setiap transaksi, mayoritas titik-titik komputasi tersebut menyetujui bahwa transaksi tersebut adalah yang diterima pertama kalinya.</text:span></text:p>
      <text:h text:style-name="P128" text:outline-level="2">3. <text:s text:c="3"/>Timestamp Server</text:h>
      <text:p text:style-name="P129"><text:span text:style-name="T130">So</text:span><text:span text:style-name="T131">lusi yang kami ajukan dimulai dengan<text:s/></text:span><text:span text:style-name="T132">timestamp</text:span><text:span text:style-name="T133"><text:s/></text:span><text:span text:style-name="T134">server</text:span><text:span text:style-name="T135">.<text:s/></text:span><text:span text:style-name="T136">Timestamp</text:span><text:span text:style-name="T137"><text:s/></text:span><text:span text:style-name="T138">server</text:span><text:span text:style-name="T139"><text:s/>bekerja dengan cara mengambil<text:s/></text:span><text:span text:style-name="T140">hash</text:span><text:span text:style-name="T141"><text:s/>dari setiap blok item untuk dicatat waktunya dan mempublikasikan secara luas<text:s/></text:span><text:span text:style-name="T142">hash</text:span><text:span text:style-name="T143"><text:s/>tersebut, sama seperti pada<text:s/></text:span><text:span text:style-name="T144">newspaper</text:span><text:span text:style-name="T145"><text:s/>atau pos pada Usenet [2-5].<text:s/></text:span><text:span text:style-name="T146">T</text:span><text:span text:style-name="T147">imestamp</text:span><text:span text:style-name="T148"><text:s/>membuktikan bahwa data ada pada saat itu, secara jelas, agar bisa dimasukkan ke dalam<text:s/></text:span><text:span text:style-name="T149">hash</text:span><text:span text:style-name="T150">. Setiap<text:s/></text:span><text:span text:style-name="T151">timestamp</text:span><text:span text:style-name="T152"><text:s/>melingkupi<text:s/></text:span><text:span text:style-name="T153">timestamp</text:span><text:span text:style-name="T154"><text:s/>sebelumnya dalam<text:s/></text:span><text:span text:style-name="T155">hash</text:span><text:span text:style-name="T156">, membentuk suatu rantai, dengan setiap<text:s/></text:span><text:span text:style-name="T157">timestamp</text:span><text:span text:style-name="T158"><text:s/>tambahan menekankan<text:s/></text:span><text:span text:style-name="T159">timestamp</text:span><text:span text:style-name="T160"><text:s/>sebelumnya.</text:span></text:p>
      <text:p text:style-name="P161"/>
      <text:p text:style-name="P162"/>
      <text:p text:style-name="P163"/>
      <text:p text:style-name="P164"/>
      <text:p text:style-name="P165"/>
      <text:h text:style-name="P166" text:outline-level="2"><text:span text:style-name="T167">4. <text:s text:c="3"/></text:span><text:span text:style-name="T168">Proof-of-Work</text:span></text:h>
      <text:p text:style-name="P169"><text:span text:style-name="T170">Untuk mengimplementasikan<text:s/></text:span><text:span text:style-name="T171">timestamp</text:span><text:span text:style-name="T172"><text:s/></text:span><text:span text:style-name="T173">server</text:span><text:span text:style-name="T174"><text:s/>yang terdistribusi secara<text:s/></text:span><text:span text:style-name="T175">peer-to-peer</text:span><text:span text:style-name="T176">, kita perlu menggunakan sistem<text:s/></text:span><text:span text:style-name="T177">proof-of-work</text:span><text:span text:style-name="T178"><text:s/>yang mirip dengan Adam Back's Hashcash [6], daripada<text:s/></text:span><text:span text:style-name="T179">newspaper</text:span><text:span text:style-name="T180"><text:s/>atau pos pada Usenet.<text:s/></text:span><text:span text:style-name="T181">Proof-of-work</text:span><text:span text:style-name="T182"><text:s/>melibatkan proses pemindaian dari nilai yang jika melalui proses<text:s/></text:span><text:span text:style-name="T183">hashing</text:span><text:span text:style-name="T184">, contohnya dengan menggunakan SHA-256,<text:s/></text:span><text:span text:style-name="T185">hash</text:span><text:span text:style-name="T186"><text:s/>akan dimulai dengan angka bit nol. Jumlah rata-rata usaha yang diperlukan berbanding eksponensial dengan jumlah bit nol yang diperlukan dan bisa diverifikasi dengan mengeksekusi sebuah<text:s/></text:span><text:span text:style-name="T187">hash</text:span><text:span text:style-name="T188">.</text:span></text:p>
      <text:p text:style-name="P189"><text:span text:style-name="T190">Untuk<text:s/></text:span><text:span text:style-name="T191">jaringan<text:s/></text:span><text:span text:style-name="T192">timestamp</text:span><text:span text:style-name="T193"><text:s/>ini,<text:s/></text:span><text:span text:style-name="T194">proof-of-work</text:span><text:span text:style-name="T195"><text:s/>diimplemetasikan dengan deret inkremental dari kejadian (</text:span><text:span text:style-name="T196">nonce</text:span><text:span text:style-name="T197">)</text:span><text:span text:style-name="T198"><text:s/>dalam blok sampai didapat suatu nilai yang dapat memberikan<text:s/></text:span><text:span text:style-name="T199">hash</text:span><text:span text:style-name="T200"><text:s/>dari suatu blok banyaknya bit nol yang dibutuhkan. Begitu tenaga komputasi ditingkatkan u</text:span><text:span text:style-name="T201">ntuk memenuhi kebutuhan<text:s/></text:span><text:span text:style-name="T202">proof-of-work</text:span><text:span text:style-name="T203">, blok tersebut tidak dapat diubah tanpa mengulang proses. Untuk blok-blok yang tersambung di belakangnya, usaha untuk mengubah blok tersebut mengharuskan untuk mengulang pembuatan blok-blok setelahnya juga.</text:span></text:p>
      <text:p text:style-name="P204"/>
      <text:p text:style-name="P205"/>
      <text:p text:style-name="P206"/>
      <text:p text:style-name="P207"><text:span text:style-name="T208">Proof-of-work</text:span><text:span text:style-name="T209"><text:s/>juga mengatasi masalah dalam menentukan pembuat keputusan mayoritas. Jika keputusan mayoritas dibuat berdasarkan kepada satu IP address untuk satu suara (</text:span><text:span text:style-name="T210">one-IP-address-one-vote</text:span><text:span text:style-name="T211">), ini dapat ditumbangkan oleh siapapun yang dapat mengalokasikan banyak IP.<text:s/></text:span><text:span text:style-name="T212">P</text:span><text:span text:style-name="T213">roof-of-work</text:span><text:span text:style-name="T214"><text:s/>pada dasarnya adalah satu CPU satu suara (</text:span><text:span text:style-name="T215">one-CPU-one-vote</text:span><text:span text:style-name="T216">). Keputusan mayoritas ditentukan oleh rantai terpanjang, yang mempunyai usaha<text:s/></text:span><text:span text:style-name="T217">proof-of-work</text:span><text:span text:style-name="T218"><text:s/>terbanyak. Jika mayoritas kekuatan CPU dikendalikan oleh titik-titik komputasi yang jujur, r</text:span><text:span text:style-name="T219">antai yang jujur dapat tumbuh lebih cepat dan mengalahkan rantai lainnya. Untuk mengubah blok yang sudah ada, penyerang perlu membuat ulang<text:s/></text:span><text:span text:style-name="T220">proof-of-work</text:span><text:span text:style-name="T221"><text:s/>blok tersebut dan semua blok sesudahnya dan kemudian mengejar dan menyusul kerja titik-titik komputasi</text:span><text:span text:style-name="T222"><text:s/>yang jujur. Kami akan perlihatkan nanti kemungkinan penyerang yang lebih lambat yang berusaha untuk mengejar menghilang secara eksponensial ketika blok-blok berikutnya ditambahkan. <text:s/></text:span></text:p>
      <text:p text:style-name="P223"><text:span text:style-name="T224">Untuk mengkompensasi peningkatan kecepatan perangkat keras dan minat men</text:span><text:span text:style-name="T225">jalankan titik komputasi yang berubah-ubah seiring perkembangan waktu, tingkat kesulitan dari<text:s/></text:span><text:span text:style-name="T226">proof-of-work</text:span><text:span text:style-name="T227"><text:s/>ditentukan oleh target rata-rata jumlah blok per jam yang selalu berubah-ubah juga. Jika mereka dibuat terlalu cepat, tingkat kesulitan akan meningk</text:span><text:span text:style-name="T228">at.</text:span></text:p>
      <text:h text:style-name="P229" text:outline-level="2">5. <text:s text:c="3"/>Jaringan</text:h>
      <text:p text:style-name="P230">Langkah untuk menjalankan jaringan adalah sebagai berikut:</text:p>
      <text:p text:style-name="P231"/>
      <text:list text:style-name="Numbering1">
        <text:list-item text:start-value="1">
          <text:p text:style-name="P232">Transaksi-transaksi baru disiarkan ke semua titik-titik komputasi.</text:p>
        </text:list-item>
        <text:list-item>
          <text:p text:style-name="P233">Setiap titik komputasi mengumpulkan transaksi-transaksi baru ke dalam sebuah blok.</text:p>
        </text:list-item>
        <text:list-item>
          <text:p text:style-name="P234"><text:span text:style-name="T235">Setiap titik<text:s/></text:span><text:span text:style-name="T236">komputasi berupaya untuk menemukan<text:s/></text:span><text:span text:style-name="T237">proof-of-work</text:span><text:span text:style-name="T238"><text:s/>yang sulit untuk bloknya.</text:span></text:p>
        </text:list-item>
        <text:list-item>
          <text:p text:style-name="P239"><text:span text:style-name="T240">Ketika sebuat titik komputasi menemukan<text:s/></text:span><text:span text:style-name="T241">proof-of-work</text:span><text:span text:style-name="T242">, ia menyiarkan blok tersebut ke semua titik-titik komputasi.</text:span></text:p>
        </text:list-item>
        <text:list-item>
          <text:p text:style-name="P243">Titik komputasi menerima blok tersebut hanya jika semua transaksi<text:s/>di dalamnya valid dan belum pernah dibelanjakan.</text:p>
        </text:list-item>
        <text:list-item>
          <text:p text:style-name="P244"><text:span text:style-name="T245">Titik-titik komputasi menunjukkan penerimaan blok dengan menambahkan blok berikutnya pada rantai, dengan<text:s/></text:span><text:span text:style-name="T246">hash</text:span><text:span text:style-name="T247"><text:s/>dari blok yang diterima sebagai<text:s/></text:span><text:span text:style-name="T248">hash</text:span><text:span text:style-name="T249"><text:s/>sebelumnya.</text:span></text:p>
        </text:list-item>
      </text:list>
      <text:p text:style-name="P250"/>
      <text:p text:style-name="P251"><text:span text:style-name="T252">Titik-titik komputasi selalu<text:s/></text:span><text:span text:style-name="T253">menganggap rantai terpanjang adalah rantai yang benar dan akan terus bekerja memperpanjang rantai tersebut. Jika dua titik komputasi menyiarkan versi yang berbeda dari blok berikutnya secara bersamaan, beberapa titik komputasi akan menerima satu atau lainn</text:span><text:span text:style-name="T254">ya terlebih dahulu. Pada kejadian seperti itu, titik tersebut akan mengerjakan blok yang pertama diterima, tapi tetap menyimpan cabang yang satunya lagi barangkali rantai itu bertambah panjang. Ikatan ini akan diputuskan ketika<text:s/></text:span><text:span text:style-name="T255">proof-of-work</text:span><text:span text:style-name="T256"><text:s/>berikutnya dit</text:span><text:span text:style-name="T257">emukan dan satu cabang bertambah panjang, titik-titik komputasi yang bekerja pada cabang yang lain akan berpindah ke cabang yang lebih panjang.</text:span></text:p>
      <text:p text:style-name="P258"><text:span text:style-name="T259">Penyiaran transaksi baru tidak harus mencapai keseluruhan titik komputasi. Selama bisa mencapai banyak titik kom</text:span><text:span text:style-name="T260">putasi, mereka akan segera tergabung dalam suatu blok. Penyiaran blok juga mempunyai toleransi atas pesan yang terputus (</text:span><text:span text:style-name="T261">dropped message</text:span><text:span text:style-name="T262">). Jika satu titik komputasi tidak menerima sebuah blok, maka titik tersebut akan memintanya pada saat menerima blok ber</text:span><text:span text:style-name="T263">ikutnya dan mengetahui bahwa sebuah blok telah terlewatkan.</text:span></text:p>
      <text:h text:style-name="P264" text:outline-level="2">6. <text:s text:c="3"/>Insentif</text:h>
      <text:p text:style-name="P265">Berdasarkan kesepakatan, transaksi pertama pada suatu blok adalah transaksi khusus yang memulai koin baru yang dimiliki oleh pencipta dari blok tersebut. Ini menjadi insentif bagi titik-titik komputasi untuk mendukung jaringannya, dan menyediakan jalan untuk mulai mendistribusikan koin ke dalam sirkulasi, karena tidak ada otoritas pusat yang mengeluarkannya. Penambahan jumlah koin secara konstan bisa dianalogikan dengan penambang emas yang mengerahkan sumber daya untuk menambahkan emas pada sirkulasi. Dalam hal ini, sumber daya <text:s/>waktu dan listrik dari CPU yang dikerahkan. <text:s/></text:p>
      <text:p text:style-name="P266">Insentif dapat juga dibiayai dari biaya transaksi. Jika nilai keluaran dari satu transaksi kurang dari nilai masukan, selisihnya adalah biaya transaksi yang ditambahkan pada besaran insentif dari blok yang mengandung transaksi tersebut. Setelah sejumlah koin yang sudah ditentukan berada pada sirkulasi, insentif berasal dari biaya transaksi dan menjadi bebas inflasi.<text:s text:c="2"/></text:p>
      <text:p text:style-name="P267">Insentif dapat membantu menjaga titik-titik komputasi agar tetap jujur. Jika ada penyerang yang serakah berhasil membangun kekuatan komputasi lebih tinggi daripada semua titik yang jujur, dia hanya akan bisa memilih <text:s/>menggunakannya untuk menipu orang dengan merebut kembali pembayarannya, atau untuk menbuat koin baru. Dia akan menyadari bahwa mengikuti aturan akan lebih menguntungkan, yang menguntungkannya dengan menghasilkan koin baru lebih banyak daripada orang lain, daripada merusak sistem dan keabsahan dari kekayaannya sendiri.</text:p>
      <text:h text:style-name="P268" text:outline-level="2">7. <text:s text:c="3"/>Memulihkan Ruang Penyimpanan</text:h>
      <text:p text:style-name="P269"><text:span text:style-name="T270">Setelah transaksi terakhir dalam sebuah koin terbenam di bawah blok yang cukup, transaksi yang dilakukan sebelumnya dapat diabaikan untuk menghemat ruang penyimpanan. Untuk memfasilitasi ini ta</text:span><text:span text:style-name="T271">npa memutuskan<text:s/></text:span><text:span text:style-name="T272">hash</text:span><text:span text:style-name="T273"><text:s/>blok, transaksi di-</text:span><text:span text:style-name="T274">hash-</text:span><text:span text:style-name="T275">kan dalam Merkle Tree [7][2][5], dengan hanya<text:s/></text:span><text:span text:style-name="T276">root</text:span><text:span text:style-name="T277"><text:s/>yang disertakan dalam<text:s/></text:span><text:span text:style-name="T278">hash</text:span><text:span text:style-name="T279"><text:s/>blok. Blok lama dapat diringkaskan dengan meringkaskan cabang dari pohon tersebut. <text:s/></text:span><text:span text:style-name="T280">Hash</text:span><text:span text:style-name="T281">-</text:span><text:span text:style-name="T282">hash</text:span><text:span text:style-name="T283"><text:s/>yang berada di bagian dalam tidak perlu<text:s/></text:span><text:span text:style-name="T284">disimpan lagi.</text:span></text:p>
      <text:p text:style-name="P285"/>
      <text:p text:style-name="P286"/>
      <text:p text:style-name="P287"/>
      <text:p text:style-name="P288"><text:span text:style-name="T289">Sebuah kepala blok (</text:span><text:span text:style-name="T290">block header</text:span><text:span text:style-name="T291">) tanpa transaksi kurang lebih akan berukuran 80 bytes. Jika kita beranggapan bahwa blok dihasilkan setiap 10 menit maka, 80 bytes * 6 * 24 * 365 = 4.2MB per tahun.<text:s/></text:span><text:span text:style-name="T292">Dengan sistem komputer yang umumnya dijual dengan 2GB RAM pada tahun 2008, dan hukum Moore memprediksi pertumbuhan 1.2GB per tahun, ruang penyimpanan seharusnya tidak akan menjadi masalah bahkan jika kepala blok harus disimpan.</text:span></text:p>
      <text:h text:style-name="P293" text:outline-level="2">8. <text:s text:c="3"/>Verifikasi Pembayaran<text:s/>yang Disederhanakan</text:h>
      <text:p text:style-name="P294"><text:span text:style-name="T295">Verifikasi pembayaran bisa dilakukan tanpa perlu menjalankan jaringan titik-titik komputasi secara penuh. Seorang pengguna hanya perlu menyimpan salinan dari kepala blok dari rantai terpanjang<text:s/></text:span><text:span text:style-name="T296">proof-of-work</text:span><text:span text:style-name="T297">, yang mana bisa didapat denga</text:span><text:span text:style-name="T298">n melakukan kueri atas titik-titik jaringan sampai dia teryakinkan bahwa rantai yang diperolehnya adalah rantai yang terpanjang, dan mendapatkan cabang Merkle Tree yang menghubungkan transaksi tersebut kepada blok dengan<text:s/></text:span><text:span text:style-name="T299">timestamp</text:span><text:span text:style-name="T300"><text:s/>yang diperuntukkannya. Di</text:span><text:span text:style-name="T301">a tidak dapat memeriksa transaksi tersebut untuk dirinya sendiri, tapi dengan menghubungkannya pada suatu tempat pada rantai, dia dapat melihat apakah sebuah titik jaringan telah menerimanya, dan blok-blok telah ditambahkan setelahnya mengkonfirmasi lebih<text:s/></text:span><text:span text:style-name="T302">lanjut bahwa jaringan telah menerima transaksi tersebut.</text:span></text:p>
      <text:p text:style-name="P303"/>
      <text:p text:style-name="P304"/>
      <text:p text:style-name="P305">Dengan demikian, verifikasi bisa diandalkan selama titik-titik yang jujur<text:s/>mengendalikan jaringan, tapi akan lebih rentan jika jaringan dikuasai oleh penyerang. Ketika titik-titik jaringan dapat memverifikasi transaksi untuk mereka sendiri, metode yang disederhanakan dapat dikelabui oleh transaksi palsu si penyerang selama penyerang bisa menguasai jaringan. Satu strategi untuk mencegah kejadian ini adalah dengan menerima peringatan dari titik-titik jaringan ketika mereka mendeteksi blok yang tidak valid, memberitahu software sang pengguna untuk mengunduh blok secara penuh dan meminta transaksi untuk mengkonfirmasi ketidak-konsistensiannya. Bisnis yang sering menerima pembayaran kemungkinan akan tetap menginginkan untuk menjalankan titik-titiknya sendiri untuk kemanan yang lebih independen dan verifikasi yang lebih cepat.</text:p>
      <text:h text:style-name="P306" text:outline-level="2">9. <text:s text:c="3"/>Menggabungkan dan memisahkan nilai</text:h>
      <text:p text:style-name="P307">Walaupun memungkinkan untuk menangani setiap koin secara individual, akan sangat berat untuk membuat transaksi terpisah bagi setiap sen dalam suatu transfer. Untuk memungkinkan suatu nilai bisa dipisahkan dan digabungkan, transaksi mempunyai beberapa masukan dan keluaran. Biasanya akan ada masukan tunggal yang berasal dari transaksi lebih besar sebelumnya atau beberapa masukan yang menggabungkan jumlah yang lebih kecil, dan paling tidak ada dua keluaran: satu untuk pembayaran<text:s/>dan satu lagi untuk kembalian, kalau ada, ke pihak pengirim.</text:p>
      <text:p text:style-name="P308"/>
      <text:p text:style-name="P309"/>
      <text:p text:style-name="P310"/>
      <text:p text:style-name="P311"><text:span text:style-name="T312">Perlu dicatat bahwa dalam model<text:s/></text:span><text:span text:style-name="T313">fan-out</text:span><text:span text:style-name="T314">, dimana sebuah transaksi bergantung pada beberapa<text:s/></text:span><text:span text:style-name="T315">transaksi-transaksi, dan transaksi-transaksi tersebut bergantung pada lebih banyak lagi transaksi, tidak menjadi masalah di sini. Tidak pernah diperlukan untuk menjabarkan sebuah salinan sejarah transaksi yang benar-benar berdiri sendiri.</text:span></text:p>
      <text:p text:style-name="P316"/>
      <text:h text:style-name="P317" text:outline-level="2">10. <text:s text:c="3"/>Privasi</text:h>
      <text:p text:style-name="P318"><text:span text:style-name="T319">Model perbankan tradisional menerapkan suatu tingkatan privasi dengan membatasi akses informasi <text:s/>kepada pihak-pihak yang terkait dan pihak ketiga yang dipercaya. <text:s/>Kebutuhan untuk mengumumkan semua transaksi secara publik menghalangi metode ini, tap</text:span><text:span text:style-name="T320">i privasi tetap bisa diperoleh dengan memutuskan aliran informasi di tempat lain: dengan menjaga anonimitas dari<text:s/></text:span><text:span text:style-name="T321">public key</text:span><text:span text:style-name="T322">. Publik bisa menyaksikan bahwa seseorang mengirimkan sejumlah kepada seseorang lainnya, tapi tanpa informasi yang menghubungkan tran</text:span><text:span text:style-name="T323">saksi kepada siapapun. Ini sama dengan tingkat informasi yang disiarkan oleh bursa efek, dimana waktu dan ukuran dari perdagangan individual, daftar transaksi, dibuka secara publik, tapi tanpa memberitahukan siapa saja yang terkait.</text:span></text:p>
      <text:p text:style-name="P324"/>
      <text:p text:style-name="P325"/>
      <text:p text:style-name="P326">Sebagai pengaman tambahan, sepasang kunci baru harus<text:s/>digunakan pada setiap transaksi untuk menghindari dihubungkannya dengan pemilik biasa. Beberapa penghubungan masih tidak dapat dihindari untuk transaksi multi-input, yang secara terpaksa menampilkan bahwa masukannya dimiliki oleh pemilik yang sama. Risikonya adalah jika pemilik dari suatu kunci diketahui, penghubungan bisa menampakkan transaksi-transaksi lainnya yang dimiliki oleh pemilik yang sama.</text:p>
      <text:h text:style-name="P327" text:outline-level="2">11. <text:s text:c="3"/>Perhitungan</text:h>
      <text:p text:style-name="P328">Kami meninjau suatu skenario dimana penyerang berusaha menciptakan rantai alternatif yang<text:s/>lebih cepat daripada rantai yang jujur. Walaupun ini berhasil dilakukan, tidak akan menyebabkan sistem menjadi terbuka atas perubahan yang sewenang-wenang, seperti menciptakan nilai dari udara atau mengambil uang yang bukan merupakan haknya. Titik-titik komputasi tidak akan menerima transaksi yang tidak sah sebagai pembayaran, dan titik-titik komputasi jujur tidak akan menerima blok yang mengandungnya. Penyerang hanya akan bisa mencoba mengubah salah satu transaksi miliknya untuk mengambil kembali uang yang<text:s/>sudah dibelanjakan.</text:p>
      <text:p text:style-name="P329">Adu cepat antara rantai yang jujur dan rantai penyerang bisa dikarakteristikkan sebagai Binomial Random Walk. Keberhasilan terjadi ketika rantai jujur diperpanjang sebanyak satu blok, menambahkan keunggulannya sebanyak + 1, dan kegagalan adalah ketika rantai penyerang diperpanjang sebanyak satu blok, mengurangi jarak sebanyak -1.</text:p>
      <text:p text:style-name="P330">Kemungkinan dari seorang penyerang mengejar defisit ini sama dengan permasalahan Gambler’s Ruin. <text:s/>Anggap seorang penjudi dengan kredit yang tidak terbatas memulai dari defisit dan mencoba bermain sebanyak tidak terhingga sampai mencapai titik impas. Kita dapat menghitung probabilitas dia mencapai titik impas, atau saat si penyerang dapat mengejar rantai yang jujur dengan perhitungan sebagai berikut [8]:</text:p>
      <text:p text:style-name="P331"/>
      <text:p text:style-name="P332"><text:span text:style-name="T333">p</text:span><text:span text:style-name="T334"><text:s/>= kemungkinan node jujur mendapatkan blok berikutnya</text:span></text:p>
      <text:p text:style-name="P335"><text:span text:style-name="T336">q</text:span><text:span text:style-name="T337"><text:s/>= kemungkinan penyerang mendapatkan blok berikutnya</text:span></text:p>
      <text:p text:style-name="P338"><text:span text:style-name="T339">qz</text:span><text:span text:style-name="T340"><text:s/>= probabilitas penyerang akan menyusul dari posisi z blok sebelumnya</text:span></text:p>
      <text:p text:style-name="P341"/>
      <text:p text:style-name="P342"><text:span text:style-name="T343"><draw:g draw:name="Group 113" draw:id="id20" draw:style-name="a20" text:anchor-type="as-char"><svg:title/><svg:desc/><draw:frame draw:id="id0" draw:style-name="a0" draw:name="Text Box 114" svg:x="0in" svg:y="0.1693in" svg:width="0.078in" svg:height="0.1768in" style:rel-width="scale" style:rel-height="scale"><draw:text-box><text:p text:style-name="Normal"><text:span text:style-name="T344">q</text:span></text:p></draw:text-box><svg:title/><svg:desc/></draw:frame><draw:frame draw:id="id1" draw:style-name="a1" draw:name="Text Box 115" svg:x="0.0945in" svg:y="0.2563in" svg:width="0.037in" svg:height="0.1071in" style:rel-width="scale" style:rel-height="scale"><draw:text-box><text:p text:style-name="Normal"><text:span text:style-name="T345">z</text:span></text:p></draw:text-box><svg:title/><svg:desc/></draw:frame><draw:frame draw:id="id2" draw:style-name="a2" draw:name="Text Box 116" svg:x="0.13615in" svg:y="0.18376in" svg:width="0.07639in" svg:height="0.18681in" style:rel-width="scale" style:rel-height="scale"><draw:text-box><text:p text:style-name="Normal"><text:span text:style-name="T346">=</text:span></text:p></draw:text-box><svg:title/><svg:desc/></draw:frame><draw:frame draw:id="id3" draw:style-name="a3" draw:name="Text Box 117" svg:x="0.24991in" svg:y="0in" svg:width="0.12917in" svg:height="0.5in" style:rel-width="scale" style:rel-height="scale"><draw:text-box><text:p text:style-name="Normal"><text:span text:style-name="T347">{</text:span></text:p></draw:text-box><svg:title/><svg:desc/></draw:frame><draw:frame draw:id="id4" draw:style-name="a4" draw:name="Text Box 118" svg:x="0.5134in" svg:y="0.1209in" svg:width="0.078in" svg:height="0.1768in" style:rel-width="scale" style:rel-height="scale"><draw:text-box><text:p text:style-name="Normal"><text:span text:style-name="T348">1</text:span></text:p></draw:text-box><svg:title/><svg:desc/></draw:frame><draw:frame draw:id="id5" draw:style-name="a5" draw:name="Text Box 119" svg:x="0.88947in" svg:y="0.10622in" svg:width="0.11458in" svg:height="0.17569in" style:rel-width="scale" style:rel-height="scale"><draw:text-box><text:p text:style-name="Normal"><text:span text:style-name="T349">if</text:span></text:p></draw:text-box><svg:title/><svg:desc/></draw:frame><draw:frame draw:id="id6" draw:style-name="a6" draw:name="Text Box 120" svg:x="1.0453in" svg:y="0.1063in" svg:width="0.078in" svg:height="0.1768in" style:rel-width="scale" style:rel-height="scale"><draw:text-box><text:p text:style-name="Normal"><text:span text:style-name="T350">p</text:span></text:p></draw:text-box><svg:title/><svg:desc/></draw:frame><draw:frame draw:id="id7" draw:style-name="a7" draw:name="Text Box 121" svg:x="1.12788in" svg:y="0.08893in" svg:width="0.07639in" svg:height="0.18681in" style:rel-width="scale" style:rel-height="scale"><draw:text-box><text:p text:style-name="Normal"><text:span text:style-name="T351">≤</text:span></text:p></draw:text-box><svg:title/><svg:desc/></draw:frame><draw:frame draw:id="id8" draw:style-name="a8" draw:name="Text Box 122" svg:x="1.2634in" svg:y="0.1063in" svg:width="0.078in" svg:height="0.1768in" style:rel-width="scale" style:rel-height="scale"><draw:text-box><text:p text:style-name="Normal"><text:span text:style-name="T352">q</text:span></text:p></draw:text-box><svg:title/><svg:desc/></draw:frame><draw:frame draw:id="id9" draw:style-name="a9" draw:name="Text Box 123" svg:x="0.34637in" svg:y="0.29697in" svg:width="0.07778in" svg:height="0.18681in" style:rel-width="scale" style:rel-height="scale"><draw:text-box><text:p text:style-name="Normal"><text:span text:style-name="T353"></text:span></text:p></draw:text-box><svg:title/><svg:desc/></draw:frame><draw:frame draw:id="id10" draw:style-name="a10" draw:name="Text Box 124" svg:x="0.3992in" svg:y="0.3098in" svg:width="0.078in" svg:height="0.1768in" style:rel-width="scale" style:rel-height="scale"><draw:text-box><text:p text:style-name="Normal"><text:span text:style-name="T354">q</text:span></text:p></draw:text-box><svg:title/><svg:desc/></draw:frame><draw:frame draw:id="id11" draw:style-name="a11" draw:name="Text Box 125" svg:x="0.49232in" svg:y="0.29697in" svg:width="0.05903in" svg:height="0.18681in" style:rel-width="scale" style:rel-height="scale"><draw:text-box><text:p text:style-name="Normal"><text:span text:style-name="T355">/</text:span></text:p></draw:text-box><svg:title/><svg:desc/></draw:frame><draw:frame draw:id="id12" draw:style-name="a12" draw:name="Text Box 126" svg:x="0.5756in" svg:y="0.3098in" svg:width="0.078in" svg:height="0.1768in" style:rel-width="scale" style:rel-height="scale"><draw:text-box><text:p text:style-name="Normal"><text:span text:style-name="T356">p</text:span></text:p></draw:text-box><svg:title/><svg:desc/></draw:frame><draw:frame draw:id="id13" draw:style-name="a13" draw:name="Text Box 127" svg:x="0.65995in" svg:y="0.29697in" svg:width="0.07778in" svg:height="0.18681in" style:rel-width="scale" style:rel-height="scale"><draw:text-box><text:p text:style-name="Normal"><text:span text:style-name="T357"></text:span></text:p></draw:text-box><svg:title/><svg:desc/></draw:frame><draw:frame draw:id="id14" draw:style-name="a14" draw:name="Text Box 128" svg:x="0.7118in" svg:y="0.2728in" svg:width="0.037in" svg:height="0.1071in" style:rel-width="scale" style:rel-height="scale"><draw:text-box><text:p text:style-name="Normal"><text:span text:style-name="T358">z</text:span></text:p></draw:text-box><svg:title/><svg:desc/></draw:frame><draw:frame draw:id="id15" draw:style-name="a15" draw:name="Text Box 129" svg:x="0.88947in" svg:y="0.31436in" svg:width="0.11458in" svg:height="0.17569in" style:rel-width="scale" style:rel-height="scale"><draw:text-box><text:p text:style-name="Normal"><text:span text:style-name="T359">if</text:span></text:p></draw:text-box><svg:title/><svg:desc/></draw:frame><draw:frame draw:id="id16" draw:style-name="a16" draw:name="Text Box 130" svg:x="1.0453in" svg:y="0.3146in" svg:width="0.078in" svg:height="0.1768in" style:rel-width="scale" style:rel-height="scale"><draw:text-box><text:p text:style-name="Normal"><text:span text:style-name="T360">p</text:span></text:p></draw:text-box><svg:title/><svg:desc/></draw:frame><draw:frame draw:id="id17" draw:style-name="a17" draw:name="Text Box 131" svg:x="1.12788in" svg:y="0.29697in" svg:width="0.07778in" svg:height="0.18681in" style:rel-width="scale" style:rel-height="scale"><draw:text-box><text:p text:style-name="Normal"><text:span text:style-name="T361"></text:span></text:p></draw:text-box><svg:title/><svg:desc/></draw:frame><draw:frame draw:id="id18" draw:style-name="a18" draw:name="Text Box 132" svg:x="1.2634in" svg:y="0.3146in" svg:width="0.078in" svg:height="0.1768in" style:rel-width="scale" style:rel-height="scale"><draw:text-box><text:p text:style-name="Normal"><text:span text:style-name="T362">q</text:span></text:p></draw:text-box><svg:title/><svg:desc/></draw:frame><draw:frame draw:id="id19" draw:style-name="a19" draw:name="Text Box 133" svg:x="1.32151in" svg:y="0in" svg:width="0.12917in" svg:height="0.5in" style:rel-width="scale" style:rel-height="scale"><draw:text-box><text:p text:style-name="Normal"><text:span text:style-name="T363">}</text:span></text:p></draw:text-box><svg:title/><svg:desc/></draw:frame></draw:g></text:span></text:p>
      <text:p text:style-name="P364"/>
      <text:p text:style-name="P365">Dengan asumsi kita bahwa p &gt; q, nilai kemungkinan akan turun secara eksponensial seiring dengan<text:s/>peningkatan jumlah blok yang harus dikejar oleh penyerang. Dengan kondisi yang tidak menguntungkan ini, jika penyerang tidak mendapatkan keberuntungan dengan melakukan sergapan lebih awal, maka kesempatannya akan menjadi sangat kecil karena dia akan tertinggal jauh di belakang.</text:p>
      <text:p text:style-name="P366">Sekarang kita pertimbangkan berapa lama penerima suatu transaksi baru perlu menunggu sebelum cukup mendapatkan kepastian bahwa pengirim sudah tidak bisa melakukan perubahan pada transaksi. Kita beranggapan bahwa pengirim adalah seorang penyerang yang bermaksud untuk mengelabui penerima bahwa dia sudah melakukan pembayaran, kemudian mengembalikan pembayaran kepada dirinya sendiri setelah beberapa saat. Penerima akan mendapat peringatan atas kejadian ini, namun pengirim berharap bahwa<text:s/>saat itu sudah terlambat. <text:s/></text:p>
      <text:p text:style-name="P367"><text:span text:style-name="T368">Penerima akan menghasikan sepasang kunci baru dan mengirimkan<text:s/></text:span><text:span text:style-name="T369">public key<text:s/></text:span><text:span text:style-name="T370">kepada pengirim sesaat sebelum menandatanganinya. Ini mencegah pengirim untuk mempersiapkan sebuah rantai blok sebelumnya dengan mengolah secara terus-mene</text:span><text:span text:style-name="T371">rus sampai cukup beruntung mendapatkan posisi cukup jauh di depan, kemudian mengeksekusi transaksi pada saat itu. Segera setelah sebuat transaksi terkirim, pengirim yang tidak jujur mulai membuat versi lain dari transaksi tersebut secara paralel dan tersem</text:span><text:span text:style-name="T372">bunyi.</text:span></text:p>
      <text:p text:style-name="P373">Penerima menunggu sampai transaksi berhasil ditambahkan pada sebuah blok dan z blok telah tertautkan sesudahnya. Dia tidak mengetahui secara pasti perkembangan dari aksi sang penyerang, tapi dengan asumsi titik-titik jujur memerlukan jumlah waktu rata-rata yang diperkirakan per blok, tingkat perkembangan potensial dari sang penyerang akan menjadi distribusi Poisson <text:s/>dengan nilai yang telah diperkirakan:</text:p>
      <text:p text:style-name="P374"/>
      <text:p text:style-name="P375"><text:span text:style-name="T376"><draw:g draw:name="Group 134" draw:id="id26" draw:style-name="a26" text:anchor-type="as-char"><svg:title/><svg:desc/><draw:frame draw:id="id21" draw:style-name="a21" draw:name="Text Box 135" svg:x="0in" svg:y="0.09712in" svg:width="0.15417in" svg:height="0.18681in" style:rel-width="scale" style:rel-height="scale"><draw:text-box><text:p text:style-name="Normal"><text:span text:style-name="T377">=</text:span></text:p></draw:text-box><svg:title/><svg:desc/></draw:frame><draw:frame draw:id="id22" draw:style-name="a22" draw:name="Text Box 136" svg:x="0.2181in" svg:y="0.1102in" svg:width="0.0614in" svg:height="0.1768in" style:rel-width="scale" style:rel-height="scale"><draw:text-box><text:p text:style-name="Normal"><text:span text:style-name="T378">z</text:span></text:p></draw:text-box><svg:title/><svg:desc/></draw:frame><draw:custom-shape svg:x="0.31242in" svg:y="0.19633in" svg:width="0.07889in" svg:height="0.00667in" draw:id="id23" draw:style-name="a23" draw:name="Freeform 137"><svg:title/><svg:desc/><text:p text:style-name="Normal"/><draw:enhanced-geometry draw:type="non-primitive" svg:viewBox="0 0 303 18" draw:enhanced-path="M 0 18 L 303 18 303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3"/><draw:equation draw:name="f7" draw:formula="?f4 / 18"/><draw:equation draw:name="f8" draw:formula="?f0 / ?f6"/><draw:equation draw:name="f9" draw:formula="?f1 / ?f6"/><draw:equation draw:name="f10" draw:formula="?f2 / ?f7"/><draw:equation draw:name="f11" draw:formula="?f3 / ?f7"/></draw:enhanced-geometry></draw:custom-shape><draw:frame draw:id="id24" draw:style-name="a24" draw:name="Text Box 138" svg:x="0.3335in" svg:y="0in" svg:width="0.078in" svg:height="0.1768in" style:rel-width="scale" style:rel-height="scale"><draw:text-box><text:p text:style-name="Normal"><text:span text:style-name="T379">q</text:span></text:p></draw:text-box><svg:title/><svg:desc/></draw:frame><draw:frame draw:id="id25" draw:style-name="a25" draw:name="Text Box 139" svg:x="0.3445in" svg:y="0.1874in" svg:width="0.078in" svg:height="0.1768in" style:rel-width="scale" style:rel-height="scale"><draw:text-box><text:p text:style-name="Normal"><text:span text:style-name="T380">p</text:span></text:p></draw:text-box><svg:title/><svg:desc/></draw:frame></draw:g></text:span></text:p>
      <text:p text:style-name="P381"/>
      <text:p text:style-name="P382">Untuk mendapatkan kemungkinan sang penyerang masih bisa mengejar saat ini, kita mengalikan Poisson density untuk setiap jumlah perkembangan yang dia sudah dapat lakukan dengan kemungkinan yang dia dapat kejar pada saat itu:</text:p>
      <text:p text:style-name="P383"><text:span text:style-name="T384"><draw:g draw:name="Group 140" draw:id="id59" draw:style-name="a59" text:anchor-type="as-char"><svg:title/><svg:desc/><draw:frame draw:id="id27" draw:style-name="a27" draw:name="Text Box 141" svg:x="0in" svg:y="0.14079in" svg:width="0.12083in" svg:height="0.27153in" style:rel-width="scale" style:rel-height="scale"><draw:text-box><text:p text:style-name="Normal"><text:span text:style-name="T385">∑</text:span></text:p></draw:text-box><svg:title/><svg:desc/></draw:frame><draw:frame draw:id="id28" draw:style-name="a28" draw:name="Text Box 142" svg:x="0in" svg:y="0.3874in" svg:width="0.0425in" svg:height="0.1071in" style:rel-width="scale" style:rel-height="scale"><draw:text-box><text:p text:style-name="Normal"><text:span text:style-name="T386">k</text:span></text:p></draw:text-box><svg:title/><svg:desc/></draw:frame><draw:frame draw:id="id29" draw:style-name="a29" draw:name="Text Box 143" svg:x="0.05159in" svg:y="0.38041in" svg:width="0.04514in" svg:height="0.11042in" style:rel-width="scale" style:rel-height="scale"><draw:text-box><text:p text:style-name="Normal"><text:span text:style-name="T387">=</text:span></text:p></draw:text-box><svg:title/><svg:desc/></draw:frame><draw:frame draw:id="id30" draw:style-name="a30" draw:name="Text Box 144" svg:x="0.1252in" svg:y="0.3874in" svg:width="0.0476in" svg:height="0.1071in" style:rel-width="scale" style:rel-height="scale"><draw:text-box><text:p text:style-name="Normal"><text:span text:style-name="T388">0</text:span></text:p></draw:text-box><svg:title/><svg:desc/></draw:frame><draw:frame draw:id="id31" draw:style-name="a31" draw:name="Text Box 145" svg:x="0.05159in" svg:y="0.09712in" svg:width="0.07708in" svg:height="0.11042in" style:rel-width="scale" style:rel-height="scale"><draw:text-box><text:p text:style-name="Normal"><text:span text:style-name="T389">∞</text:span></text:p></draw:text-box><svg:title/><svg:desc/></draw:frame><draw:frame draw:id="id32" draw:style-name="a32" draw:name="Text Box 146" svg:x="0.21807in" svg:y="0.10702in" svg:width="0.07778in" svg:height="0.18681in" style:rel-width="scale" style:rel-height="scale"><draw:text-box><text:p text:style-name="Normal"><text:span text:style-name="T390"></text:span></text:p></draw:text-box><svg:title/><svg:desc/></draw:frame><draw:frame draw:id="id33" draw:style-name="a33" draw:name="Text Box 147" svg:x="0.3126in" svg:y="0.0925in" svg:width="0.0425in" svg:height="0.1071in" style:rel-width="scale" style:rel-height="scale"><draw:text-box><text:p text:style-name="Normal"><text:span text:style-name="T391">k</text:span></text:p></draw:text-box><svg:title/><svg:desc/></draw:frame><draw:frame draw:id="id34" draw:style-name="a34" draw:name="Text Box 148" svg:x="0.3752in" svg:y="0.1209in" svg:width="0.0697in" svg:height="0.1768in" style:rel-width="scale" style:rel-height="scale"><draw:text-box><text:p text:style-name="Normal"><text:span text:style-name="T392">e</text:span></text:p></draw:text-box><svg:title/><svg:desc/></draw:frame><draw:custom-shape svg:x="0.21847in" svg:y="0.29507in" svg:width="0.07889in" svg:height="0.00667in" draw:id="id35" draw:style-name="a35" draw:name="Freeform 149"><svg:title/><svg:desc/><text:p text:style-name="Normal"/><draw:enhanced-geometry draw:type="non-primitive" svg:viewBox="0 0 924 18" draw:enhanced-path="M 0 18 L 924 18 924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4"/><draw:equation draw:name="f7" draw:formula="?f4 / 18"/><draw:equation draw:name="f8" draw:formula="?f0 / ?f6"/><draw:equation draw:name="f9" draw:formula="?f1 / ?f6"/><draw:equation draw:name="f10" draw:formula="?f2 / ?f7"/><draw:equation draw:name="f11" draw:formula="?f3 / ?f7"/></draw:enhanced-geometry></draw:custom-shape><draw:frame draw:id="id36" draw:style-name="a36" draw:name="Text Box 150" svg:x="0.44834in" svg:y="0.08653in" svg:width="0.09097in" svg:height="0.11042in" style:rel-width="scale" style:rel-height="scale"><draw:text-box><text:p text:style-name="Normal"><text:span text:style-name="T393">−</text:span></text:p></draw:text-box><svg:title/><svg:desc/></draw:frame><draw:frame draw:id="id37" draw:style-name="a37" draw:name="Text Box 151" svg:x="0.33339in" svg:y="0.3071in" svg:width="0.075in" svg:height="0.17569in" style:rel-width="scale" style:rel-height="scale"><draw:text-box><text:p text:style-name="Normal"><text:span text:style-name="T394">k</text:span></text:p></draw:text-box><svg:title/><svg:desc/></draw:frame><draw:frame draw:id="id38" draw:style-name="a38" draw:name="Text Box 152" svg:x="0.4165in" svg:y="0.2929in" svg:width="0.0469in" svg:height="0.1894in" style:rel-width="scale" style:rel-height="scale"><draw:text-box><text:p text:style-name="Normal"><text:span text:style-name="T395">!</text:span></text:p></draw:text-box><svg:title/><svg:desc/></draw:frame><draw:frame draw:id="id39" draw:style-name="a39" draw:name="Text Box 153" svg:x="0.57192in" svg:y="0.18885in" svg:width="0.04375in" svg:height="0.17917in" style:rel-width="scale" style:rel-height="scale"><draw:text-box><text:p text:style-name="Normal"><text:span text:style-name="T396">⋅</text:span></text:p></draw:text-box><svg:title/><svg:desc/></draw:frame><draw:frame draw:id="id40" draw:style-name="a40" draw:name="Text Box 154" svg:x="0.63611in" svg:y="0in" svg:width="0.12917in" svg:height="0.5in" style:rel-width="scale" style:rel-height="scale"><draw:text-box><text:p text:style-name="Normal"><text:span text:style-name="T397">{</text:span></text:p></draw:text-box><svg:title/><svg:desc/></draw:frame><draw:frame draw:id="id41" draw:style-name="a41" draw:name="Text Box 155" svg:x="0.7219in" svg:y="0.1235in" svg:width="0.07778in" svg:height="0.18681in" style:rel-width="scale" style:rel-height="scale"><draw:text-box><text:p text:style-name="Normal"><text:span text:style-name="T398"></text:span></text:p></draw:text-box><svg:title/><svg:desc/></draw:frame><draw:frame draw:id="id42" draw:style-name="a42" draw:name="Text Box 156" svg:x="0.7717in" svg:y="0.1362in" svg:width="0.078in" svg:height="0.1768in" style:rel-width="scale" style:rel-height="scale"><draw:text-box><text:p text:style-name="Normal"><text:span text:style-name="T399">q</text:span></text:p></draw:text-box><svg:title/><svg:desc/></draw:frame><draw:frame draw:id="id43" draw:style-name="a43" draw:name="Text Box 157" svg:x="0.86798in" svg:y="0.1235in" svg:width="0.05903in" svg:height="0.18681in" style:rel-width="scale" style:rel-height="scale"><draw:text-box><text:p text:style-name="Normal"><text:span text:style-name="T400">/</text:span></text:p></draw:text-box><svg:title/><svg:desc/></draw:frame><draw:frame draw:id="id44" draw:style-name="a44" draw:name="Text Box 158" svg:x="0.9492in" svg:y="0.1362in" svg:width="0.078in" svg:height="0.1768in" style:rel-width="scale" style:rel-height="scale"><draw:text-box><text:p text:style-name="Normal"><text:span text:style-name="T401">p</text:span></text:p></draw:text-box><svg:title/><svg:desc/></draw:frame><draw:frame draw:id="id45" draw:style-name="a45" draw:name="Text Box 159" svg:x="1.03336in" svg:y="0.1235in" svg:width="0.07778in" svg:height="0.18681in" style:rel-width="scale" style:rel-height="scale"><draw:text-box><text:p text:style-name="Normal"><text:span text:style-name="T402"></text:span></text:p></draw:text-box><svg:title/><svg:desc/></draw:frame><draw:frame draw:id="id46" draw:style-name="a46" draw:name="Text Box 160" svg:x="1.07505in" svg:y="0.09832in" svg:width="0.04583in" svg:height="0.11042in" style:rel-width="scale" style:rel-height="scale"><draw:text-box><text:p text:style-name="Normal"><text:span text:style-name="T403"></text:span></text:p></draw:text-box><svg:title/><svg:desc/></draw:frame><draw:frame draw:id="id47" draw:style-name="a47" draw:name="Text Box 161" svg:x="1.1181in" svg:y="0.1043in" svg:width="0.037in" svg:height="0.1071in" style:rel-width="scale" style:rel-height="scale"><draw:text-box><text:p text:style-name="Normal"><text:span text:style-name="T404">z</text:span></text:p></draw:text-box><svg:title/><svg:desc/></draw:frame><draw:frame draw:id="id48" draw:style-name="a48" draw:name="Text Box 162" svg:x="1.15964in" svg:y="0.09832in" svg:width="0.04514in" svg:height="0.11042in" style:rel-width="scale" style:rel-height="scale"><draw:text-box><text:p text:style-name="Normal"><text:span text:style-name="T405">−</text:span></text:p></draw:text-box><svg:title/><svg:desc/></draw:frame><draw:frame draw:id="id49" draw:style-name="a49" draw:name="Text Box 163" svg:x="1.2417in" svg:y="0.1043in" svg:width="0.0425in" svg:height="0.1071in" style:rel-width="scale" style:rel-height="scale"><draw:text-box><text:p text:style-name="Normal"><text:span text:style-name="T406">k</text:span></text:p></draw:text-box><svg:title/><svg:desc/></draw:frame><draw:frame draw:id="id50" draw:style-name="a50" draw:name="Text Box 164" svg:x="1.29432in" svg:y="0.09832in" svg:width="0.04583in" svg:height="0.11042in" style:rel-width="scale" style:rel-height="scale"><draw:text-box><text:p text:style-name="Normal"><text:span text:style-name="T407"></text:span></text:p></draw:text-box><svg:title/><svg:desc/></draw:frame><draw:frame draw:id="id51" draw:style-name="a51" draw:name="Text Box 165" svg:x="1.4608in" svg:y="0.10902in" svg:width="0.19792in" svg:height="0.17569in" style:rel-width="scale" style:rel-height="scale"><draw:text-box><text:p text:style-name="Normal"><text:span text:style-name="T408">if k</text:span></text:p></draw:text-box><svg:title/><svg:desc/></draw:frame><draw:frame draw:id="id52" draw:style-name="a52" draw:name="Text Box 166" svg:x="1.68047in" svg:y="0.09523in" svg:width="0.07639in" svg:height="0.18681in" style:rel-width="scale" style:rel-height="scale"><draw:text-box><text:p text:style-name="Normal"><text:span text:style-name="T409">≤</text:span></text:p></draw:text-box><svg:title/><svg:desc/></draw:frame><draw:frame draw:id="id53" draw:style-name="a53" draw:name="Text Box 167" svg:x="1.8252in" svg:y="0.1091in" svg:width="0.0614in" svg:height="0.1768in" style:rel-width="scale" style:rel-height="scale"><draw:text-box><text:p text:style-name="Normal"><text:span text:style-name="T410">z</text:span></text:p></draw:text-box><svg:title/><svg:desc/></draw:frame><draw:frame draw:id="id54" draw:style-name="a54" draw:name="Text Box 168" svg:x="0.9819in" svg:y="0.3126in" svg:width="0.078in" svg:height="0.1768in" style:rel-width="scale" style:rel-height="scale"><draw:text-box><text:p text:style-name="Normal"><text:span text:style-name="T411">1</text:span></text:p></draw:text-box><svg:title/><svg:desc/></draw:frame><draw:frame draw:id="id55" draw:style-name="a55" draw:name="Text Box 169" svg:x="1.4608in" svg:y="0.29507in" svg:width="0.19792in" svg:height="0.17569in" style:rel-width="scale" style:rel-height="scale"><draw:text-box><text:p text:style-name="Normal"><text:span text:style-name="T412">if k</text:span></text:p></draw:text-box><svg:title/><svg:desc/></draw:frame><draw:frame draw:id="id56" draw:style-name="a56" draw:name="Text Box 170" svg:x="1.68047in" svg:y="0.28088in" svg:width="0.07778in" svg:height="0.18681in" style:rel-width="scale" style:rel-height="scale"><draw:text-box><text:p text:style-name="Normal"><text:span text:style-name="T413"></text:span></text:p></draw:text-box><svg:title/><svg:desc/></draw:frame><draw:frame draw:id="id57" draw:style-name="a57" draw:name="Text Box 171" svg:x="1.8252in" svg:y="0.2953in" svg:width="0.0614in" svg:height="0.1768in" style:rel-width="scale" style:rel-height="scale"><draw:text-box><text:p text:style-name="Normal"><text:span text:style-name="T414">z</text:span></text:p></draw:text-box><svg:title/><svg:desc/></draw:frame><draw:frame draw:id="id58" draw:style-name="a58" draw:name="Text Box 172" svg:x="1.87494in" svg:y="0in" svg:width="0.12917in" svg:height="0.5in" style:rel-width="scale" style:rel-height="scale"><draw:text-box><text:p text:style-name="Normal"><text:span text:style-name="T415">}</text:span></text:p></draw:text-box><svg:title/><svg:desc/></draw:frame></draw:g></text:span></text:p>
      <text:p text:style-name="P416"/>
      <text:p text:style-name="P417">Setelah ditata ulang untuk menghindari menjumlahkan ekor tak terhingga pada distribusi...</text:p>
      <text:p text:style-name="P418"/>
      <text:p text:style-name="P419"><text:span text:style-name="T420"><draw:g draw:name="Group 173" draw:id="id87" draw:style-name="a87" text:anchor-type="as-char"><svg:title/><svg:desc/><draw:frame draw:id="id60" draw:style-name="a60" draw:name="Text Box 174" svg:x="0in" svg:y="0.1055in" svg:width="0.078in" svg:height="0.1768in" style:rel-width="scale" style:rel-height="scale"><draw:text-box><text:p text:style-name="Normal"><text:span text:style-name="T421">1</text:span></text:p></draw:text-box><svg:title/><svg:desc/></draw:frame><draw:frame draw:id="id61" draw:style-name="a61" draw:name="Text Box 175" svg:x="0.07198in" svg:y="0.0928in" svg:width="0.07639in" svg:height="0.18681in" style:rel-width="scale" style:rel-height="scale"><draw:text-box><text:p text:style-name="Normal"><text:span text:style-name="T422">−</text:span></text:p></draw:text-box><svg:title/><svg:desc/></draw:frame><draw:frame draw:id="id62" draw:style-name="a62" draw:name="Text Box 176" svg:x="0.19714in" svg:y="0.05824in" svg:width="0.12083in" svg:height="0.27153in" style:rel-width="scale" style:rel-height="scale"><draw:text-box><text:p text:style-name="Normal"><text:span text:style-name="T423">∑</text:span></text:p></draw:text-box><svg:title/><svg:desc/></draw:frame><draw:frame draw:id="id63" draw:style-name="a63" draw:name="Text Box 177" svg:x="0.2083in" svg:y="0.311in" svg:width="0.0425in" svg:height="0.1071in" style:rel-width="scale" style:rel-height="scale"><draw:text-box><text:p text:style-name="Normal"><text:span text:style-name="T424">k</text:span></text:p></draw:text-box><svg:title/><svg:desc/></draw:frame><draw:frame draw:id="id64" draw:style-name="a64" draw:name="Text Box 178" svg:x="0.25972in" svg:y="0.30398in" svg:width="0.04514in" svg:height="0.11042in" style:rel-width="scale" style:rel-height="scale"><draw:text-box><text:p text:style-name="Normal"><text:span text:style-name="T425">=</text:span></text:p></draw:text-box><svg:title/><svg:desc/></draw:frame><draw:frame draw:id="id65" draw:style-name="a65" draw:name="Text Box 179" svg:x="0.3335in" svg:y="0.311in" svg:width="0.0476in" svg:height="0.1071in" style:rel-width="scale" style:rel-height="scale"><draw:text-box><text:p text:style-name="Normal"><text:span text:style-name="T426">0</text:span></text:p></draw:text-box><svg:title/><svg:desc/></draw:frame><draw:frame draw:id="id66" draw:style-name="a66" draw:name="Text Box 180" svg:x="0.2728in" svg:y="0in" svg:width="0.037in" svg:height="0.1071in" style:rel-width="scale" style:rel-height="scale"><draw:text-box><text:p text:style-name="Normal"><text:span text:style-name="T427">z</text:span></text:p></draw:text-box><svg:title/><svg:desc/></draw:frame><draw:frame draw:id="id67" draw:style-name="a67" draw:name="Text Box 181" svg:x="0.42346in" svg:y="0.0173in" svg:width="0.07778in" svg:height="0.18681in" style:rel-width="scale" style:rel-height="scale"><draw:text-box><text:p text:style-name="Normal"><text:span text:style-name="T428"></text:span></text:p></draw:text-box><svg:title/><svg:desc/></draw:frame><draw:frame draw:id="id68" draw:style-name="a68" draw:name="Text Box 182" svg:x="0.5071in" svg:y="0.0173in" svg:width="0.0425in" svg:height="0.1071in" style:rel-width="scale" style:rel-height="scale"><draw:text-box><text:p text:style-name="Normal"><text:span text:style-name="T429">k</text:span></text:p></draw:text-box><svg:title/><svg:desc/></draw:frame><draw:frame draw:id="id69" draw:style-name="a69" draw:name="Text Box 183" svg:x="0.5807in" svg:y="0.0366in" svg:width="0.0697in" svg:height="0.1768in" style:rel-width="scale" style:rel-height="scale"><draw:text-box><text:p text:style-name="Normal"><text:span text:style-name="T430">e</text:span></text:p></draw:text-box><svg:title/><svg:desc/></draw:frame><draw:custom-shape svg:x="0.41407in" svg:y="0.21498in" svg:width="0.07889in" svg:height="0.00667in" draw:id="id70" draw:style-name="a70" draw:name="Freeform 184"><svg:title/><svg:desc/><text:p text:style-name="Normal"/><draw:enhanced-geometry draw:type="non-primitive" svg:viewBox="0 0 924 18" draw:enhanced-path="M 0 18 L 924 18 924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4"/><draw:equation draw:name="f7" draw:formula="?f4 / 18"/><draw:equation draw:name="f8" draw:formula="?f0 / ?f6"/><draw:equation draw:name="f9" draw:formula="?f1 / ?f6"/><draw:equation draw:name="f10" draw:formula="?f2 / ?f7"/><draw:equation draw:name="f11" draw:formula="?f3 / ?f7"/></draw:enhanced-geometry></draw:custom-shape><draw:frame draw:id="id71" draw:style-name="a71" draw:name="Text Box 185" svg:x="0.64979in" svg:y="0.0098in" svg:width="0.09097in" svg:height="0.11042in" style:rel-width="scale" style:rel-height="scale"><draw:text-box><text:p text:style-name="Normal"><text:span text:style-name="T431">−</text:span></text:p></draw:text-box><svg:title/><svg:desc/></draw:frame><draw:frame draw:id="id72" draw:style-name="a72" draw:name="Text Box 186" svg:x="0.53883in" svg:y="0.23388in" svg:width="0.075in" svg:height="0.17569in" style:rel-width="scale" style:rel-height="scale"><draw:text-box><text:p text:style-name="Normal"><text:span text:style-name="T432">k</text:span></text:p></draw:text-box><svg:title/><svg:desc/></draw:frame><draw:frame draw:id="id73" draw:style-name="a73" draw:name="Text Box 187" svg:x="0.6209in" svg:y="0.2154in" svg:width="0.0469in" svg:height="0.1894in" style:rel-width="scale" style:rel-height="scale"><draw:text-box><text:p text:style-name="Normal"><text:span text:style-name="T433">!</text:span></text:p></draw:text-box><svg:title/><svg:desc/></draw:frame><draw:frame draw:id="id74" draw:style-name="a74" draw:name="Text Box 188" svg:x="0.79814in" svg:y="0.05279in" svg:width="0.10208in" svg:height="0.24583in" style:rel-width="scale" style:rel-height="scale"><draw:text-box><text:p text:style-name="Normal"><text:span text:style-name="T434"></text:span></text:p></draw:text-box><svg:title/><svg:desc/></draw:frame><draw:frame draw:id="id75" draw:style-name="a75" draw:name="Text Box 189" svg:x="0.8484in" svg:y="0.1055in" svg:width="0.078in" svg:height="0.1768in" style:rel-width="scale" style:rel-height="scale"><draw:text-box><text:p text:style-name="Normal"><text:span text:style-name="T435">1</text:span></text:p></draw:text-box><svg:title/><svg:desc/></draw:frame><draw:frame draw:id="id76" draw:style-name="a76" draw:name="Text Box 190" svg:x="0.9261in" svg:y="0.09289in" svg:width="0.15417in" svg:height="0.18681in" style:rel-width="scale" style:rel-height="scale"><draw:text-box><text:p text:style-name="Normal"><text:span text:style-name="T436">−</text:span></text:p></draw:text-box><svg:title/><svg:desc/></draw:frame><draw:frame draw:id="id77" draw:style-name="a77" draw:name="Text Box 191" svg:x="1.1083in" svg:y="0.1055in" svg:width="0.078in" svg:height="0.1768in" style:rel-width="scale" style:rel-height="scale"><draw:text-box><text:p text:style-name="Normal"><text:span text:style-name="T437">q</text:span></text:p></draw:text-box><svg:title/><svg:desc/></draw:frame><draw:frame draw:id="id78" draw:style-name="a78" draw:name="Text Box 192" svg:x="1.19532in" svg:y="0.09289in" svg:width="0.05903in" svg:height="0.18681in" style:rel-width="scale" style:rel-height="scale"><draw:text-box><text:p text:style-name="Normal"><text:span text:style-name="T438">/</text:span></text:p></draw:text-box><svg:title/><svg:desc/></draw:frame><draw:frame draw:id="id79" draw:style-name="a79" draw:name="Text Box 193" svg:x="1.2846in" svg:y="0.1055in" svg:width="0.078in" svg:height="0.1768in" style:rel-width="scale" style:rel-height="scale"><draw:text-box><text:p text:style-name="Normal"><text:span text:style-name="T439">p</text:span></text:p></draw:text-box><svg:title/><svg:desc/></draw:frame><draw:frame draw:id="id80" draw:style-name="a80" draw:name="Text Box 194" svg:x="1.36216in" svg:y="0.09289in" svg:width="0.07778in" svg:height="0.18681in" style:rel-width="scale" style:rel-height="scale"><draw:text-box><text:p text:style-name="Normal"><text:span text:style-name="T440"></text:span></text:p></draw:text-box><svg:title/><svg:desc/></draw:frame><draw:frame draw:id="id81" draw:style-name="a81" draw:name="Text Box 195" svg:x="1.40385in" svg:y="0.07439in" svg:width="0.04583in" svg:height="0.11042in" style:rel-width="scale" style:rel-height="scale"><draw:text-box><text:p text:style-name="Normal"><text:span text:style-name="T441"></text:span></text:p></draw:text-box><svg:title/><svg:desc/></draw:frame><draw:frame draw:id="id82" draw:style-name="a82" draw:name="Text Box 196" svg:x="1.4457in" svg:y="0.0783in" svg:width="0.037in" svg:height="0.1071in" style:rel-width="scale" style:rel-height="scale"><draw:text-box><text:p text:style-name="Normal"><text:span text:style-name="T442">z</text:span></text:p></draw:text-box><svg:title/><svg:desc/></draw:frame><draw:frame draw:id="id83" draw:style-name="a83" draw:name="Text Box 197" svg:x="1.48692in" svg:y="0.07439in" svg:width="0.04514in" svg:height="0.11042in" style:rel-width="scale" style:rel-height="scale"><draw:text-box><text:p text:style-name="Normal"><text:span text:style-name="T443">−</text:span></text:p></draw:text-box><svg:title/><svg:desc/></draw:frame><draw:frame draw:id="id84" draw:style-name="a84" draw:name="Text Box 198" svg:x="1.5709in" svg:y="0.0783in" svg:width="0.0425in" svg:height="0.1071in" style:rel-width="scale" style:rel-height="scale"><draw:text-box><text:p text:style-name="Normal"><text:span text:style-name="T444">k</text:span></text:p></draw:text-box><svg:title/><svg:desc/></draw:frame><draw:frame draw:id="id85" draw:style-name="a85" draw:name="Text Box 199" svg:x="1.62148in" svg:y="0.07439in" svg:width="0.04583in" svg:height="0.11042in" style:rel-width="scale" style:rel-height="scale"><draw:text-box><text:p text:style-name="Normal"><text:span text:style-name="T445"></text:span></text:p></draw:text-box><svg:title/><svg:desc/></draw:frame><draw:frame draw:id="id86" draw:style-name="a86" draw:name="Text Box 200" svg:x="1.65377in" svg:y="0.05279in" svg:width="0.10208in" svg:height="0.24583in" style:rel-width="scale" style:rel-height="scale"><draw:text-box><text:p text:style-name="Normal"><text:span text:style-name="T446"></text:span></text:p></draw:text-box><svg:title/><svg:desc/></draw:frame></draw:g></text:span></text:p>
      <text:p text:style-name="P447"/>
      <text:p text:style-name="P448">Dikonversi ke<text:s/>bahasa program C …</text:p>
      <text:p text:style-name="P449"/>
      <text:p text:style-name="P450"><text:span text:style-name="T451"><draw:g draw:name="Group 201" draw:id="id104" draw:style-name="a104" text:anchor-type="as-char"><svg:title/><svg:desc/><draw:frame draw:id="id88" draw:style-name="a88" draw:name="Text Box 202" svg:x="0in" svg:y="0in" svg:width="1.135in" svg:height="0.1268in" style:rel-width="scale" style:rel-height="scale"><draw:text-box><text:p text:style-name="Normal"><text:span text:style-name="T452">#include &lt;math.h&gt;</text:span></text:p></draw:text-box><svg:title/><svg:desc/></draw:frame><draw:frame draw:id="id89" draw:style-name="a89" draw:name="Text Box 203" svg:x="0in" svg:y="0.1264in" svg:width="3.335in" svg:height="0.1268in" style:rel-width="scale" style:rel-height="scale"><draw:text-box><text:p text:style-name="Normal"><text:span text:style-name="T453">double AttackerSuccessProbability(double q, int z)</text:span></text:p></draw:text-box><svg:title/><svg:desc/></draw:frame><draw:frame draw:id="id90" draw:style-name="a90" draw:name="Text Box 204" svg:x="0in" svg:y="0.2516in" svg:width="0.0685in" svg:height="0.1268in" style:rel-width="scale" style:rel-height="scale"><draw:text-box><text:p text:style-name="Normal"><text:span text:style-name="T454">{</text:span></text:p></draw:text-box><svg:title/><svg:desc/></draw:frame><draw:frame draw:id="id91" draw:style-name="a91" draw:name="Text Box 205" svg:x="0in" svg:y="0.378in" svg:width="1.535in" svg:height="0.1268in" style:rel-width="scale" style:rel-height="scale"><draw:text-box><text:p text:style-name="Normal"><text:span text:style-name="T455"><text:s text:c="4"/>double p = 1.0 - q;</text:span></text:p></draw:text-box><svg:title/><svg:desc/></draw:frame><draw:frame draw:id="id92" draw:style-name="a92" draw:name="Text Box 206" svg:x="0in" svg:y="0.5028in" svg:width="2.135in" svg:height="0.1268in" style:rel-width="scale" style:rel-height="scale"><draw:text-box><text:p text:style-name="Normal"><text:span text:style-name="T456"><text:s text:c="4"/>double lambda = z * (q / p);</text:span></text:p></draw:text-box><svg:title/><svg:desc/></draw:frame><draw:frame draw:id="id93" draw:style-name="a93" draw:name="Text Box 207" svg:x="0in" svg:y="0.6291in" svg:width="1.4016in" svg:height="0.1268in" style:rel-width="scale" style:rel-height="scale"><draw:text-box><text:p text:style-name="Normal"><text:span text:style-name="T457"><text:s text:c="4"/>double sum = 1.0;</text:span></text:p></draw:text-box><svg:title/><svg:desc/></draw:frame><draw:frame draw:id="id94" draw:style-name="a94" draw:name="Text Box 208" svg:x="0in" svg:y="0.7543in" svg:width="0.8685in" svg:height="0.1268in" style:rel-width="scale" style:rel-height="scale"><draw:text-box><text:p text:style-name="Normal"><text:span text:style-name="T458"><text:s text:c="4"/>int i, k;</text:span></text:p></draw:text-box><svg:title/><svg:desc/></draw:frame><draw:frame draw:id="id95" draw:style-name="a95" draw:name="Text Box 209" svg:x="0in" svg:y="0.8807in" svg:width="1.8685in" svg:height="0.1268in" style:rel-width="scale" style:rel-height="scale"><draw:text-box><text:p text:style-name="Normal"><text:span text:style-name="T459"><text:s text:c="4"/>for (k = 0; k &lt;= z; k++)</text:span></text:p></draw:text-box><svg:title/><svg:desc/></draw:frame><draw:frame draw:id="id96" draw:style-name="a96" draw:name="Text Box 210" svg:x="0in" svg:y="1.0055in" svg:width="0.335in" svg:height="0.1268in" style:rel-width="scale" style:rel-height="scale"><draw:text-box><text:p text:style-name="Normal"><text:span text:style-name="T460"><text:s text:c="4"/>{</text:span></text:p></draw:text-box><svg:title/><svg:desc/></draw:frame><draw:frame draw:id="id97" draw:style-name="a97" draw:name="Text Box 211" svg:x="0in" svg:y="1.1319in" svg:width="2.535in" svg:height="0.1268in" style:rel-width="scale" style:rel-height="scale"><draw:text-box><text:p text:style-name="Normal"><text:span text:style-name="T461"><text:s text:c="8"/></text:span><text:span text:style-name="T462">double poisson = exp(-lambda);</text:span></text:p></draw:text-box><svg:title/><svg:desc/></draw:frame><draw:frame draw:id="id98" draw:style-name="a98" draw:name="Text Box 212" svg:x="0in" svg:y="1.2571in" svg:width="2.135in" svg:height="0.1268in" style:rel-width="scale" style:rel-height="scale"><draw:text-box><text:p text:style-name="Normal"><text:span text:style-name="T463"><text:s text:c="8"/>for (i = 1; i &lt;= k; i++)</text:span></text:p></draw:text-box><svg:title/><svg:desc/></draw:frame><draw:frame draw:id="id99" draw:style-name="a99" draw:name="Text Box 213" svg:x="0in" svg:y="1.3835in" svg:width="2.2685in" svg:height="0.1268in" style:rel-width="scale" style:rel-height="scale"><draw:text-box><text:p text:style-name="Normal"><text:span text:style-name="T464"><text:s text:c="12"/>poisson *= lambda / i;</text:span></text:p></draw:text-box><svg:title/><svg:desc/></draw:frame><draw:frame draw:id="id100" draw:style-name="a100" draw:name="Text Box 214" svg:x="0in" svg:y="1.5083in" svg:width="3.2685in" svg:height="0.1268in" style:rel-width="scale" style:rel-height="scale"><draw:text-box><text:p text:style-name="Normal"><text:span text:style-name="T465"><text:s text:c="8"/>sum -= poisson * (1 - pow(q / p, z - k));</text:span></text:p></draw:text-box><svg:title/><svg:desc/></draw:frame><draw:frame draw:id="id101" draw:style-name="a101" draw:name="Text Box 215" svg:x="0in" svg:y="1.6346in" svg:width="0.335in" svg:height="0.1268in" style:rel-width="scale" style:rel-height="scale"><draw:text-box><text:p text:style-name="Normal"><text:span text:style-name="T466"><text:s text:c="4"/>}</text:span></text:p></draw:text-box><svg:title/><svg:desc/></draw:frame><draw:frame draw:id="id102" draw:style-name="a102" draw:name="Text Box 216" svg:x="0in" svg:y="1.7598in" svg:width="1.0016in" svg:height="0.1268in" style:rel-width="scale" style:rel-height="scale"><draw:text-box><text:p text:style-name="Normal"><text:span text:style-name="T467"><text:s text:c="4"/>return sum;</text:span></text:p></draw:text-box><svg:title/><svg:desc/></draw:frame><draw:frame draw:id="id103" draw:style-name="a103" draw:name="Text Box 217" svg:x="0in" svg:y="1.8862in" svg:width="0.0685in" svg:height="0.1268in" style:rel-width="scale" style:rel-height="scale"><draw:text-box><text:p text:style-name="Normal"><text:span text:style-name="T468">}</text:span></text:p></draw:text-box><svg:title/><svg:desc/></draw:frame></draw:g></text:span></text:p>
      <text:p text:style-name="P469"/>
      <text:p text:style-name="P470">Jika kita jalankan kode berikut, kita dapat melihat<text:s/>kemungkinan penurunan secara exponensial pada nilai z.</text:p>
      <text:p text:style-name="P471"/>
      <text:p text:style-name="P472"><text:span text:style-name="T473"><draw:g draw:name="Group 218" draw:id="id129" draw:style-name="a129" text:anchor-type="as-char"><svg:title/><svg:desc/><draw:frame draw:id="id105" draw:style-name="a105" draw:name="Text Box 219" svg:x="0in" svg:y="0in" svg:width="0.335in" svg:height="0.1268in" style:rel-width="scale" style:rel-height="scale"><draw:text-box><text:p text:style-name="Normal"><text:span text:style-name="T474">q=0.1</text:span></text:p></draw:text-box><svg:title/><svg:desc/></draw:frame><draw:frame draw:id="id106" draw:style-name="a106" draw:name="Text Box 220" svg:x="0in" svg:y="0.1252in" svg:width="1.2016in" svg:height="0.1268in" style:rel-width="scale" style:rel-height="scale"><draw:text-box><text:p text:style-name="Normal"><text:span text:style-name="T475">z=0 <text:s text:c="3"/>P=1.0000000</text:span></text:p></draw:text-box><svg:title/><svg:desc/></draw:frame><draw:frame draw:id="id107" draw:style-name="a107" draw:name="Text Box 221" svg:x="0in" svg:y="0.2516in" svg:width="1.2016in" svg:height="0.1268in" style:rel-width="scale" style:rel-height="scale"><draw:text-box><text:p text:style-name="Normal"><text:span text:style-name="T476">z=1 <text:s text:c="3"/>P=0.2045873</text:span></text:p></draw:text-box><svg:title/><svg:desc/></draw:frame><draw:frame draw:id="id108" draw:style-name="a108" draw:name="Text Box 222" svg:x="0in" svg:y="0.3764in" svg:width="1.2016in" svg:height="0.1268in" style:rel-width="scale" style:rel-height="scale"><draw:text-box><text:p text:style-name="Normal"><text:span text:style-name="T477">z=2 <text:s text:c="3"/>P=0.0509779</text:span></text:p></draw:text-box><svg:title/><svg:desc/></draw:frame><draw:frame draw:id="id109" draw:style-name="a109" draw:name="Text Box 223" svg:x="0in" svg:y="0.5028in" svg:width="1.2016in" svg:height="0.1268in" style:rel-width="scale" style:rel-height="scale"><draw:text-box><text:p text:style-name="Normal"><text:span text:style-name="T478">z=3 <text:s text:c="3"/>P=0.0131722</text:span></text:p></draw:text-box><svg:title/><svg:desc/></draw:frame><draw:frame draw:id="id110" draw:style-name="a110" draw:name="Text Box 224" svg:x="0in" svg:y="0.628in" svg:width="1.2016in" svg:height="0.1268in" style:rel-width="scale" style:rel-height="scale"><draw:text-box><text:p text:style-name="Normal"><text:span text:style-name="T479">z=4 <text:s text:c="3"/>P=0.0034552</text:span></text:p></draw:text-box><svg:title/><svg:desc/></draw:frame><draw:frame draw:id="id111" draw:style-name="a111" draw:name="Text Box 225" svg:x="0in" svg:y="0.7543in" svg:width="1.2016in" svg:height="0.1268in" style:rel-width="scale" style:rel-height="scale"><draw:text-box><text:p text:style-name="Normal"><text:span text:style-name="T480">z=5 <text:s text:c="3"/>P=0.0009137</text:span></text:p></draw:text-box><svg:title/><svg:desc/></draw:frame><draw:frame draw:id="id112" draw:style-name="a112" draw:name="Text Box 226" svg:x="0in" svg:y="0.8791in" svg:width="1.2016in" svg:height="0.1268in" style:rel-width="scale" style:rel-height="scale"><draw:text-box><text:p text:style-name="Normal"><text:span text:style-name="T481">z=6 <text:s text:c="3"/>P=0.0002428</text:span></text:p></draw:text-box><svg:title/><svg:desc/></draw:frame><draw:frame draw:id="id113" draw:style-name="a113" draw:name="Text Box 227" svg:x="0in" svg:y="1.0055in" svg:width="1.2016in" svg:height="0.1268in" style:rel-width="scale" style:rel-height="scale"><draw:text-box><text:p text:style-name="Normal"><text:span text:style-name="T482">z=7 <text:s text:c="3"/>P=0.0000647</text:span></text:p></draw:text-box><svg:title/><svg:desc/></draw:frame><draw:frame draw:id="id114" draw:style-name="a114" draw:name="Text Box 228" svg:x="0in" svg:y="1.1307in" svg:width="1.2016in" svg:height="0.1268in" style:rel-width="scale" style:rel-height="scale"><draw:text-box><text:p text:style-name="Normal"><text:span text:style-name="T483">z=8 <text:s text:c="3"/>P=0.0000173</text:span></text:p></draw:text-box><svg:title/><svg:desc/></draw:frame><draw:frame draw:id="id115" draw:style-name="a115" draw:name="Text Box 229" svg:x="0in" svg:y="1.2571in" svg:width="1.2016in" svg:height="0.1268in" style:rel-width="scale" style:rel-height="scale"><draw:text-box><text:p text:style-name="Normal"><text:span text:style-name="T484">z=9 <text:s text:c="3"/>P=0.0000046</text:span></text:p></draw:text-box><svg:title/><svg:desc/></draw:frame><draw:frame draw:id="id116" draw:style-name="a116" draw:name="Text Box 230" svg:x="0in" svg:y="1.3819in" svg:width="1.2016in" svg:height="0.1268in" style:rel-width="scale" style:rel-height="scale"><draw:text-box><text:p text:style-name="Normal"><text:span text:style-name="T485">z=10 <text:s text:c="2"/>P=0.0000012</text:span></text:p></draw:text-box><svg:title/><svg:desc/></draw:frame><draw:frame draw:id="id117" draw:style-name="a117" draw:name="Text Box 231" svg:x="0in" svg:y="1.6484in" svg:width="0.335in" svg:height="0.1268in" style:rel-width="scale" style:rel-height="scale"><draw:text-box><text:p text:style-name="Normal"><text:span text:style-name="T486">q=0.3</text:span></text:p></draw:text-box><svg:title/><svg:desc/></draw:frame><draw:frame draw:id="id118" draw:style-name="a118" draw:name="Text Box 232" svg:x="0in" svg:y="1.7736in" svg:width="1.2016in" svg:height="0.1268in" style:rel-width="scale" style:rel-height="scale"><draw:text-box><text:p text:style-name="Normal"><text:span text:style-name="T487">z=0 <text:s text:c="3"/>P=1.0000000</text:span></text:p></draw:text-box><svg:title/><svg:desc/></draw:frame><draw:frame draw:id="id119" draw:style-name="a119" draw:name="Text Box 233" svg:x="0in" svg:y="1.9in" svg:width="1.2016in" svg:height="0.1268in" style:rel-width="scale" style:rel-height="scale"><draw:text-box><text:p text:style-name="Normal"><text:span text:style-name="T488">z=5 <text:s text:c="3"/>P=0.1773523</text:span></text:p></draw:text-box><svg:title/><svg:desc/></draw:frame><draw:frame draw:id="id120" draw:style-name="a120" draw:name="Text Box 234" svg:x="0in" svg:y="2.0252in" svg:width="1.2016in" svg:height="0.1268in" style:rel-width="scale" style:rel-height="scale"><draw:text-box><text:p text:style-name="Normal"><text:span text:style-name="T489">z=10 <text:s text:c="2"/>P=0.0416605</text:span></text:p></draw:text-box><svg:title/><svg:desc/></draw:frame><draw:frame draw:id="id121" draw:style-name="a121" draw:name="Text Box 235" svg:x="0in" svg:y="2.1516in" svg:width="1.2016in" svg:height="0.1268in" style:rel-width="scale" style:rel-height="scale"><draw:text-box><text:p text:style-name="Normal"><text:span text:style-name="T490">z=15 <text:s text:c="2"/>P=0.0101008</text:span></text:p></draw:text-box><svg:title/><svg:desc/></draw:frame><draw:frame draw:id="id122" draw:style-name="a122" draw:name="Text Box 236" svg:x="0in" svg:y="2.2764in" svg:width="1.2016in" svg:height="0.1268in" style:rel-width="scale" style:rel-height="scale"><draw:text-box><text:p text:style-name="Normal"><text:span text:style-name="T491">z=20 <text:s text:c="2"/>P=0.0024804</text:span></text:p></draw:text-box><svg:title/><svg:desc/></draw:frame><draw:frame draw:id="id123" draw:style-name="a123" draw:name="Text Box 237" svg:x="0in" svg:y="2.4028in" svg:width="1.2016in" svg:height="0.1268in" style:rel-width="scale" style:rel-height="scale"><draw:text-box><text:p text:style-name="Normal"><text:span text:style-name="T492">z=25 <text:s text:c="2"/>P=0.0006132</text:span></text:p></draw:text-box><svg:title/><svg:desc/></draw:frame><draw:frame draw:id="id124" draw:style-name="a124" draw:name="Text Box 238" svg:x="0in" svg:y="2.528in" svg:width="1.2016in" svg:height="0.1268in" style:rel-width="scale" style:rel-height="scale"><draw:text-box><text:p text:style-name="Normal"><text:span text:style-name="T493">z=30 <text:s text:c="2"/>P=0.0001522</text:span></text:p></draw:text-box><svg:title/><svg:desc/></draw:frame><draw:frame draw:id="id125" draw:style-name="a125" draw:name="Text Box 239" svg:x="0in" svg:y="2.6543in" svg:width="1.2016in" svg:height="0.1268in" style:rel-width="scale" style:rel-height="scale"><draw:text-box><text:p text:style-name="Normal"><text:span text:style-name="T494">z=35 <text:s text:c="2"/>P=0.0000379</text:span></text:p></draw:text-box><svg:title/><svg:desc/></draw:frame><draw:frame draw:id="id126" draw:style-name="a126" draw:name="Text Box 240" svg:x="0in" svg:y="2.7791in" svg:width="1.2016in" svg:height="0.1268in" style:rel-width="scale" style:rel-height="scale"><draw:text-box><text:p text:style-name="Normal"><text:span text:style-name="T495">z=40 <text:s text:c="2"/>P=0.0000095</text:span></text:p></draw:text-box><svg:title/><svg:desc/></draw:frame><draw:frame draw:id="id127" draw:style-name="a127" draw:name="Text Box 241" svg:x="0in" svg:y="2.9055in" svg:width="1.2016in" svg:height="0.1268in" style:rel-width="scale" style:rel-height="scale"><draw:text-box><text:p text:style-name="Normal"><text:span text:style-name="T496">z=45 <text:s text:c="2"/>P=0.0</text:span><text:span text:style-name="T497">000024</text:span></text:p></draw:text-box><svg:title/><svg:desc/></draw:frame><draw:frame draw:id="id128" draw:style-name="a128" draw:name="Text Box 242" svg:x="0in" svg:y="3.0307in" svg:width="1.2016in" svg:height="0.1268in" style:rel-width="scale" style:rel-height="scale"><draw:text-box><text:p text:style-name="Normal"><text:span text:style-name="T498">z=50 <text:s text:c="2"/>P=0.0000006</text:span></text:p></draw:text-box><svg:title/><svg:desc/></draw:frame></draw:g></text:span></text:p>
      <text:p text:style-name="P499"/>
      <text:p text:style-name="P500">Dengan menyelesaikan P kurang daripada 0.1%...</text:p>
      <text:p text:style-name="P501"/>
      <text:p text:style-name="P502"><text:span text:style-name="T503"><draw:g draw:name="Group 243" draw:id="id139" draw:style-name="a139" text:anchor-type="as-char"><svg:title/><svg:desc/><draw:frame draw:id="id130" draw:style-name="a130" draw:name="Text Box 244" svg:x="0in" svg:y="0in" svg:width="0.6016in" svg:height="0.1268in" style:rel-width="scale" style:rel-height="scale"><draw:text-box><text:p text:style-name="Normal"><text:span text:style-name="T504">P &lt; 0.001</text:span></text:p></draw:text-box><svg:title/><svg:desc/></draw:frame><draw:frame draw:id="id131" draw:style-name="a131" draw:name="Text Box 245" svg:x="0in" svg:y="0.1264in" svg:width="0.8016in" svg:height="0.1268in" style:rel-width="scale" style:rel-height="scale"><draw:text-box><text:p text:style-name="Normal"><text:span text:style-name="T505">q=0.10 <text:s text:c="2"/>z=5</text:span></text:p></draw:text-box><svg:title/><svg:desc/></draw:frame><draw:frame draw:id="id132" draw:style-name="a132" draw:name="Text Box 246" svg:x="0in" svg:y="0.2516in" svg:width="0.8016in" svg:height="0.1268in" style:rel-width="scale" style:rel-height="scale"><draw:text-box><text:p text:style-name="Normal"><text:span text:style-name="T506">q=0.15 <text:s text:c="2"/>z=8</text:span></text:p></draw:text-box><svg:title/><svg:desc/></draw:frame><draw:frame draw:id="id133" draw:style-name="a133" draw:name="Text Box 247" svg:x="0in" svg:y="0.378in" svg:width="0.8685in" svg:height="0.1268in" style:rel-width="scale" style:rel-height="scale"><draw:text-box><text:p text:style-name="Normal"><text:span text:style-name="T507">q=0.20 <text:s text:c="2"/>z=11</text:span></text:p></draw:text-box><svg:title/><svg:desc/></draw:frame><draw:frame draw:id="id134" draw:style-name="a134" draw:name="Text Box 248" svg:x="0in" svg:y="0.5028in" svg:width="0.8685in" svg:height="0.1268in" style:rel-width="scale" style:rel-height="scale"><draw:text-box><text:p text:style-name="Normal"><text:span text:style-name="T508">q=0.25 <text:s text:c="2"/>z=15</text:span></text:p></draw:text-box><svg:title/><svg:desc/></draw:frame><draw:frame draw:id="id135" draw:style-name="a135" draw:name="Text Box 249" svg:x="0in" svg:y="0.6291in" svg:width="0.8685in" svg:height="0.1268in" style:rel-width="scale" style:rel-height="scale"><draw:text-box><text:p text:style-name="Normal"><text:span text:style-name="T509">q=0.30 <text:s text:c="2"/>z=24</text:span></text:p></draw:text-box><svg:title/><svg:desc/></draw:frame><draw:frame draw:id="id136" draw:style-name="a136" draw:name="Text Box 250" svg:x="0in" svg:y="0.7543in" svg:width="0.8685in" svg:height="0.1268in" style:rel-width="scale" style:rel-height="scale"><draw:text-box><text:p text:style-name="Normal"><text:span text:style-name="T510">q=0.35 <text:s text:c="2"/>z=41</text:span></text:p></draw:text-box><svg:title/><svg:desc/></draw:frame><draw:frame draw:id="id137" draw:style-name="a137" draw:name="Text Box 251" svg:x="0in" svg:y="0.8807in" svg:width="0.8685in" svg:height="0.1268in" style:rel-width="scale" style:rel-height="scale"><draw:text-box><text:p text:style-name="Normal"><text:span text:style-name="T511">q=0.40 <text:s text:c="2"/>z=89</text:span></text:p></draw:text-box><svg:title/><svg:desc/></draw:frame><draw:frame draw:id="id138" draw:style-name="a138" draw:name="Text Box 252" svg:x="0in" svg:y="1.0055in" svg:width="0.935in" svg:height="0.1268in" style:rel-width="scale" style:rel-height="scale"><draw:text-box><text:p text:style-name="Normal"><text:span text:style-name="T512">q=0.45 <text:s text:c="2"/>z=340</text:span></text:p></draw:text-box><svg:title/><svg:desc/></draw:frame></draw:g></text:span></text:p>
      <text:h text:style-name="P513" text:outline-level="2">12. <text:s text:c="3"/>Kesimpulan</text:h>
      <text:p text:style-name="P514"><text:span text:style-name="T515">Kami</text:span><text:span text:style-name="T516"><text:s/>telah mengajukan sebuah sistem transaksi elektronik tanpa perlu bergantung pada kepercayaan. Kami memulai dengan kerangka kerja koin seperti biasa yang terdiri dari tandatangan digital, yang menyediakan kendali yang kuat atas kepemilikan, tapi tetap tidak</text:span><text:span text:style-name="T517"><text:s/>lengkap tanpa suatu cara untuk mencegah<text:s/></text:span><text:span text:style-name="T518">double-spending</text:span><text:span text:style-name="T519">. Untuk mengatasi hal ini, kami mengajukan jaringan<text:s/></text:span><text:span text:style-name="T520">peer-to-peer</text:span><text:span text:style-name="T521"><text:s/>dengan<text:s/></text:span><text:span text:style-name="T522">proof-of-work</text:span><text:span text:style-name="T523"><text:s/>untuk mencatat histori publik dari transaksi-transaksi yang dengan segera secara komputasi akan menjadi tidak<text:s/></text:span><text:span text:style-name="T524">mudah untuk diubah oleh penyerang jika titik-titik komputasi yang jujur mengendalikan mayoritas kekuatan komputasi. Kesederhanaan struktur menjadikan jaringan ini kuat. Semua titik komputasi bekerja secara bersamaan dengan sedikit koordinasi. Mereka tidak<text:s/></text:span><text:span text:style-name="T525">perlu teridentifikasi, karena pesan tidak disalurkan kepada tujuan tertentu dan hanya perlu disampaikan dengan dasar usaha terbaik (</text:span><text:span text:style-name="T526">best effort basis</text:span><text:span text:style-name="T527">). Titik-titik dapat meninggalkan jaringan dan bergabung kembali sesukanya, menerima rantai<text:s/></text:span><text:span text:style-name="T528">proof-of-work</text:span><text:span text:style-name="T529"><text:s/>s</text:span><text:span text:style-name="T530">ebagai bukti atas apa yang terjadi saat mereka tidak tergabung dengan jaringan. Mereka memberikan suara dengan kekuatan komputasi, menunjukkan persetujuan atas blok yang sah dengan meneruskan pemanjangan blok tersebut dan menolak blok yang tidak sah dengan</text:span><text:span text:style-name="T531"><text:s/>tidak mengolah nya. <text:s/>Setiap aturan dan insentif yang diperlukan dapat ditegakkan dengan mekanisme yang sudah dimufakati (</text:span><text:span text:style-name="T532">consensus mechanism</text:span><text:span text:style-name="T533">)</text:span><text:span text:style-name="T534"><text:s/>ini.</text:span></text:p>
      <text:p text:style-name="P535"/>
      <text:p text:style-name="P536"/>
      <text:h text:style-name="P537" text:outline-level="2">Referensi</text:h>
      <text:list text:style-name="Numbering2">
        <text:list-item text:start-value="1">
          <text:p text:style-name="P538">W. Dai, "b-money," http://www.weidai.com/bmoney.txt, 1998.</text:p>
        </text:list-item>
        <text:list-item>
          <text:p text:style-name="P539"><text:span text:style-name="T540">H. Massias, X.S. Avila, and J.-J. Qu</text:span><text:span text:style-name="T541">isquater, "Design of a secure timestamping service with minimal trust requirements," In<text:s/></text:span><text:span text:style-name="T542">20th Symposium on Information Theory in the Benelux</text:span><text:span text:style-name="T543">, May 1999.</text:span></text:p>
        </text:list-item>
        <text:list-item>
          <text:p text:style-name="P544"><text:span text:style-name="T545">S. Haber, W.S. Stornetta, "How to time-stamp a digital document," In<text:s/></text:span><text:span text:style-name="T546">Journal of Cryptology</text:span><text:span text:style-name="T547">, vol 3, no 2,</text:span><text:span text:style-name="T548"><text:s/>pages 99-111, 1991.</text:span></text:p>
        </text:list-item>
        <text:list-item>
          <text:p text:style-name="P549"><text:span text:style-name="T550">D. Bayer, S. Haber, W.S. Stornetta, "Improving the efficiency and reliability of digital time-stamping,"<text:s/></text:span><text:span text:style-name="T551">In Sequences II: Methods in Communication, Security and Computer Science</text:span><text:span text:style-name="T552">, pages 329-334, 1993.</text:span></text:p>
        </text:list-item>
        <text:list-item>
          <text:p text:style-name="P553"><text:span text:style-name="T554">S. Haber, W.S. Stornetta, "Secure</text:span><text:span text:style-name="T555"><text:s/>names for bit-strings," In<text:s/></text:span><text:span text:style-name="T556">Proceedings of the 4th ACM Conference on Computer and Communications Security</text:span><text:span text:style-name="T557">, pages 28-35, April 1997.</text:span></text:p>
        </text:list-item>
        <text:list-item>
          <text:p text:style-name="P558"><text:span text:style-name="T559">A. Back, "Hashcash - a denial of service counter-measure,"<text:s/></text:span><text:span text:style-name="T560"><text:line-break/></text:span><text:span text:style-name="T561">http://www.</text:span><text:span text:style-name="T562">hash</text:span><text:span text:style-name="T563">cash.org/papers/</text:span><text:span text:style-name="T564">hash</text:span><text:span text:style-name="T565">cash.pdf, 2002.</text:span></text:p>
        </text:list-item>
        <text:list-item>
          <text:p text:style-name="P566"><text:span text:style-name="T567"><text:s/>R.C. Merkl</text:span><text:span text:style-name="T568">e, "Protocols for public key cryptosystems," In Proc.<text:s/></text:span><text:span text:style-name="T569">1980 Symposium on Security and Privacy</text:span><text:span text:style-name="T570">, IEEE Computer Society, pages 122-133, April 1980.</text:span></text:p>
        </text:list-item>
        <text:list-item>
          <text:p text:style-name="P571"><text:span text:style-name="T572">W. Feller, "An introduction to probability theory and its applications," 1957.</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vg:panose-1="2 11 6 4 2 2 2 2 2 4"/>
    <style:font-face style:name="Lohit Hindi" svg:font-family="Lohit Hindi" style:font-family-generic="system" style:font-pitch="variable" svg:panose-1="2 11 6 4 2 2 2 2 2 4"/>
    <style:font-face style:name="Arial" svg:font-family="Arial" style:font-family-generic="swiss" style:font-pitch="variable" svg:panose-1="2 11 6 4 2 2 2 2 2 4"/>
    <style:font-face style:name="OpenSymbol" svg:font-family="OpenSymbol" style:font-family-generic="system" svg:panose-1="2 11 6 4 2 2 2 2 2 4"/>
    <style:font-face style:name="Liberation Mono" svg:font-family="Liberation Mono" style:font-family-generic="modern" style:font-pitch="fixed" svg:panose-1="2 11 6 4 2 2 2 2 2 4"/>
    <style:font-face style:name="Courier New" svg:font-family="Courier New" style:font-family-generic="modern" style:font-pitch="fixed" svg:panose-1="2 7 3 9 2 2 5 2 4 4"/>
    <style:font-face style:name="Faruma" svg:font-family="Faruma" style:font-family-generic="system" style:font-pitch="variable" svg:panose-1="2 0 5 0 3 2 0 9 0 0"/>
    <style:font-face style:name="MV Boli" svg:font-family="MV Boli" style:font-family-generic="system" style:font-pitch="variable" svg:panose-1="2 0 5 0 3 2 0 9 0 0"/>
    <style:font-face style:name="Century Schoolbook L" svg:font-family="Century Schoolbook L" style:font-family-generic="roman"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d" fo:country="ID"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margin-left="0.2361in">
        <style:tab-stops/>
      </style:paragraph-properties>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Footer" style:display-name="Footer" style:family="paragraph" style:parent-style-name="Standard">
      <style:paragraph-properties text:number-lines="false">
        <style:tab-stops>
          <style:tab-stop style:type="center" style:position="2.7541in"/>
          <style:tab-stop style:type="right" style:position="5.508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Linenumbering" style:display-name="Line numbering" style:family="text"/>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Courier New" style:font-name-complex="Liberation Mono"/>
    </style: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prefix="["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style:num-suffix="]"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prefix="[" style:num-suffix="]"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prefix="[" style:num-suffix="]"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prefix="[" style:num-suffix="]"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prefix="[" style:num-suffix="]"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prefix="[" style:num-suffix="]"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prefix="[" style:num-suffix="]"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prefix="[" style:num-suffix="]"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5in" fo:margin-bottom="1.0236in" fo:margin-right="1.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393in"/>
      </style:footer-style>
    </style:page-layout>
    <style:style style:name="P2" style:parent-style-name="Footer" style:family="paragraph">
      <style:paragraph-properties fo:text-align="center"/>
    </style:style>
    <style:style style:name="T3" style:parent-style-name="DefaultParagraphFont" style:family="text">
      <style:text-properties fo:font-size="12pt" style:font-size-asian="12pt"/>
    </style:style>
  </office:automatic-styles>
  <office:master-styles>
    <style:master-page style:name="MP0" style:page-layout-name="PL0">
      <style:footer>
        <text:p text:style-name="P2"><text:span text:style-name="T3"><text:page-number text:fixed="false">10</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x </meta:initial-creator>
    <dc:creator>Ahmed Zahir</dc:creator>
    <meta:creation-date>2014-01-29T00:30:00Z</meta:creation-date>
    <dc:date>2022-03-05T09:55:00Z</dc:date>
    <meta:template xlink:href="Normal.dotm" xlink:type="simple"/>
    <meta:editing-cycles>69</meta:editing-cycles>
    <meta:editing-duration>PT19680S</meta:editing-duration>
    <meta:document-statistic meta:page-count="8" meta:paragraph-count="46" meta:word-count="3454" meta:character-count="23102" meta:row-count="164" meta:non-whitespace-character-count="19694"/>
  </office:meta>
</office:document-meta>
</file>